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510000012F4DE1CC83.png" manifest:media-type="image/png"/>
  <manifest:file-entry manifest:full-path="Pictures/1000020100000151000000E2923CD31B.png" manifest:media-type="image/png"/>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120000012F9F0857B1.png" manifest:media-type="image/png"/>
  <manifest:file-entry manifest:full-path="Pictures/10000201000001C200000069E7F560D5.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3CE000002C0631C4DE1.png" manifest:media-type="image/png"/>
  <manifest:file-entry manifest:full-path="Pictures/100002010000020B00000161F503A29B.png" manifest:media-type="image/png"/>
  <manifest:file-entry manifest:full-path="Pictures/1000020100000228000001DD754DD73B.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2000001883FEB152F.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31000002944638040C.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1950000015BE38C27FD.png" manifest:media-type="image/png"/>
  <manifest:file-entry manifest:full-path="Pictures/10000201000001C200000220C2A78CE5.png" manifest:media-type="image/png"/>
  <manifest:file-entry manifest:full-path="Pictures/10000201000001120000014342F0B878.png" manifest:media-type="image/png"/>
  <manifest:file-entry manifest:full-path="Pictures/10000201000001C20000014C75806C01.png" manifest:media-type="image/png"/>
  <manifest:file-entry manifest:full-path="Pictures/10000201000001970000015B73432069.png" manifest:media-type="image/png"/>
  <manifest:file-entry manifest:full-path="manifest.rdf" manifest:media-type="application/rdf+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Monospace" svg:font-family="Monospace"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37" style:family="table">
      <style:table-properties style:width="17.013cm" fo:margin-left="0cm" fo:margin-right="-0.012cm" table:align="margins"/>
    </style:style>
    <style:style style:name="Table37.A" style:family="table-column">
      <style:table-column-properties style:column-width="4.498cm" style:rel-column-width="17326*"/>
    </style:style>
    <style:style style:name="Table37.B" style:family="table-column">
      <style:table-column-properties style:column-width="12.515cm" style:rel-column-width="48209*"/>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style>
    <style:style style:name="Table33.A" style:family="table-column">
      <style:table-column-properties style:column-width="2.91cm" style:rel-column-width="11211*"/>
    </style:style>
    <style:style style:name="Table33.B" style:family="table-column">
      <style:table-column-properties style:column-width="3.281cm" style:rel-column-width="12638*"/>
    </style:style>
    <style:style style:name="Table33.C" style:family="table-column">
      <style:table-column-properties style:column-width="10.821cm" style:rel-column-width="4168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fals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fals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fo:margin-right="-0.012cm" table:align="margins"/>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paragraph-properties fo:text-align="center" style:justify-single-word="false"/>
      <style:text-properties officeooo:paragraph-rsid="002f1e9b"/>
    </style:style>
    <style:style style:name="P5" style:family="paragraph" style:parent-style-name="Text_20_body">
      <style:paragraph-properties fo:text-align="center" style:justify-single-word="false"/>
      <style:text-properties officeooo:paragraph-rsid="003b1ae9"/>
    </style:style>
    <style:style style:name="P6"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rsid="00098d5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098d52"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rsid="002afa97"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text-properties officeooo:rsid="002afa97"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officeooo:rsid="002db4cc" officeooo:paragraph-rsid="002db4c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rsid="002ebdca" officeooo:paragraph-rsid="002ebdca"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officeooo:rsid="00292f4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officeooo:rsid="00292f4b" officeooo:paragraph-rsid="003b1a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92f4b"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0292f4b"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326c26" officeooo:paragraph-rsid="00326c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officeooo:rsid="003bac2d"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officeooo:paragraph-rsid="003bac2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officeooo:rsid="003ea5b6" officeooo:paragraph-rsid="003ea5b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officeooo:rsid="003fd31f" officeooo:paragraph-rsid="003fd31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officeooo:rsid="004982cb"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04c4caf" officeooo:paragraph-rsid="004c4caf"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officeooo:rsid="0055557a" officeooo:paragraph-rsid="0055557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officeooo:paragraph-rsid="0044628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rsid="005644b5" officeooo:paragraph-rsid="005644b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officeooo:rsid="00576553" officeooo:paragraph-rsid="0057655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text-properties officeooo:paragraph-rsid="0058d82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officeooo:rsid="002f1e9b"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officeooo:rsid="0058d82c" officeooo:paragraph-rsid="002f1e9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officeooo:rsid="005f0b90" officeooo:paragraph-rsid="005f0b9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f3aad" officeooo:paragraph-rsid="005f3aa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officeooo:rsid="005fb8ae" officeooo:paragraph-rsid="005fb8a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paragraph-rsid="006744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officeooo:rsid="0068a800" officeooo:paragraph-rsid="0068a80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officeooo:rsid="0070a0a0" officeooo:paragraph-rsid="0070a0a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713290" officeooo:paragraph-rsid="0071329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73d351"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officeooo:rsid="00746f48" officeooo:paragraph-rsid="00746f4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font-weight="bold" officeooo:paragraph-rsid="002db4cc"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font-weight="bold" officeooo:rsid="002db4cc" officeooo:paragraph-rsid="002db4cc"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font-weight="bold" officeooo:paragraph-rsid="002f1e9b"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font-weight="bold" officeooo:paragraph-rsid="00326c26"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font-weight="bold" officeooo:rsid="002afa97" officeooo:paragraph-rsid="003b1ae9"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font-weight="bold" officeooo:paragraph-rsid="003b1ae9"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font-weight="bold" officeooo:paragraph-rsid="004982cb"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font-weight="bold" officeooo:paragraph-rsid="006744af"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fo:font-weight="bold" officeooo:rsid="005dc0c3" officeooo:paragraph-rsid="005dc0c3" style:font-weight-asian="bold" style:font-weight-complex="bold"/>
    </style:style>
    <style:style style:name="P69" style:family="paragraph" style:parent-style-name="Text_20_body">
      <style:text-properties fo:font-weight="bold" officeooo:rsid="00746f48" officeooo:paragraph-rsid="00746f48" style:font-weight-asian="bold" style:font-weight-complex="bold"/>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font-variant="small-caps" officeooo:rsid="00292f4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font-variant="small-caps" officeooo:rsid="00292f4b"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font-variant="small-caps" officeooo:rsid="002db4cc" officeooo:paragraph-rsid="002db4cc" style:font-size-asian="10.5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font-variant="small-caps" officeooo:rsid="002f1e9b" officeooo:paragraph-rsid="002f1e9b" style:font-size-asian="10.5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font-variant="small-caps" officeooo:rsid="00326c26" officeooo:paragraph-rsid="00326c26" style:font-size-asian="10.5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font-variant="small-caps" officeooo:paragraph-rsid="003b1ae9" style:font-size-asian="10.5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font-variant="small-caps" officeooo:rsid="003bac2d" officeooo:paragraph-rsid="003bac2d" style:font-size-asian="10.5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font-variant="small-caps" officeooo:rsid="003fd31f" officeooo:paragraph-rsid="003fd31f" style:font-size-asian="10.5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font-variant="small-caps" officeooo:rsid="0055557a" officeooo:paragraph-rsid="0055557a" style:font-size-asian="10.5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font-variant="small-caps" officeooo:paragraph-rsid="006744af" style:font-size-asian="10.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font-variant="small-caps" officeooo:rsid="0068a800" officeooo:paragraph-rsid="0068a800" style:font-size-asian="10.5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small-caps" officeooo:rsid="0069a48b" officeooo:paragraph-rsid="0069a48b" style:font-size-asian="10.5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font-variant="small-caps" officeooo:rsid="0070a0a0" officeooo:paragraph-rsid="0070a0a0" style:font-size-asian="10.5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font-variant="small-caps" officeooo:rsid="00713290" officeooo:paragraph-rsid="00713290" style:font-size-asian="10.5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font-variant="small-caps" officeooo:rsid="0073d351" officeooo:paragraph-rsid="0073d351" style:font-size-asian="10.5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font-variant="small-caps" officeooo:rsid="00746f48" officeooo:paragraph-rsid="00746f48" style:font-size-asian="10.5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text-align="start" style:justify-single-word="false"/>
    </style:style>
    <style:style style:name="P96" style:family="paragraph" style:parent-style-name="Text_20_body">
      <style:paragraph-properties fo:text-align="start" style:justify-single-word="false"/>
      <style:text-properties officeooo:paragraph-rsid="0022f57f"/>
    </style:style>
    <style:style style:name="P97" style:family="paragraph" style:parent-style-name="Text_20_body">
      <style:text-properties style:font-name="Courier 10 Pitch" fo:font-size="9pt" style:font-size-asian="9pt" style:font-size-complex="9pt"/>
    </style:style>
    <style:style style:name="P98" style:family="paragraph" style:parent-style-name="Text_20_body">
      <style:text-properties style:font-name="Arial"/>
    </style:style>
    <style:style style:name="P99"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style:font-name="Arial" officeooo:rsid="0069a48b" officeooo:paragraph-rsid="0069a48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style:font-name="Arial" officeooo:rsid="006ade20" officeooo:paragraph-rsid="006ade2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106" style:family="paragraph" style:parent-style-name="Text_20_body">
      <style:text-properties fo:font-variant="normal" fo:text-transform="none" officeooo:rsid="004e3f90" officeooo:paragraph-rsid="004e3f90"/>
    </style:style>
    <style:style style:name="P107"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style:text-position="0% 100%" style:font-name="Arial2" officeooo:paragraph-rsid="004982c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officeooo:paragraph-rsid="00098d52"/>
    </style:style>
    <style:style style:name="P110" style:family="paragraph" style:parent-style-name="Text_20_body">
      <style:text-properties officeooo:rsid="00098d52" officeooo:paragraph-rsid="00098d52"/>
    </style:style>
    <style:style style:name="P111" style:family="paragraph" style:parent-style-name="Text_20_body">
      <style:text-properties officeooo:rsid="001a0c2b" officeooo:paragraph-rsid="001a0c2b"/>
    </style:style>
    <style:style style:name="P112" style:family="paragraph" style:parent-style-name="Text_20_body">
      <style:paragraph-properties fo:text-align="center" style:justify-single-word="false"/>
      <style:text-properties officeooo:rsid="001a37b4" officeooo:paragraph-rsid="001a37b4"/>
    </style:style>
    <style:style style:name="P113" style:family="paragraph" style:parent-style-name="Text_20_body">
      <style:paragraph-properties fo:text-align="start" style:justify-single-word="false"/>
      <style:text-properties officeooo:rsid="001a37b4" officeooo:paragraph-rsid="001c3777"/>
    </style:style>
    <style:style style:name="P114" style:family="paragraph" style:parent-style-name="Text_20_body">
      <style:text-properties officeooo:rsid="001a37b4" officeooo:paragraph-rsid="001dca1e"/>
    </style:style>
    <style:style style:name="P115" style:family="paragraph" style:parent-style-name="Text_20_body">
      <style:text-properties officeooo:paragraph-rsid="00218179"/>
    </style:style>
    <style:style style:name="P116"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117" style:family="paragraph" style:parent-style-name="Text_20_body">
      <style:text-properties officeooo:paragraph-rsid="0024d05d"/>
    </style:style>
    <style:style style:name="P118" style:family="paragraph" style:parent-style-name="Text_20_body">
      <style:text-properties style:font-name="Arial1"/>
    </style:style>
    <style:style style:name="P119" style:family="paragraph" style:parent-style-name="Text_20_body">
      <style:text-properties officeooo:rsid="00278239" officeooo:paragraph-rsid="00278239"/>
    </style:style>
    <style:style style:name="P120" style:family="paragraph" style:parent-style-name="Text_20_body">
      <style:text-properties officeooo:rsid="0027ac36" officeooo:paragraph-rsid="003b1ae9"/>
    </style:style>
    <style:style style:name="P121" style:family="paragraph" style:parent-style-name="Text_20_body">
      <style:text-properties officeooo:rsid="00285836" officeooo:paragraph-rsid="003b1ae9"/>
    </style:style>
    <style:style style:name="P122" style:family="paragraph" style:parent-style-name="Text_20_body">
      <style:paragraph-properties fo:text-align="start" style:justify-single-word="false"/>
      <style:text-properties officeooo:rsid="00292f4b" officeooo:paragraph-rsid="003b1ae9"/>
    </style:style>
    <style:style style:name="P123" style:family="paragraph" style:parent-style-name="Text_20_body">
      <style:paragraph-properties fo:text-align="center" style:justify-single-word="false"/>
      <style:text-properties officeooo:rsid="00292f4b" officeooo:paragraph-rsid="003b1ae9"/>
    </style:style>
    <style:style style:name="P124" style:family="paragraph" style:parent-style-name="Text_20_body">
      <style:text-properties officeooo:rsid="00292f4b" officeooo:paragraph-rsid="003b1ae9"/>
    </style:style>
    <style:style style:name="P125" style:family="paragraph" style:parent-style-name="Text_20_body">
      <style:text-properties officeooo:rsid="002db4cc" officeooo:paragraph-rsid="002db4cc"/>
    </style:style>
    <style:style style:name="P126" style:family="paragraph" style:parent-style-name="Text_20_body">
      <style:text-properties officeooo:paragraph-rsid="002db4cc"/>
    </style:style>
    <style:style style:name="P127" style:family="paragraph" style:parent-style-name="Text_20_body">
      <style:text-properties officeooo:paragraph-rsid="002f1e9b"/>
    </style:style>
    <style:style style:name="P128" style:family="paragraph" style:parent-style-name="Text_20_body">
      <style:text-properties officeooo:rsid="002f1e9b" officeooo:paragraph-rsid="002f1e9b"/>
    </style:style>
    <style:style style:name="P129" style:family="paragraph" style:parent-style-name="Text_20_body">
      <style:text-properties officeooo:rsid="00326c26" officeooo:paragraph-rsid="00326c26"/>
    </style:style>
    <style:style style:name="P130" style:family="paragraph" style:parent-style-name="Text_20_body">
      <style:text-properties officeooo:rsid="00326c26" officeooo:paragraph-rsid="00343a18"/>
    </style:style>
    <style:style style:name="P131" style:family="paragraph" style:parent-style-name="Text_20_body">
      <style:text-properties officeooo:paragraph-rsid="00326c26"/>
    </style:style>
    <style:style style:name="P132" style:family="paragraph" style:parent-style-name="Text_20_body">
      <style:paragraph-properties fo:text-align="start" style:justify-single-word="false"/>
      <style:text-properties officeooo:rsid="00343a18" officeooo:paragraph-rsid="00343a18"/>
    </style:style>
    <style:style style:name="P133" style:family="paragraph" style:parent-style-name="Text_20_body">
      <style:text-properties officeooo:rsid="00364f44" officeooo:paragraph-rsid="00364f44"/>
    </style:style>
    <style:style style:name="P134" style:family="paragraph" style:parent-style-name="Text_20_body">
      <style:text-properties officeooo:rsid="00364f44" officeooo:paragraph-rsid="004982cb"/>
    </style:style>
    <style:style style:name="P135" style:family="paragraph" style:parent-style-name="Text_20_body">
      <style:text-properties officeooo:rsid="0039dda0" officeooo:paragraph-rsid="0039dda0"/>
    </style:style>
    <style:style style:name="P136" style:family="paragraph" style:parent-style-name="Text_20_body">
      <style:text-properties officeooo:paragraph-rsid="003b1ae9"/>
    </style:style>
    <style:style style:name="P137" style:family="paragraph" style:parent-style-name="Text_20_body">
      <style:text-properties officeooo:paragraph-rsid="005158ef"/>
    </style:style>
    <style:style style:name="P138" style:family="paragraph" style:parent-style-name="Text_20_body">
      <style:text-properties officeooo:paragraph-rsid="004982cb"/>
    </style:style>
    <style:style style:name="P139" style:family="paragraph" style:parent-style-name="Text_20_body">
      <style:text-properties officeooo:rsid="003dc3e7" officeooo:paragraph-rsid="003dc3e7"/>
    </style:style>
    <style:style style:name="P140" style:family="paragraph" style:parent-style-name="Text_20_body">
      <style:text-properties officeooo:rsid="004173ad" officeooo:paragraph-rsid="004173ad"/>
    </style:style>
    <style:style style:name="P141" style:family="paragraph" style:parent-style-name="Text_20_body">
      <style:text-properties officeooo:rsid="004173ad" officeooo:paragraph-rsid="004258d2"/>
    </style:style>
    <style:style style:name="P142" style:family="paragraph" style:parent-style-name="Text_20_body">
      <style:text-properties officeooo:rsid="00349fbd" officeooo:paragraph-rsid="00349fbd"/>
    </style:style>
    <style:style style:name="P143" style:family="paragraph" style:parent-style-name="Text_20_body">
      <style:text-properties officeooo:paragraph-rsid="0053f868"/>
    </style:style>
    <style:style style:name="P144" style:family="paragraph" style:parent-style-name="Text_20_body">
      <style:text-properties officeooo:rsid="0054f9eb" officeooo:paragraph-rsid="0054f9eb"/>
    </style:style>
    <style:style style:name="P145" style:family="paragraph" style:parent-style-name="Text_20_body">
      <style:text-properties officeooo:paragraph-rsid="0055557a"/>
    </style:style>
    <style:style style:name="P146" style:family="paragraph" style:parent-style-name="Text_20_body">
      <style:text-properties officeooo:rsid="005644b5" officeooo:paragraph-rsid="005644b5"/>
    </style:style>
    <style:style style:name="P147" style:family="paragraph" style:parent-style-name="Text_20_body">
      <style:text-properties officeooo:rsid="0058d82c" officeooo:paragraph-rsid="0058d82c"/>
    </style:style>
    <style:style style:name="P148" style:family="paragraph" style:parent-style-name="Text_20_body">
      <style:text-properties officeooo:rsid="005bf0ed" officeooo:paragraph-rsid="005bf0ed"/>
    </style:style>
    <style:style style:name="P149" style:family="paragraph" style:parent-style-name="Text_20_body">
      <style:text-properties officeooo:rsid="005bf0ed" officeooo:paragraph-rsid="005dc0c3"/>
    </style:style>
    <style:style style:name="P150" style:family="paragraph" style:parent-style-name="Text_20_body">
      <style:text-properties officeooo:paragraph-rsid="005bf0ed"/>
    </style:style>
    <style:style style:name="P151" style:family="paragraph" style:parent-style-name="Text_20_body">
      <style:text-properties officeooo:rsid="005dc0c3" officeooo:paragraph-rsid="005dc0c3"/>
    </style:style>
    <style:style style:name="P152" style:family="paragraph" style:parent-style-name="Text_20_body">
      <style:text-properties officeooo:paragraph-rsid="005f0b90"/>
    </style:style>
    <style:style style:name="P153" style:family="paragraph" style:parent-style-name="Text_20_body">
      <style:text-properties officeooo:paragraph-rsid="005fb8ae"/>
    </style:style>
    <style:style style:name="P154" style:family="paragraph" style:parent-style-name="Text_20_body">
      <style:text-properties officeooo:rsid="005fb8ae" officeooo:paragraph-rsid="005fb8ae"/>
    </style:style>
    <style:style style:name="P155" style:family="paragraph" style:parent-style-name="Text_20_body">
      <style:text-properties officeooo:paragraph-rsid="0062381d"/>
    </style:style>
    <style:style style:name="P156" style:family="paragraph" style:parent-style-name="Text_20_body">
      <style:text-properties officeooo:paragraph-rsid="0063d16b"/>
    </style:style>
    <style:style style:name="P157" style:family="paragraph" style:parent-style-name="Text_20_body">
      <style:text-properties officeooo:paragraph-rsid="006744af"/>
    </style:style>
    <style:style style:name="P158" style:family="paragraph" style:parent-style-name="Text_20_body">
      <style:paragraph-properties fo:text-align="center" style:justify-single-word="false"/>
      <style:text-properties officeooo:rsid="006744af" officeooo:paragraph-rsid="006744af"/>
    </style:style>
    <style:style style:name="P159" style:family="paragraph" style:parent-style-name="Text_20_body">
      <style:text-properties officeooo:rsid="006744af" officeooo:paragraph-rsid="0068a800"/>
    </style:style>
    <style:style style:name="P160" style:family="paragraph" style:parent-style-name="Text_20_body">
      <style:text-properties officeooo:rsid="006ade20" officeooo:paragraph-rsid="006ade20"/>
    </style:style>
    <style:style style:name="P161" style:family="paragraph" style:parent-style-name="Text_20_body">
      <style:text-properties officeooo:rsid="006ade20" officeooo:paragraph-rsid="006d2b8a"/>
    </style:style>
    <style:style style:name="P162" style:family="paragraph" style:parent-style-name="Text_20_body">
      <style:paragraph-properties fo:text-align="start" style:justify-single-word="false"/>
      <style:text-properties officeooo:rsid="00576553" officeooo:paragraph-rsid="00576553"/>
    </style:style>
    <style:style style:name="P163" style:family="paragraph" style:parent-style-name="Text_20_body">
      <style:paragraph-properties fo:text-align="center" style:justify-single-word="false"/>
      <style:text-properties officeooo:rsid="00576553" officeooo:paragraph-rsid="00576553"/>
    </style:style>
    <style:style style:name="P164" style:family="paragraph" style:parent-style-name="Text_20_body">
      <style:text-properties officeooo:rsid="0055557a"/>
    </style:style>
    <style:style style:name="P165" style:family="paragraph" style:parent-style-name="Text_20_body">
      <style:text-properties officeooo:rsid="00746f48" officeooo:paragraph-rsid="00746f48"/>
    </style:style>
    <style:style style:name="P166" style:family="paragraph" style:parent-style-name="Text_20_body">
      <style:paragraph-properties fo:margin-top="0.21cm" fo:margin-bottom="0.21cm" style:contextual-spacing="false"/>
    </style:style>
    <style:style style:name="P167" style:family="paragraph" style:parent-style-name="Text_20_body">
      <style:paragraph-properties fo:margin-top="0.21cm" fo:margin-bottom="0.21cm" style:contextual-spacing="false" fo:text-align="center" style:justify-single-word="false"/>
    </style:style>
    <style:style style:name="P168" style:family="paragraph" style:parent-style-name="Text_20_body">
      <style:paragraph-properties fo:margin-top="0.21cm" fo:margin-bottom="0.21cm" style:contextual-spacing="false" fo:text-align="start" style:justify-single-word="false"/>
    </style:style>
    <style:style style:name="P169" style:family="paragraph" style:parent-style-name="Text_20_body">
      <style:paragraph-properties fo:margin-top="0.21cm" fo:margin-bottom="0.21cm" style:contextual-spacing="false"/>
      <style:text-properties officeooo:paragraph-rsid="000ab43f"/>
    </style:style>
    <style:style style:name="P170" style:family="paragraph" style:parent-style-name="Text_20_body">
      <style:paragraph-properties fo:margin-top="0.21cm" fo:margin-bottom="0.21cm" style:contextual-spacing="false"/>
      <style:text-properties officeooo:rsid="0022f57f" officeooo:paragraph-rsid="0022f57f"/>
    </style:style>
    <style:style style:name="P171" style:family="paragraph" style:parent-style-name="Text_20_body">
      <style:paragraph-properties fo:margin-top="0.21cm" fo:margin-bottom="0.21cm" style:contextual-spacing="false"/>
      <style:text-properties officeooo:rsid="00349fbd" officeooo:paragraph-rsid="004982cb"/>
    </style:style>
    <style:style style:name="P172" style:family="paragraph" style:parent-style-name="Text_20_body">
      <style:paragraph-properties fo:margin-top="0.21cm" fo:margin-bottom="0.21cm" style:contextual-spacing="false"/>
      <style:text-properties officeooo:rsid="00576553" officeooo:paragraph-rsid="00576553"/>
    </style:style>
    <style:style style:name="P173" style:family="paragraph" style:parent-style-name="Text_20_body" style:master-page-name="">
      <style:paragraph-properties fo:margin-top="0.21cm" fo:margin-bottom="0.21cm" style:contextual-spacing="false" style:page-number="auto"/>
    </style:style>
    <style:style style:name="P174"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175"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176" style:family="paragraph" style:parent-style-name="Standard">
      <style:paragraph-properties fo:margin-top="0.21cm" fo:margin-bottom="0.21cm" style:contextual-spacing="false" fo:text-align="center" style:justify-single-word="false"/>
    </style:style>
    <style:style style:name="P177" style:family="paragraph" style:parent-style-name="Text_20_body">
      <style:paragraph-properties fo:margin-top="0.21cm" fo:margin-bottom="0.21cm" style:contextual-spacing="false" fo:keep-with-next="auto"/>
      <style:text-properties officeooo:paragraph-rsid="0010295f"/>
    </style:style>
    <style:style style:name="P178" style:family="paragraph" style:parent-style-name="Text_20_body" style:master-page-name="">
      <style:paragraph-properties style:page-number="auto" fo:keep-with-next="always"/>
    </style:style>
    <style:style style:name="P179" style:family="paragraph" style:parent-style-name="Text_20_body" style:master-page-name="">
      <style:paragraph-properties fo:text-align="center" style:justify-single-word="false" style:page-number="auto" fo:keep-with-next="always"/>
    </style:style>
    <style:style style:name="P180" style:family="paragraph" style:parent-style-name="Text_20_body" style:master-page-name="">
      <style:paragraph-properties fo:text-align="start" style:justify-single-word="false" style:page-number="auto" fo:keep-with-next="always"/>
    </style:style>
    <style:style style:name="P181" style:family="paragraph" style:parent-style-name="Text_20_body" style:master-page-name="">
      <style:paragraph-properties style:page-number="auto" fo:keep-with-next="always"/>
      <style:text-properties officeooo:paragraph-rsid="003b1ae9"/>
    </style:style>
    <style:style style:name="P182" style:family="paragraph" style:parent-style-name="Text_20_body" style:master-page-name="">
      <style:paragraph-properties style:page-number="auto" fo:keep-with-next="always"/>
      <style:text-properties officeooo:rsid="006744af" officeooo:paragraph-rsid="006744af"/>
    </style:style>
    <style:style style:name="P183" style:family="paragraph" style:parent-style-name="Text_20_body" style:master-page-name="">
      <style:paragraph-properties style:page-number="auto"/>
      <style:text-properties officeooo:paragraph-rsid="005644b5"/>
    </style:style>
    <style:style style:name="P184" style:family="paragraph" style:parent-style-name="Text_20_body">
      <style:paragraph-properties fo:margin-top="0cm" fo:margin-bottom="0cm" style:contextual-spacing="false" fo:text-align="center" style:justify-single-word="false"/>
    </style:style>
    <style:style style:name="P185"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186" style:family="paragraph" style:parent-style-name="Text_20_body">
      <style:paragraph-properties fo:keep-with-next="always"/>
    </style:style>
    <style:style style:name="P187"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paragraph-properties fo:keep-with-next="always"/>
      <style:text-properties officeooo:paragraph-rsid="002f1e9b"/>
    </style:style>
    <style:style style:name="P191" style:family="paragraph" style:parent-style-name="Text_20_body">
      <style:paragraph-properties fo:margin-top="0cm" fo:margin-bottom="0.21cm" style:contextual-spacing="false"/>
    </style:style>
    <style:style style:name="P192" style:family="paragraph" style:parent-style-name="Text_20_body">
      <style:paragraph-properties fo:margin-top="0cm" fo:margin-bottom="0.21cm" style:contextual-spacing="false" fo:text-align="center" style:justify-single-word="false"/>
    </style:style>
    <style:style style:name="P193" style:family="paragraph" style:parent-style-name="Text_20_body">
      <style:paragraph-properties fo:keep-with-next="auto"/>
    </style:style>
    <style:style style:name="P194" style:family="paragraph" style:parent-style-name="Text_20_body">
      <style:paragraph-properties fo:keep-with-next="auto"/>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ext_20_body">
      <style:paragraph-properties fo:keep-with-next="auto"/>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paragraph-properties fo:keep-with-next="auto"/>
      <style:text-properties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list-style-name="L2"/>
    <style:style style:name="P198" style:family="paragraph" style:parent-style-name="Standard" style:list-style-name="L2">
      <style:text-properties officeooo:paragraph-rsid="003b1ae9"/>
    </style:style>
    <style:style style:name="P199" style:family="paragraph" style:parent-style-name="Standard" style:list-style-name="L2">
      <style:text-properties officeooo:paragraph-rsid="002f1e9b"/>
    </style:style>
    <style:style style:name="P200" style:family="paragraph" style:parent-style-name="Standard" style:list-style-name="L2">
      <style:text-properties officeooo:rsid="0007ccff" officeooo:paragraph-rsid="0007ccff"/>
    </style:style>
    <style:style style:name="P201" style:family="paragraph" style:parent-style-name="Standard" style:list-style-name="L2">
      <style:text-properties officeooo:rsid="0010295f" officeooo:paragraph-rsid="0010295f"/>
    </style:style>
    <style:style style:name="P202" style:family="paragraph" style:parent-style-name="Standard" style:list-style-name="L2">
      <style:text-properties officeooo:rsid="0073d351" officeooo:paragraph-rsid="0073d351"/>
    </style:style>
    <style:style style:name="P203" style:family="paragraph" style:parent-style-name="Standard" style:list-style-name="L2">
      <style:text-properties officeooo:rsid="0055557a" officeooo:paragraph-rsid="0055557a"/>
    </style:style>
    <style:style style:name="P204" style:family="paragraph" style:parent-style-name="Standard" style:list-style-name="L2">
      <style:text-properties officeooo:rsid="00746f48" officeooo:paragraph-rsid="00746f48"/>
    </style:style>
    <style:style style:name="P205" style:family="paragraph" style:parent-style-name="Standard" style:list-style-name="L2">
      <style:text-properties officeooo:rsid="0027ac36" officeooo:paragraph-rsid="003b1ae9"/>
    </style:style>
    <style:style style:name="P206" style:family="paragraph" style:parent-style-name="Standard" style:list-style-name="L2">
      <style:text-properties officeooo:rsid="005bf0ed" officeooo:paragraph-rsid="005bf0ed"/>
    </style:style>
    <style:style style:name="P207" style:family="paragraph" style:parent-style-name="Standard" style:list-style-name="L2">
      <style:text-properties officeooo:rsid="002f1e9b" officeooo:paragraph-rsid="002f1e9b"/>
    </style:style>
    <style:style style:name="P208" style:family="paragraph" style:parent-style-name="Standard" style:list-style-name="L2">
      <style:text-properties officeooo:rsid="005fb8ae" officeooo:paragraph-rsid="005fb8ae"/>
    </style:style>
    <style:style style:name="P209" style:family="paragraph" style:parent-style-name="Standard" style:list-style-name="L2">
      <style:text-properties officeooo:rsid="0063d16b" officeooo:paragraph-rsid="0063d16b"/>
    </style:style>
    <style:style style:name="P210" style:family="paragraph" style:parent-style-name="Standard" style:list-style-name="L2">
      <style:text-properties officeooo:rsid="006ade20" officeooo:paragraph-rsid="006ade20"/>
    </style:style>
    <style:style style:name="P211" style:family="paragraph" style:parent-style-name="Text_20_body" style:list-style-name="L1"/>
    <style:style style:name="P212" style:family="paragraph" style:parent-style-name="Text_20_body" style:list-style-name="L1">
      <style:text-properties officeooo:paragraph-rsid="005158ef"/>
    </style:style>
    <style:style style:name="P213" style:family="paragraph" style:parent-style-name="Text_20_body" style:list-style-name="L1">
      <style:text-properties fo:font-variant="small-caps"/>
    </style:style>
    <style:style style:name="P214" style:family="paragraph" style:parent-style-name="Text_20_body" style:list-style-name="L1">
      <style:text-properties fo:font-variant="small-caps" officeooo:rsid="00278239" officeooo:paragraph-rsid="00278239"/>
    </style:style>
    <style:style style:name="P215" style:family="paragraph" style:parent-style-name="Text_20_body" style:list-style-name="L1">
      <style:text-properties fo:font-variant="small-caps" officeooo:rsid="00446285" officeooo:paragraph-rsid="00446285"/>
    </style:style>
    <style:style style:name="P216" style:family="paragraph" style:parent-style-name="Text_20_body" style:list-style-name="L10">
      <style:text-properties fo:font-variant="small-caps" style:font-size-asian="10.5pt"/>
    </style:style>
    <style:style style:name="P217" style:family="paragraph" style:parent-style-name="Text_20_body" style:list-style-name="L11">
      <style:text-properties fo:font-variant="small-caps" style:font-size-asian="10.5pt"/>
    </style:style>
    <style:style style:name="P218" style:family="paragraph" style:parent-style-name="Text_20_body">
      <style:text-properties fo:font-variant="small-caps" officeooo:rsid="00749404" officeooo:paragraph-rsid="00749404" style:font-size-asian="10.5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text-properties officeooo:rsid="00746f48" officeooo:paragraph-rsid="0073d351"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list-style-name="L13">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text-properties officeooo:rsid="00749404" officeooo:paragraph-rsid="00749404"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list-style-name="L3"/>
    <style:style style:name="P223" style:family="paragraph" style:parent-style-name="Text_20_body" style:list-style-name="L2"/>
    <style:style style:name="P224" style:family="paragraph" style:parent-style-name="Text_20_body" style:list-style-name="L4">
      <style:text-properties officeooo:rsid="0027ac36" officeooo:paragraph-rsid="003b1ae9"/>
    </style:style>
    <style:style style:name="P225" style:family="paragraph" style:parent-style-name="Text_20_body" style:list-style-name="L5">
      <style:text-properties officeooo:rsid="0027ac36" officeooo:paragraph-rsid="003b1ae9"/>
    </style:style>
    <style:style style:name="P226" style:family="paragraph" style:parent-style-name="Text_20_body" style:list-style-name="L7">
      <style:text-properties officeooo:rsid="0027ac36" officeooo:paragraph-rsid="0058d82c"/>
    </style:style>
    <style:style style:name="P227" style:family="paragraph" style:parent-style-name="Text_20_body" style:list-style-name="L6">
      <style:text-properties officeooo:rsid="00285836" officeooo:paragraph-rsid="003b1ae9"/>
    </style:style>
    <style:style style:name="P228" style:family="paragraph" style:parent-style-name="Text_20_body" style:list-style-name="L7">
      <style:text-properties officeooo:paragraph-rsid="0058d82c"/>
    </style:style>
    <style:style style:name="P229" style:family="paragraph" style:parent-style-name="Text_20_body" style:list-style-name="L7">
      <style:text-properties officeooo:rsid="0058d82c" officeooo:paragraph-rsid="0058d82c"/>
    </style:style>
    <style:style style:name="P230" style:family="paragraph" style:parent-style-name="Text_20_body" style:list-style-name="L8">
      <style:text-properties officeooo:rsid="0058d82c" officeooo:paragraph-rsid="0058d82c"/>
    </style:style>
    <style:style style:name="P231" style:family="paragraph" style:parent-style-name="Text_20_body" style:list-style-name="L8">
      <style:text-properties officeooo:rsid="00292f4b" officeooo:paragraph-rsid="003b1ae9"/>
    </style:style>
    <style:style style:name="P232" style:family="paragraph" style:parent-style-name="Text_20_body" style:list-style-name="L8">
      <style:text-properties officeooo:rsid="00292f4b" officeooo:paragraph-rsid="0058d82c"/>
    </style:style>
    <style:style style:name="P233" style:family="paragraph" style:parent-style-name="Text_20_body">
      <style:text-properties officeooo:rsid="00292f4b" officeooo:paragraph-rsid="0076fe7e"/>
    </style:style>
    <style:style style:name="P234" style:family="paragraph" style:parent-style-name="Text_20_body" style:list-style-name="L8">
      <style:text-properties officeooo:rsid="002b86ca" officeooo:paragraph-rsid="003b1ae9"/>
    </style:style>
    <style:style style:name="P235" style:family="paragraph" style:parent-style-name="Text_20_body">
      <style:text-properties officeooo:rsid="002b86ca" officeooo:paragraph-rsid="00749404"/>
    </style:style>
    <style:style style:name="P236" style:family="paragraph" style:parent-style-name="Text_20_body" style:list-style-name="L9">
      <style:text-properties officeooo:paragraph-rsid="004258d2"/>
    </style:style>
    <style:style style:name="P237" style:family="paragraph" style:parent-style-name="Text_20_body" style:list-style-name="L9">
      <style:text-properties officeooo:rsid="004173ad" officeooo:paragraph-rsid="004258d2"/>
    </style:style>
    <style:style style:name="P238" style:family="paragraph" style:parent-style-name="Text_20_body" style:list-style-name="L9">
      <style:text-properties officeooo:rsid="004173ad" officeooo:paragraph-rsid="004173ad"/>
    </style:style>
    <style:style style:name="P239" style:family="paragraph" style:parent-style-name="Text_20_body" style:list-style-name="L11"/>
    <style:style style:name="P240" style:family="paragraph" style:parent-style-name="Text_20_body" style:list-style-name="L12"/>
    <style:style style:name="P241" style:family="paragraph" style:parent-style-name="Text_20_body" style:list-style-name="L12">
      <style:text-properties officeooo:paragraph-rsid="004982cb"/>
    </style:style>
    <style:style style:name="P242" style:family="paragraph" style:parent-style-name="Text_20_body" style:list-style-name="L14"/>
    <style:style style:name="P243" style:family="paragraph" style:parent-style-name="Text_20_body" style:list-style-name="L15"/>
    <style:style style:name="P244" style:family="paragraph" style:parent-style-name="Text_20_body" style:list-style-name="L16"/>
    <style:style style:name="P245" style:family="paragraph" style:parent-style-name="Text_20_body" style:list-style-name="L17">
      <style:text-properties officeooo:paragraph-rsid="006ade20"/>
    </style:style>
    <style:style style:name="P246" style:family="paragraph" style:parent-style-name="Text_20_body" style:list-style-name="L17">
      <style:text-properties officeooo:rsid="006b5290" officeooo:paragraph-rsid="006b5290"/>
    </style:style>
    <style:style style:name="P247" style:family="paragraph" style:parent-style-name="Text_20_body" style:list-style-name="L17">
      <style:text-properties officeooo:rsid="006d2b8a" officeooo:paragraph-rsid="006d2b8a"/>
    </style:style>
    <style:style style:name="P248" style:family="paragraph" style:parent-style-name="Text_20_body" style:list-style-name="L18">
      <style:paragraph-properties fo:text-align="start" style:justify-single-word="false"/>
    </style:style>
    <style:style style:name="P249" style:family="paragraph" style:parent-style-name="Text_20_body">
      <style:text-properties officeooo:paragraph-rsid="00749404"/>
    </style:style>
    <style:style style:name="P250" style:family="paragraph" style:parent-style-name="Text_20_body">
      <style:text-properties fo:font-weight="bold" officeooo:paragraph-rsid="00749404" style:font-size-asian="12pt" style:font-style-asian="normal" style:font-weight-asian="bold" style:font-size-complex="12pt" style:font-style-complex="normal" style:font-weight-complex="bold" style:text-overline-style="none" style:text-overline-color="font-color"/>
    </style:style>
    <style:style style:name="P251" style:family="paragraph" style:parent-style-name="Text_20_body">
      <style:text-properties officeooo:rsid="00749404" officeooo:paragraph-rsid="00749404"/>
    </style:style>
    <style:style style:name="P252" style:family="paragraph" style:parent-style-name="Text_20_body">
      <style:text-properties officeooo:rsid="00749404" officeooo:paragraph-rsid="0075f17c"/>
    </style:style>
    <style:style style:name="P253" style:family="paragraph" style:parent-style-name="Text_20_body">
      <style:text-properties officeooo:rsid="0076fe7e" officeooo:paragraph-rsid="0076fe7e"/>
    </style:style>
    <style:style style:name="P254" style:family="paragraph" style:parent-style-name="Text_20_body">
      <style:text-properties officeooo:rsid="0076fe7e" officeooo:paragraph-rsid="0078982d"/>
    </style:style>
    <style:style style:name="P255" style:family="paragraph" style:parent-style-name="Text_20_body">
      <style:text-properties officeooo:rsid="007971b7" officeooo:paragraph-rsid="007971b7"/>
    </style:style>
    <style:style style:name="P256" style:family="paragraph" style:parent-style-name="Text_20_body" style:list-style-name="L12">
      <style:paragraph-properties fo:margin-top="0cm" fo:margin-bottom="0cm" style:contextual-spacing="false"/>
    </style:style>
    <style:style style:name="P257" style:family="paragraph" style:parent-style-name="Text_20_body" style:list-style-name="L12">
      <style:paragraph-properties fo:margin-top="0cm" fo:margin-bottom="0cm" style:contextual-spacing="false"/>
      <style:text-properties officeooo:paragraph-rsid="004982cb"/>
    </style:style>
    <style:style style:name="P258" style:family="paragraph" style:parent-style-name="Text_20_body" style:list-style-name="L13">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Heading_20_1">
      <style:text-properties fo:font-variant="small-caps" officeooo:paragraph-rsid="003b1ae9"/>
    </style:style>
    <style:style style:name="P260" style:family="paragraph" style:parent-style-name="Heading_20_1">
      <style:text-properties fo:font-variant="small-caps" officeooo:paragraph-rsid="002f1e9b"/>
    </style:style>
    <style:style style:name="P261" style:family="paragraph" style:parent-style-name="Heading_20_1">
      <style:text-properties officeooo:paragraph-rsid="002f1e9b"/>
    </style:style>
    <style:style style:name="P262" style:family="paragraph" style:parent-style-name="Heading_20_1">
      <style:paragraph-properties fo:break-before="page"/>
    </style:style>
    <style:style style:name="P263" style:family="paragraph" style:parent-style-name="Heading_20_1">
      <style:paragraph-properties fo:break-before="page"/>
      <style:text-properties fo:font-variant="small-caps"/>
    </style:style>
    <style:style style:name="P264" style:family="paragraph" style:parent-style-name="Heading_20_1">
      <style:paragraph-properties fo:break-before="page"/>
      <style:text-properties fo:font-variant="small-caps" officeooo:paragraph-rsid="003b1ae9"/>
    </style:style>
    <style:style style:name="P265" style:family="paragraph" style:parent-style-name="Heading_20_1">
      <style:paragraph-properties fo:break-before="page"/>
      <style:text-properties fo:font-variant="small-caps" officeooo:paragraph-rsid="0063d16b"/>
    </style:style>
    <style:style style:name="P266" style:family="paragraph" style:parent-style-name="Heading_20_1">
      <style:paragraph-properties fo:break-before="page"/>
      <style:text-properties officeooo:paragraph-rsid="0027ac36"/>
    </style:style>
    <style:style style:name="P267" style:family="paragraph" style:parent-style-name="Heading_20_1">
      <style:paragraph-properties fo:break-before="page"/>
      <style:text-properties officeooo:rsid="0054f9eb" officeooo:paragraph-rsid="0063d16b"/>
    </style:style>
    <style:style style:name="P268" style:family="paragraph" style:parent-style-name="Heading_20_1" style:master-page-name="">
      <style:paragraph-properties style:page-number="auto" fo:break-before="page"/>
      <style:text-properties fo:font-variant="small-caps"/>
    </style:style>
    <style:style style:name="P269" style:family="paragraph" style:parent-style-name="Heading_20_2">
      <style:text-properties officeooo:paragraph-rsid="003b1ae9"/>
    </style:style>
    <style:style style:name="P270" style:family="paragraph" style:parent-style-name="Heading_20_2">
      <style:text-properties officeooo:paragraph-rsid="002f1e9b"/>
    </style:style>
    <style:style style:name="P271" style:family="paragraph" style:parent-style-name="Heading_20_2">
      <style:text-properties officeooo:rsid="0039dda0" officeooo:paragraph-rsid="0039dda0"/>
    </style:style>
    <style:style style:name="P272" style:family="paragraph" style:parent-style-name="Heading_20_2">
      <style:text-properties officeooo:paragraph-rsid="00306e6b"/>
    </style:style>
    <style:style style:name="P273" style:family="paragraph" style:parent-style-name="Heading_20_2">
      <style:text-properties officeooo:rsid="00364f44"/>
    </style:style>
    <style:style style:name="P274" style:family="paragraph" style:parent-style-name="Heading_20_2">
      <style:text-properties officeooo:rsid="001a0c2b" officeooo:paragraph-rsid="001a0c2b"/>
    </style:style>
    <style:style style:name="P275" style:family="paragraph" style:parent-style-name="Heading_20_2">
      <style:text-properties officeooo:paragraph-rsid="00218179"/>
    </style:style>
    <style:style style:name="P276" style:family="paragraph" style:parent-style-name="Heading_20_2">
      <style:text-properties officeooo:paragraph-rsid="0063d16b"/>
    </style:style>
    <style:style style:name="P277" style:family="paragraph" style:parent-style-name="Heading_20_2">
      <style:text-properties officeooo:paragraph-rsid="006744af"/>
    </style:style>
    <style:style style:name="P278" style:family="paragraph" style:parent-style-name="Heading_20_2">
      <style:text-properties officeooo:rsid="00098d52" officeooo:paragraph-rsid="00098d52"/>
    </style:style>
    <style:style style:name="P279" style:family="paragraph" style:parent-style-name="Heading_20_2">
      <style:text-properties officeooo:paragraph-rsid="00098d52"/>
    </style:style>
    <style:style style:name="P280" style:family="paragraph" style:parent-style-name="Heading_20_2">
      <style:text-properties style:font-name="Arial1"/>
    </style:style>
    <style:style style:name="P281" style:family="paragraph" style:parent-style-name="Heading_20_2">
      <style:text-properties officeooo:paragraph-rsid="00749404"/>
    </style:style>
    <style:style style:name="P282" style:family="paragraph" style:parent-style-name="Heading_20_2">
      <style:paragraph-properties fo:break-before="page"/>
    </style:style>
    <style:style style:name="P283" style:family="paragraph" style:parent-style-name="Heading_20_3">
      <style:text-properties officeooo:rsid="0055557a" officeooo:paragraph-rsid="00713290"/>
    </style:style>
    <style:style style:name="P284" style:family="paragraph" style:parent-style-name="Heading_20_3">
      <style:text-properties officeooo:paragraph-rsid="0055557a"/>
    </style:style>
    <style:style style:name="P285" style:family="paragraph" style:parent-style-name="Heading_20_3">
      <style:text-properties officeooo:rsid="0027ac36" officeooo:paragraph-rsid="003b1ae9"/>
    </style:style>
    <style:style style:name="P286" style:family="paragraph" style:parent-style-name="Heading_20_3">
      <style:text-properties officeooo:paragraph-rsid="003b1ae9"/>
    </style:style>
    <style:style style:name="P287" style:family="paragraph" style:parent-style-name="Heading_20_3">
      <style:text-properties officeooo:rsid="002db4cc" officeooo:paragraph-rsid="002db4cc"/>
    </style:style>
    <style:style style:name="P288" style:family="paragraph" style:parent-style-name="Heading_20_3">
      <style:text-properties officeooo:paragraph-rsid="002f1e9b"/>
    </style:style>
    <style:style style:name="P289" style:family="paragraph" style:parent-style-name="Heading_20_3">
      <style:text-properties officeooo:paragraph-rsid="004982cb"/>
    </style:style>
    <style:style style:name="P290" style:family="paragraph" style:parent-style-name="Heading_20_3">
      <style:text-properties officeooo:paragraph-rsid="006744af"/>
    </style:style>
    <style:style style:name="P291" style:family="paragraph" style:parent-style-name="Heading_20_3">
      <style:text-properties officeooo:rsid="006ade20" officeooo:paragraph-rsid="006ade20"/>
    </style:style>
    <style:style style:name="P292" style:family="paragraph" style:parent-style-name="Heading_20_3">
      <style:paragraph-properties fo:keep-with-next="auto"/>
    </style:style>
    <style:style style:name="P293" style:family="paragraph" style:parent-style-name="Heading_20_3">
      <style:paragraph-properties fo:keep-with-next="auto"/>
      <style:text-properties officeooo:paragraph-rsid="0010295f"/>
    </style:style>
    <style:style style:name="P294" style:family="paragraph" style:parent-style-name="Heading_20_3">
      <style:paragraph-properties fo:margin-top="0.22cm" fo:margin-bottom="0.21cm" style:contextual-spacing="false"/>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7cm" style:type="right" style:leader-style="dotted" style:leader-text="."/>
        </style:tab-stops>
      </style:paragraph-properties>
    </style:style>
    <style:style style:name="P297" style:family="paragraph" style:parent-style-name="Contents_20_3">
      <style:paragraph-properties>
        <style:tab-stops>
          <style:tab-stop style:position="17cm" style:type="right" style:leader-style="dotted" style:leader-text="."/>
        </style:tab-stops>
      </style:paragraph-properties>
    </style:style>
    <style:style style:name="P298" style:family="paragraph" style:parent-style-name="Heading_20_4">
      <style:text-properties officeooo:paragraph-rsid="003b1ae9"/>
    </style:style>
    <style:style style:name="P299" style:family="paragraph" style:parent-style-name="Heading_20_4">
      <style:text-properties officeooo:paragraph-rsid="0058d82c"/>
    </style:style>
    <style:style style:name="P300" style:family="paragraph" style:parent-style-name="Heading_20_4">
      <style:text-properties officeooo:paragraph-rsid="00749404"/>
    </style:style>
    <style:style style:name="P301"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0% 100%" style:font-name="Arial2" officeooo:rsid="004c4caf"/>
    </style:style>
    <style:style style:name="T3" style:family="text">
      <style:text-properties style:text-position="sub 58%"/>
    </style:style>
    <style:style style:name="T4" style:family="text">
      <style:text-properties style:text-position="sub 58%" style:font-name="DejaVu Sans"/>
    </style:style>
    <style:style style:name="T5" style:family="text">
      <style:text-properties style:text-position="sub 58%" style:font-name="Arial1"/>
    </style:style>
    <style:style style:name="T6" style:family="text">
      <style:text-properties fo:font-variant="small-caps"/>
    </style:style>
    <style:style style:name="T7" style:family="text">
      <style:text-properties fo:font-variant="small-caps" style:font-size-asian="10.5pt"/>
    </style:style>
    <style:style style:name="T8" style:family="text">
      <style:text-properties fo:font-variant="small-caps" officeooo:rsid="00129675" style:font-size-asian="10.5pt"/>
    </style:style>
    <style:style style:name="T9" style:family="text">
      <style:text-properties fo:font-variant="small-caps" officeooo:rsid="0007ccff"/>
    </style:style>
    <style:style style:name="T10" style:family="text">
      <style:text-properties fo:font-variant="small-caps" officeooo:rsid="0010295f"/>
    </style:style>
    <style:style style:name="T11" style:family="text">
      <style:text-properties fo:font-variant="small-caps" officeooo:rsid="00218179"/>
    </style:style>
    <style:style style:name="T12" style:family="text">
      <style:text-properties fo:font-variant="small-caps" officeooo:rsid="00292f4b"/>
    </style:style>
    <style:style style:name="T13" style:family="text">
      <style:text-properties fo:font-variant="small-caps" officeooo:rsid="0027ac36"/>
    </style:style>
    <style:style style:name="T14" style:family="text">
      <style:text-properties fo:font-variant="small-caps" officeooo:rsid="002b86ca"/>
    </style:style>
    <style:style style:name="T15" style:family="text">
      <style:text-properties fo:font-variant="small-caps" officeooo:rsid="002ebdca"/>
    </style:style>
    <style:style style:name="T16" style:family="text">
      <style:text-properties fo:font-variant="small-caps" officeooo:rsid="00306e6b"/>
    </style:style>
    <style:style style:name="T17" style:family="text">
      <style:text-properties fo:font-variant="small-caps" officeooo:rsid="002f1e9b"/>
    </style:style>
    <style:style style:name="T18" style:family="text">
      <style:text-properties fo:font-variant="small-caps" officeooo:rsid="001a37b4"/>
    </style:style>
    <style:style style:name="T19" style:family="text">
      <style:text-properties fo:font-variant="small-caps" officeooo:rsid="004173ad"/>
    </style:style>
    <style:style style:name="T20" style:family="text">
      <style:text-properties fo:font-variant="small-caps" officeooo:rsid="003bac2d"/>
    </style:style>
    <style:style style:name="T21"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font-variant="small-caps" officeooo:rsid="00306e6b"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font-variant="small-caps" officeooo:rsid="004c4caf"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font-variant="small-caps" officeooo:rsid="004acad0"/>
    </style:style>
    <style:style style:name="T25" style:family="text">
      <style:text-properties fo:font-variant="small-caps" officeooo:rsid="004c4caf"/>
    </style:style>
    <style:style style:name="T26" style:family="text">
      <style:text-properties fo:font-variant="small-caps" officeooo:rsid="005158ef"/>
    </style:style>
    <style:style style:name="T27" style:family="text">
      <style:text-properties fo:font-variant="small-caps" officeooo:rsid="0055557a"/>
    </style:style>
    <style:style style:name="T28" style:family="text">
      <style:text-properties fo:font-variant="small-caps" officeooo:rsid="00576553"/>
    </style:style>
    <style:style style:name="T29" style:family="text">
      <style:text-properties fo:font-variant="small-caps" officeooo:rsid="0058d82c"/>
    </style:style>
    <style:style style:name="T30" style:family="text">
      <style:text-properties fo:font-variant="small-caps" officeooo:rsid="006146e5"/>
    </style:style>
    <style:style style:name="T31" style:family="text">
      <style:text-properties fo:font-variant="small-caps" officeooo:rsid="00623ff0"/>
    </style:style>
    <style:style style:name="T32" style:family="text">
      <style:text-properties fo:font-variant="small-caps" officeooo:rsid="0063d16b"/>
    </style:style>
    <style:style style:name="T33" style:family="text">
      <style:text-properties fo:font-variant="small-caps" officeooo:rsid="006744af"/>
    </style:style>
    <style:style style:name="T34" style:family="text">
      <style:text-properties fo:font-variant="small-caps" officeooo:rsid="006b5290"/>
    </style:style>
    <style:style style:name="T35" style:family="text">
      <style:text-properties fo:font-variant="small-caps" officeooo:rsid="006d2b8a"/>
    </style:style>
    <style:style style:name="T36" style:family="text">
      <style:text-properties fo:font-variant="small-caps" officeooo:rsid="006ade20"/>
    </style:style>
    <style:style style:name="T37" style:family="text">
      <style:text-properties fo:font-variant="small-caps" officeooo:rsid="0071a287"/>
    </style:style>
    <style:style style:name="T38" style:family="text">
      <style:text-properties fo:font-variant="small-caps" officeooo:rsid="0073d351"/>
    </style:style>
    <style:style style:name="T39" style:family="text">
      <style:text-properties fo:font-variant="small-caps" officeooo:rsid="007a7218"/>
    </style:style>
    <style:style style:name="T40" style:family="text">
      <style:text-properties style:font-name="Arial"/>
    </style:style>
    <style:style style:name="T41" style:family="text">
      <style:text-properties style:font-name="Arial1"/>
    </style:style>
    <style:style style:name="T42"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43" style:family="text">
      <style:text-properties officeooo:rsid="00306e6b" style:font-size-asian="12pt" style:font-style-asian="normal" style:font-weight-asian="normal" style:font-size-complex="12pt" style:font-style-complex="normal" style:font-weight-complex="normal" style:text-overline-style="none" style:text-overline-color="font-color"/>
    </style:style>
    <style:style style:name="T44" style:family="text">
      <style:text-properties officeooo:rsid="00326c26"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officeooo:rsid="00292f4b"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officeooo:rsid="00343a18"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officeooo:rsid="004c4caf"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font-style="italic" style:font-style-asian="italic" style:font-style-complex="italic"/>
    </style:style>
    <style:style style:name="T49" style:family="text">
      <style:text-properties fo:font-style="italic" officeooo:rsid="004acad0" style:font-style-asian="italic" style:font-style-complex="italic"/>
    </style:style>
    <style:style style:name="T50" style:family="text">
      <style:text-properties fo:font-style="normal"/>
    </style:style>
    <style:style style:name="T51" style:family="text">
      <style:text-properties style:font-name="Arial2"/>
    </style:style>
    <style:style style:name="T52" style:family="text">
      <style:text-properties fo:font-variant="normal" fo:text-transform="none"/>
    </style:style>
    <style:style style:name="T53"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54" style:family="text">
      <style:text-properties fo:font-variant="normal" fo:text-transform="none" fo:color="#000000" fo:font-size="12pt" fo:letter-spacing="normal" fo:font-style="normal" fo:font-weight="normal" style:font-size-asian="12pt" style:font-size-complex="12pt"/>
    </style:style>
    <style:style style:name="T55" style:family="text">
      <style:text-properties fo:font-variant="normal" fo:text-transform="none" style:font-size-asian="10.5pt"/>
    </style:style>
    <style:style style:name="T56" style:family="text">
      <style:text-properties fo:font-variant="normal" fo:text-transform="none" officeooo:rsid="004c4caf" style:font-size-asian="10.5pt"/>
    </style:style>
    <style:style style:name="T57" style:family="text">
      <style:text-properties fo:font-variant="normal" fo:text-transform="none" officeooo:rsid="004c4caf"/>
    </style:style>
    <style:style style:name="T58" style:family="text">
      <style:text-properties fo:font-variant="normal" fo:text-transform="none" officeooo:rsid="005158ef"/>
    </style:style>
    <style:style style:name="T59" style:family="text">
      <style:text-properties officeooo:rsid="0007ccff"/>
    </style:style>
    <style:style style:name="T60" style:family="text">
      <style:text-properties officeooo:rsid="00098d52"/>
    </style:style>
    <style:style style:name="T61" style:family="text">
      <style:text-properties officeooo:rsid="000ab43f"/>
    </style:style>
    <style:style style:name="T62" style:family="text">
      <style:text-properties officeooo:rsid="0010295f"/>
    </style:style>
    <style:style style:name="T63" style:family="text">
      <style:text-properties officeooo:rsid="0013422a"/>
    </style:style>
    <style:style style:name="T64" style:family="text">
      <style:text-properties officeooo:rsid="00159d1e"/>
    </style:style>
    <style:style style:name="T65" style:family="text">
      <style:text-properties officeooo:rsid="001a37b4"/>
    </style:style>
    <style:style style:name="T66" style:family="text">
      <style:text-properties officeooo:rsid="001c3777"/>
    </style:style>
    <style:style style:name="T67" style:family="text">
      <style:text-properties officeooo:rsid="001eedc6"/>
    </style:style>
    <style:style style:name="T68" style:family="text">
      <style:text-properties officeooo:rsid="001f5cfa"/>
    </style:style>
    <style:style style:name="T69" style:family="text">
      <style:text-properties officeooo:rsid="002148c8"/>
    </style:style>
    <style:style style:name="T70" style:family="text">
      <style:text-properties officeooo:rsid="00218179"/>
    </style:style>
    <style:style style:name="T71" style:family="text">
      <style:text-properties officeooo:rsid="0022949a"/>
    </style:style>
    <style:style style:name="T72" style:family="text">
      <style:text-properties officeooo:rsid="0022f57f"/>
    </style:style>
    <style:style style:name="T73" style:family="text">
      <style:text-properties officeooo:rsid="0024d05d"/>
    </style:style>
    <style:style style:name="T74" style:family="text">
      <style:text-properties fo:font-size="12pt" style:font-size-asian="12pt" style:font-size-complex="12pt"/>
    </style:style>
    <style:style style:name="T75" style:family="text">
      <style:text-properties officeooo:rsid="00269956"/>
    </style:style>
    <style:style style:name="T76" style:family="text">
      <style:text-properties officeooo:rsid="0027ac36"/>
    </style:style>
    <style:style style:name="T77" style:family="text">
      <style:text-properties officeooo:rsid="00285836"/>
    </style:style>
    <style:style style:name="T78" style:family="text">
      <style:text-properties officeooo:rsid="00292f4b"/>
    </style:style>
    <style:style style:name="T79" style:family="text">
      <style:text-properties officeooo:rsid="002afa97"/>
    </style:style>
    <style:style style:name="T80" style:family="text">
      <style:text-properties officeooo:rsid="002b86ca"/>
    </style:style>
    <style:style style:name="T81" style:family="text">
      <style:text-properties officeooo:rsid="002da554"/>
    </style:style>
    <style:style style:name="T82" style:family="text">
      <style:text-properties officeooo:rsid="002db4cc"/>
    </style:style>
    <style:style style:name="T83" style:family="text">
      <style:text-properties officeooo:rsid="002ebdca"/>
    </style:style>
    <style:style style:name="T84" style:family="text">
      <style:text-properties officeooo:rsid="002f1e9b"/>
    </style:style>
    <style:style style:name="T85" style:family="text">
      <style:text-properties officeooo:rsid="00306e6b"/>
    </style:style>
    <style:style style:name="T86" style:family="text">
      <style:text-properties officeooo:rsid="00326c26"/>
    </style:style>
    <style:style style:name="T87" style:family="text">
      <style:text-properties officeooo:rsid="00343a18"/>
    </style:style>
    <style:style style:name="T88" style:family="text">
      <style:text-properties officeooo:rsid="00382294"/>
    </style:style>
    <style:style style:name="T89" style:family="text">
      <style:text-properties officeooo:rsid="003bac2d"/>
    </style:style>
    <style:style style:name="T90" style:family="text">
      <style:text-properties officeooo:rsid="003dc3e7"/>
    </style:style>
    <style:style style:name="T91" style:family="text">
      <style:text-properties officeooo:rsid="003fd31f"/>
    </style:style>
    <style:style style:name="T92" style:family="text">
      <style:text-properties officeooo:rsid="004173ad"/>
    </style:style>
    <style:style style:name="T93" style:family="text">
      <style:text-properties officeooo:rsid="004982cb"/>
    </style:style>
    <style:style style:name="T94" style:family="text">
      <style:text-properties officeooo:rsid="004acad0"/>
    </style:style>
    <style:style style:name="T95" style:family="text">
      <style:text-properties officeooo:rsid="004c4caf"/>
    </style:style>
    <style:style style:name="T96" style:family="text">
      <style:text-properties officeooo:rsid="00503551"/>
    </style:style>
    <style:style style:name="T97" style:family="text">
      <style:text-properties officeooo:rsid="005158ef"/>
    </style:style>
    <style:style style:name="T98" style:family="text">
      <style:text-properties officeooo:rsid="0053f868"/>
    </style:style>
    <style:style style:name="T99" style:family="text">
      <style:text-properties officeooo:rsid="0055557a"/>
    </style:style>
    <style:style style:name="T100" style:family="text">
      <style:text-properties officeooo:rsid="005644b5"/>
    </style:style>
    <style:style style:name="T101" style:family="text">
      <style:text-properties officeooo:rsid="00576553"/>
    </style:style>
    <style:style style:name="T102" style:family="text">
      <style:text-properties officeooo:rsid="0058d82c"/>
    </style:style>
    <style:style style:name="T103" style:family="text">
      <style:text-properties officeooo:rsid="005bf0ed"/>
    </style:style>
    <style:style style:name="T104" style:family="text">
      <style:text-properties officeooo:rsid="005dc0c3"/>
    </style:style>
    <style:style style:name="T105" style:family="text">
      <style:text-properties fo:font-weight="bold" style:font-weight-asian="bold" style:font-weight-complex="bold"/>
    </style:style>
    <style:style style:name="T106" style:family="text">
      <style:text-properties officeooo:rsid="005f0b90"/>
    </style:style>
    <style:style style:name="T107" style:family="text">
      <style:text-properties officeooo:rsid="005f3aad"/>
    </style:style>
    <style:style style:name="T108" style:family="text">
      <style:text-properties officeooo:rsid="005fb8ae"/>
    </style:style>
    <style:style style:name="T109" style:family="text">
      <style:text-properties officeooo:rsid="006146e5"/>
    </style:style>
    <style:style style:name="T110" style:family="text">
      <style:text-properties officeooo:rsid="0062381d"/>
    </style:style>
    <style:style style:name="T111" style:family="text">
      <style:text-properties officeooo:rsid="00623ff0"/>
    </style:style>
    <style:style style:name="T112" style:family="text">
      <style:text-properties officeooo:rsid="0063d16b"/>
    </style:style>
    <style:style style:name="T113" style:family="text">
      <style:text-properties officeooo:rsid="0065b86a"/>
    </style:style>
    <style:style style:name="T114" style:family="text">
      <style:text-properties officeooo:rsid="0065c0fd"/>
    </style:style>
    <style:style style:name="T115" style:family="text">
      <style:text-properties officeooo:rsid="006744af"/>
    </style:style>
    <style:style style:name="T116" style:family="text">
      <style:text-properties officeooo:rsid="0068a800"/>
    </style:style>
    <style:style style:name="T117" style:family="text">
      <style:text-properties officeooo:rsid="006ade20"/>
    </style:style>
    <style:style style:name="T118" style:family="text">
      <style:text-properties officeooo:rsid="006b5290"/>
    </style:style>
    <style:style style:name="T119" style:family="text">
      <style:text-properties officeooo:rsid="006d2b8a"/>
    </style:style>
    <style:style style:name="T120" style:family="text">
      <style:text-properties officeooo:rsid="0071a287"/>
    </style:style>
    <style:style style:name="T121" style:family="text">
      <style:text-properties officeooo:rsid="0073d351"/>
    </style:style>
    <style:style style:name="T122" style:family="text">
      <style:text-properties officeooo:rsid="00746f48"/>
    </style:style>
    <style:style style:name="T123" style:family="text">
      <style:text-properties officeooo:rsid="00749404"/>
    </style:style>
    <style:style style:name="T124" style:family="text">
      <style:text-properties officeooo:rsid="0075f17c"/>
    </style:style>
    <style:style style:name="T125" style:family="text">
      <style:text-properties officeooo:rsid="0076fe7e"/>
    </style:style>
    <style:style style:name="T126" style:family="text">
      <style:text-properties officeooo:rsid="0078982d"/>
    </style:style>
    <style:style style:name="T127" style:family="text">
      <style:text-properties officeooo:rsid="007971b7"/>
    </style:style>
    <style:style style:name="T128" style:family="text">
      <style:text-properties officeooo:rsid="007a721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ImageJ</text:span> <text:span text:style-name="T6">FindFoci</text:span> Plugins</text:p>
      <text:p text:style-name="P2">Alex Herbert</text:p>
      <text:p text:style-name="P184">MRC Genome Damage and Stability Centre</text:p>
      <text:p text:style-name="P185">School of Life Sciences</text:p>
      <text:p text:style-name="P184">University of Sussex</text:p>
      <text:p text:style-name="P184">Science Road</text:p>
      <text:p text:style-name="P184">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5">Introduction<text:tab/>4</text:p>
          <text:p text:style-name="P296">Further information<text:tab/>5</text:p>
          <text:p text:style-name="P295">FindFoci<text:tab/>6</text:p>
          <text:p text:style-name="P297">Example Input<text:tab/>6</text:p>
          <text:p text:style-name="P297">Example Output<text:tab/>6</text:p>
          <text:p text:style-name="P296">Features<text:tab/>7</text:p>
          <text:p text:style-name="P296">Overview<text:tab/>7</text:p>
          <text:p text:style-name="P297">Stage 1: Assign Background<text:tab/>8</text:p>
          <text:p text:style-name="P297">Stage 2: Assign Maxima<text:tab/>8</text:p>
          <text:p text:style-name="P297">Stage 3: Expand Peaks<text:tab/>8</text:p>
          <text:p text:style-name="P297">Stage 4: Merge Peaks<text:tab/>9</text:p>
          <text:p text:style-name="P296">Plugin Interface<text:tab/>10</text:p>
          <text:p text:style-name="P297">Mask<text:tab/>10</text:p>
          <text:p text:style-name="P297">Background Parameters<text:tab/>10</text:p>
          <text:p text:style-name="P297">Search Parameters<text:tab/>11</text:p>
          <text:p text:style-name="P297">Peak Merging Parameters<text:tab/>12</text:p>
          <text:p text:style-name="P297">Results Parameters<text:tab/>13</text:p>
          <text:p text:style-name="P297">Advanced Parameters<text:tab/>16</text:p>
          <text:p text:style-name="P296">Results Table<text:tab/>17</text:p>
          <text:p text:style-name="P295">FindFoci GUI<text:tab/>19</text:p>
          <text:p text:style-name="P296">Features<text:tab/>19</text:p>
          <text:p text:style-name="P296">Plugin Interface<text:tab/>19</text:p>
          <text:p text:style-name="P297">Preview<text:tab/>21</text:p>
          <text:p text:style-name="P297">Java Requirements<text:tab/>22</text:p>
          <text:p text:style-name="P295">FindFoci Batch<text:tab/>23</text:p>
          <text:p text:style-name="P296">Features<text:tab/>23</text:p>
          <text:p text:style-name="P296">Overview<text:tab/>23</text:p>
          <text:p text:style-name="P297">Create the FindFoci parameters<text:tab/>23</text:p>
          <text:p text:style-name="P301">Record the options using the ImageJ Macro Recorder<text:tab/>23</text:p>
          <text:p text:style-name="P301">Save the options to file using FindFoci<text:tab/>23</text:p>
          <text:p text:style-name="P301">Save the options to file using the FindFoci Optimiser<text:tab/>24</text:p>
          <text:p text:style-name="P301">Note on the parameters<text:tab/>24</text:p>
          <text:p text:style-name="P301">Custom channel, time frame and z-slice parameters<text:tab/>24</text:p>
          <text:p text:style-name="P296">Plugin Interface<text:tab/>25</text:p>
          <text:p text:style-name="P297">Parameters<text:tab/>26</text:p>
          <text:p text:style-name="P297">Output<text:tab/>27</text:p>
          <text:p text:style-name="P295">FindFoci Optimiser<text:tab/>28</text:p>
          <text:p text:style-name="P297">Example Input<text:tab/>28</text:p>
          <text:p text:style-name="P297"><text:soft-page-break/>Example Output<text:tab/>29</text:p>
          <text:p text:style-name="P296">Features<text:tab/>30</text:p>
          <text:p text:style-name="P296">Overview<text:tab/>30</text:p>
          <text:p text:style-name="P297">Stage 1: Create Reference Foci<text:tab/>30</text:p>
          <text:p text:style-name="P301">Mark Foci on the Image<text:tab/>30</text:p>
          <text:p text:style-name="P301">Specify Foci in a Text File<text:tab/>31</text:p>
          <text:p text:style-name="P301">Loading the Foci<text:tab/>31</text:p>
          <text:p text:style-name="P297">Stage 2: Run the Optimiser<text:tab/>31</text:p>
          <text:p text:style-name="P296">Result Assessment<text:tab/>32</text:p>
          <text:p text:style-name="P296">Plugin Interface<text:tab/>33</text:p>
          <text:p text:style-name="P297">Settings Presets<text:tab/>33</text:p>
          <text:p text:style-name="P297">Initialisation Parameters<text:tab/>34</text:p>
          <text:p text:style-name="P297">Search Parameters<text:tab/>34</text:p>
          <text:p text:style-name="P297">Peak Merging Parameters<text:tab/>35</text:p>
          <text:p text:style-name="P297">Results Parameters<text:tab/>35</text:p>
          <text:p text:style-name="P297">Extra Parameters<text:tab/>35</text:p>
          <text:p text:style-name="P297">Optimisation Parameters<text:tab/>36</text:p>
          <text:p text:style-name="P297">Additional Parameters<text:tab/>36</text:p>
          <text:p text:style-name="P297">Range Limit Fields<text:tab/>37</text:p>
          <text:p text:style-name="P297">Output<text:tab/>37</text:p>
          <text:p text:style-name="P297">Result Table<text:tab/>37</text:p>
          <text:p text:style-name="P301">Showing a result<text:tab/>39</text:p>
          <text:p text:style-name="P297">FindFoci Images<text:tab/>39</text:p>
          <text:p text:style-name="P297">Score Images<text:tab/>39</text:p>
          <text:p text:style-name="P295">FindFoci Optimiser GUI<text:tab/>40</text:p>
          <text:p text:style-name="P296">Features<text:tab/>40</text:p>
          <text:p text:style-name="P296">Plugin Interface<text:tab/>40</text:p>
          <text:p text:style-name="P297">Java Requirements<text:tab/>40</text:p>
          <text:p text:style-name="P295">FindFoci Optimiser Multi-Image<text:tab/>41</text:p>
          <text:p text:style-name="P296">Features<text:tab/>41</text:p>
          <text:p text:style-name="P296">Input<text:tab/>41</text:p>
          <text:p text:style-name="P296">Method for Combined Ranking<text:tab/>41</text:p>
          <text:p text:style-name="P297">Score Conversion<text:tab/>41</text:p>
          <text:p text:style-name="P296">Plugin Interface<text:tab/>43</text:p>
          <text:p text:style-name="P297">Parameters<text:tab/>44</text:p>
          <text:p text:style-name="P296">Results<text:tab/>45</text:p>
          <text:p text:style-name="P297">Result Table<text:tab/>45</text:p>
          <text:p text:style-name="P297">Invalid Results<text:tab/>47</text:p>
          <text:p text:style-name="P295">FindFoci Helper<text:tab/>48</text:p>
          <text:p text:style-name="P296">Features<text:tab/>48</text:p>
          <text:p text:style-name="P296">Overview<text:tab/>48</text:p>
          <text:p text:style-name="P296">Plugin Interface<text:tab/>48</text:p>
          <text:p text:style-name="P297">Parameters<text:tab/>49</text:p>
          <text:p text:style-name="P296">Workflow<text:tab/>49</text:p>
          <text:p text:style-name="P297">Multi-point ROI Mode<text:tab/>49</text:p>
          <text:p text:style-name="P297">Initialisation<text:tab/>49</text:p>
          <text:p text:style-name="P297">Marking Peaks<text:tab/>50</text:p>
          <text:p text:style-name="P297">Moving Peaks<text:tab/>50</text:p>
          <text:p text:style-name="P297">Deleting Peaks<text:tab/>51</text:p>
          <text:p text:style-name="P297">Point Overlay<text:tab/>51</text:p>
          <text:p text:style-name="P297">Saving Results<text:tab/>52</text:p>
          <text:p text:style-name="P297">Stopping Point Alignment<text:tab/>52</text:p>
          <text:p text:style-name="P296"><text:soft-page-break/>Alignment Log<text:tab/>52</text:p>
          <text:p text:style-name="P297">Java Requirements<text:tab/>53</text:p>
          <text:p text:style-name="P295">Match Calculator<text:tab/>54</text:p>
          <text:p text:style-name="P297">Example Input<text:tab/>54</text:p>
          <text:p text:style-name="P297">Example Output<text:tab/>54</text:p>
          <text:p text:style-name="P296">Features<text:tab/>55</text:p>
          <text:p text:style-name="P296">Overview<text:tab/>55</text:p>
          <text:p text:style-name="P297">Match Algorithm<text:tab/>55</text:p>
          <text:p text:style-name="P297">Height Analysis<text:tab/>55</text:p>
          <text:p text:style-name="P296">Plugin Interface<text:tab/>57</text:p>
          <text:p text:style-name="P297">Parameters<text:tab/>57</text:p>
          <text:p text:style-name="P296">Extra Parameters<text:tab/>58</text:p>
          <text:p text:style-name="P296">Results Table<text:tab/>59</text:p>
          <text:p text:style-name="P296">Unmatched Results Table<text:tab/>60</text:p>
          <text:p text:style-name="P296">Matched Results Table<text:tab/>60</text:p>
          <text:p text:style-name="P296">Overlay<text:tab/>61</text:p>
          <text:p text:style-name="P295">Point Aligner<text:tab/>62</text:p>
          <text:p text:style-name="P297">Example Input<text:tab/>62</text:p>
          <text:p text:style-name="P297">Example Output<text:tab/>62</text:p>
          <text:p text:style-name="P296">Features<text:tab/>63</text:p>
          <text:p text:style-name="P296">Overview<text:tab/>63</text:p>
          <text:p text:style-name="P297">Alignment Algorithm<text:tab/>63</text:p>
          <text:p text:style-name="P301">Minimum Peak Height Limit<text:tab/>63</text:p>
          <text:p text:style-name="P301">Alignment Results<text:tab/>64</text:p>
          <text:p text:style-name="P296">Plugin Interface<text:tab/>65</text:p>
          <text:p text:style-name="P297">Parameters<text:tab/>65</text:p>
          <text:p text:style-name="P296">Results Table<text:tab/>66</text:p>
          <text:p text:style-name="P296">Alignment Log<text:tab/>67</text:p>
          <text:p text:style-name="P301">OK / Moved<text:tab/>67</text:p>
          <text:p text:style-name="P301">Conflict<text:tab/>67</text:p>
          <text:p text:style-name="P301">NoAlign<text:tab/>67</text:p>
          <text:p text:style-name="P296">Unaligned Images<text:tab/>67</text:p>
          <text:p text:style-name="P296">Overlay<text:tab/>69</text:p>
          <text:p text:style-name="P295">Point Extractor<text:tab/>70</text:p>
          <text:p text:style-name="P296">Features<text:tab/>70</text:p>
          <text:p text:style-name="P296">Overview<text:tab/>70</text:p>
          <text:p text:style-name="P297">Parameters<text:tab/>71</text:p>
          <text:p text:style-name="P297">Creating a 3D coordinate file<text:tab/>72</text:p>
          <text:p text:style-name="P295">References<text:tab/>73</text:p>
          <text:p text:style-name="P295">Appendix 1: BeansBinding Java framework<text:tab/>74</text:p>
          <text:p text:style-name="P295">Appendix 2: Binary Scoring Statistics<text:tab/>75</text:p>
          <text:p text:style-name="P296">Jaccard<text:tab/>75</text:p>
          <text:p text:style-name="P296">Recall<text:tab/>75</text:p>
          <text:p text:style-name="P296">Precision<text:tab/>75</text:p>
          <text:p text:style-name="P296">F-score<text:tab/>76</text:p>
          <text:p text:style-name="P296">Defining the Actual or Predicted Points<text:tab/>76</text:p>
        </text:index-body>
      </text:table-of-content>
      <text:h text:style-name="Heading_20_1" text:outline-level="1">Introduction</text:h>
      <text:p text:style-name="P143">The <text:span text:style-name="T6">FindFoci</text:span> <text:span text:style-name="T6">ImageJ</text:span> plugins allow the identification of peak intensity regions within 2D and 3D images. <text:span text:style-name="T98">The algorithm is highly configurable and parameters can be optimised using reference images and then applied to multiple images using the batch mode. </text:span></text:p>
      <text:p text:style-name="P143">There are <text:span text:style-name="T98">six </text:span>different plugins that can be run from the <text:span text:style-name="T6">ImageJ</text:span> plugins menu:</text:p>
      <text:list xml:id="list2710603604410917091" text:style-name="L1">
        <text:list-item>
          <text:p text:style-name="P213">FindFoci</text:p>
        </text:list-item>
        <text:list-item>
          <text:p text:style-name="P211"><text:span text:style-name="T6">FindFoci</text:span> GUI</text:p>
        </text:list-item>
        <text:list-item>
          <text:p text:style-name="P214">FindFoci Batch</text:p>
        </text:list-item>
        <text:list-item>
          <text:p text:style-name="P213">FindFoci Optimiser</text:p>
        </text:list-item>
        <text:list-item>
          <text:p text:style-name="P211"><text:span text:style-name="T6">FindFoci Optimiser</text:span> GUI</text:p>
        </text:list-item>
        <text:list-item>
          <text:p text:style-name="P212"><text:span text:style-name="T6">FindFoci Optimiser </text:span><text:span text:style-name="T26">Multi-Image</text:span></text:p>
        </text:list-item>
      </text:list>
      <text:p text:style-name="Text_20_body">The main algorithm is contained within the <text:span text:style-name="T6">FindFoci</text:span> plugin. This is a standard <text:span text:style-name="T6">ImageJ</text:span> plugin filter that operates on an opened image. It shows a dialogue box to request parameters and then performs the image processing. Results are presented as a mask image, shown in tabular format and/or saved to file.</text:p>
      <text:p text:style-name="P143">The <text:span text:style-name="T6">FindFoci</text:span> GUI opens a permanent window frame within <text:span text:style-name="T6">ImageJ</text:span>. It has the same parameters as the <text:span text:style-name="T6">FindFoci</text:span> plugin. It runs the <text:span text:style-name="T6">FindFoci</text:span> plugin to perform the processing work. <text:span text:style-name="T98">A preview option allows the parameters to be interactively updated</text:span>.</text:p>
      <text:p text:style-name="P119">The <text:span text:style-name="T6">FindFoci Batch</text:span> plugin allows a set of parameters for the <text:span text:style-name="T6">FindFoci</text:span> algorithm to be applied to all the images in a directory. The algorithm is run on each image in turn and the results are saved to an output directory.</text:p>
      <text:p text:style-name="P143">The <text:span text:style-name="T6">FindFoci Optimiser</text:span> <text:span text:style-name="T98">finds the best parameters for the FindFoci algorithm using the maxima marked on a representative image. It iterates through thousands of combinations and identifies the best parameters to find the desired peak regions. These parameters can then be easily applied to other images of the same type using the</text:span> <text:span text:style-name="T6">ImageJ</text:span> scripting tools <text:span text:style-name="T97">or the </text:span><text:span text:style-name="T26">FindFoci Batch</text:span><text:span text:style-name="T97"> plugin</text:span>. </text:p>
      <text:p text:style-name="Text_20_body">The <text:span text:style-name="T6">FindFoci Optimiser</text:span> GUI opens a permanent window within <text:span text:style-name="T6">ImageJ</text:span>. It allows the user to select an image and run the <text:span text:style-name="T6">FindFoci Optimiser</text:span>. This is a convenience plugin to allow the optimiser to be run repeatedly on one or many images.</text:p>
      <text:p text:style-name="P137"><text:span text:style-name="T97">The </text:span><text:span text:style-name="T26">FindFoci Optimiser Multi-Image </text:span><text:span text:style-name="T58">plugin allows the optimiser to be run on a directory of reference images to find the best parameters across the dataset. The results for each image are saved to an output directory and can be reloaded allowing the parameters to be ranked using different scoring methods.</text:span></text:p>
      <text:p text:style-name="Text_20_body">In addition to the plugins that run the <text:span text:style-name="T6">FindFoci</text:span> algorithms there are several plugins that provide useful functionality for peak analysis:</text:p>
      <text:list xml:id="list143931575884165" text:continue-list="list2710603604410917091" text:style-name="L1">
        <text:list-item text:start-value="1">
          <text:p text:style-name="P211"><text:span text:style-name="T6">FindFoci</text:span> <text:span text:style-name="T6">Helper</text:span></text:p>
        </text:list-item>
        <text:list-item>
          <text:p text:style-name="P215">Match Calculator</text:p>
        </text:list-item>
        <text:list-item>
          <text:p text:style-name="P213">Point Aligner</text:p>
        </text:list-item>
      </text:list>
      <text:p text:style-name="Text_20_body">The <text:span text:style-name="T6">FindFoci</text:span> Helper provides semi-automated assistance to aid identification of peaks in an image. The plugin uses the <text:span text:style-name="T6">FindFoci</text:span> algorithm to identify all possible peaks in an image. Then when a user clicks on the image to label a peak using the <text:span text:style-name="T6">ImageJ</text:span> ROI tools the plugin updates the point, moving it to the nearest peak position if one is available. The plugin selects peaks within a search radius using either the nearest-neighbour or the highest <text:soft-page-break/>peak. The plugin supports dragging points and removing false assignments. Results can be saved to a table.</text:p>
      <text:p text:style-name="P95">The <text:span text:style-name="T6">Match Calculator</text:span>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he <text:span text:style-name="T6">Point Aligner</text:span> can move the current ROI points to align with the true image peaks found using the <text:span text:style-name="T6">FindFoci</text:span> algorithm. <text:s/>Points are aligned using a nearest-neighbour ranking. Alignment results are output to a result table and can be used to update the ROI positions or shown as a colour-coded overlay on the image. </text:p>
      <text:h text:style-name="Heading_20_2" text:outline-level="2">Further information</text:h>
      <text:p text:style-name="P144">The <text:span text:style-name="T6">FindFoci</text:span> algorithm and the advantages of training software on multiple reference images for focus detection is described in the paper:</text:p>
      <text:p text:style-name="P144">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P263" text:outline-level="1">FindFoci</text:h>
      <text:p text:style-name="Text_20_body"><text:span text:style-name="T6">ImageJ</text:span>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5"><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282" text:outline-level="2">Features</text:h>
      <text:list xml:id="list7756400940406116867" text:style-name="L2">
        <text:list-item>
          <text:p text:style-name="P197">Processes 8-bit and 16-bit greyscale images</text:p>
        </text:list-item>
        <text:list-item>
          <text:p text:style-name="P197">Processes 2D and 3D images (i.e. image stacks)</text:p>
        </text:list-item>
        <text:list-item>
          <text:p text:style-name="P200">Allows hyperstacks but only processes the current channel and time frame</text:p>
        </text:list-item>
        <text:list-item>
          <text:p text:style-name="P197">Finds peak regions above a configurable background</text:p>
        </text:list-item>
        <text:list-item>
          <text:p text:style-name="P201">Searches within the region of interest (ROI) if available</text:p>
        </text:list-item>
        <text:list-item>
          <text:p text:style-name="P197">Merges sub-peaks into their parent using merging criteria</text:p>
        </text:list-item>
        <text:list-item>
          <text:p text:style-name="P197">Ranks peaks using configurable criteria and outputs the top N</text:p>
        </text:list-item>
        <text:list-item>
          <text:p text:style-name="P197">Outputs the peaks regions as a new image</text:p>
        </text:list-item>
        <text:list-item>
          <text:p text:style-name="P197">Generates a results table</text:p>
        </text:list-item>
        <text:list-item>
          <text:p text:style-name="P197">Marks peak centres using <text:span text:style-name="T6">ImageJ</text:span> point ROIs</text:p>
        </text:list-item>
        <text:list-item>
          <text:p text:style-name="P202">Overlay the peak regions on the original image in 2D/3D</text:p>
        </text:list-item>
        <text:list-item>
          <text:p text:style-name="P203">Allows processing within a mask, labelling maxima within each identified mask object</text:p>
        </text:list-item>
        <text:list-item>
          <text:p text:style-name="P197">Saves results text table and images to a directory</text:p>
        </text:list-item>
        <text:list-item>
          <text:p text:style-name="P197">All functionality is scriptable</text:p>
        </text:list-item>
        <text:list-item>
          <text:p text:style-name="P197">Efficient two-stage algorithm is fast</text:p>
        </text:list-item>
      </text:list>
      <text:h text:style-name="Heading_20_2" text:outline-level="2">Overview</text:h>
      <text:p text:style-name="Text_20_body">The <text:span text:style-name="T6">FindFoci</text:span>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6"><draw:image xlink:href="Pictures/10000000000001C6000000E3C6A5424D.png" xlink:type="simple" xlink:show="embed" xlink:actuate="onLoad"/></draw:frame></text:p>
      <text:h text:style-name="Heading_20_3" text:outline-level="3"><text:soft-page-break/>Stage 1: Assign Background</text:h>
      <text:p text:style-name="P178">Assign the background level (all pixels below this level are ignored). </text:p>
      <text:p text:style-name="P2"><draw:frame draw:style-name="fr1" draw:name="graphics14" text:anchor-type="as-char" svg:width="10.677cm" svg:height="5.339cm" draw:z-index="17"><draw:image xlink:href="Pictures/10000000000001C6000000E387DE736C.png" xlink:type="simple" xlink:show="embed" xlink:actuate="onLoad"/></draw:frame></text:p>
      <text:h text:style-name="Heading_20_3" text:outline-level="3">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18"><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19"><draw:image xlink:href="Pictures/10000000000001C6000000E3BBB00B05.png" xlink:type="simple" xlink:show="embed" xlink:actuate="onLoad"/></draw:frame></text:p>
      <text:h text:style-name="Heading_20_3" text:outline-level="3"><text:soft-page-break/>Stage 4: Merge Peaks</text:h>
      <text:p text:style-name="P178">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3"><draw:image xlink:href="Pictures/10000000000001C6000000E3C3B0386D.png" xlink:type="simple" xlink:show="embed" xlink:actuate="onLoad"/></draw:frame></text:p>
      <text:h text:style-name="P282" text:outline-level="2"><text:bookmark-start text:name="__RefHeading__559_942721561"/>Plugin Interface<text:bookmark-end text:name="__RefHeading__559_942721561"/></text:h>
      <text:p text:style-name="Text_20_body">The <text:span text:style-name="T6">FindFoci</text:span> interface uses the standard <text:span text:style-name="T6">ImageJ</text:span> Generic Dialog. The plugin has many options but these can be divided into sections controlling parts of the algorithm. The different sections are shown in the following image and are described below.</text:p>
      <text:p text:style-name="P164"><draw:frame draw:style-name="fr2" draw:name="Image5" text:anchor-type="as-char" svg:width="17cm" svg:height="13.734cm" draw:z-index="25"><draw:image xlink:href="Pictures/1000020100000331000002944638040C.png" xlink:type="simple" xlink:show="embed" xlink:actuate="onLoad"/></draw:frame></text:p>
      <text:h text:style-name="P283" text:outline-level="3">Mask</text:h>
      <text:p text:style-name="P145"><text:span text:style-name="T99">The </text:span><text:span text:style-name="T27">Mask </text:span><text:span text:style-name="T99">parameter allows the user to select a mask specifying which pixels to process. Any non-zero pixel will be included in the analysis. The selection box is populated with images that have the same width and height dimensions as the image to be processed. The mask can either have 1 slice or can be a stack with the same number of z-slices as the image to be processed.</text:span></text:p>
      <text:p text:style-name="P146">Note that the mask can have objects defined using unique pixel values. The plugin provides the option to identify objects within the mask and then label any maxima as belonging to an object (see the <text:span text:style-name="T6">Object analysis </text:span>option). This allows the results to be used to count maxima in pre-labelled objects such as cell nuclei.</text:p>
      <text:h text:style-name="P284" text:outline-level="3">Background Parameters</text:h>
      <text:p text:style-name="P145">The background parameters set the lowest intensity level used in the search for peak areas. Pixels that are below this level will not be included in the peak areas. </text:p>
      <text:p text:style-name="P145">A simple approach would set the background to 0 (zero). However this means that all <text:soft-page-break/>pixels in the image must be processed resulting in a slower runtime and the identification of many false peaks with insignificant heights. The plugin therefore provides different options for setting a background above zero.</text:p>
      <text:p text:style-name="P183">The background parameters section contains <text:span text:style-name="T62">four</text:span> input fields: the main field (<text:span text:style-name="T7">Background method</text:span>) allows the selection of the background method and the other fields pass parameters to the selected method if applicable.</text:p>
      <table:table table:name="Table37" table:style-name="Table37">
        <table:table-column table:style-name="Table37.A"/>
        <table:table-column table:style-name="Table37.B"/>
        <table:table-row>
          <table:table-cell table:style-name="Table37.A1" office:value-type="string">
            <text:p text:style-name="P55">Background Method</text:p>
          </table:table-cell>
          <table:table-cell table:style-name="Table37.B1" office:value-type="string">
            <text:p text:style-name="P55">Description</text:p>
          </table:table-cell>
        </table:table-row>
        <table:table-row>
          <table:table-cell table:style-name="Table37.A2" office:value-type="string">
            <text:p text:style-name="P71">Absolute</text:p>
          </table:table-cell>
          <table:table-cell table:style-name="Table37.B2" office:value-type="string">
            <text:p text:style-name="P6">The background intensity is set using the input value in the <text:span text:style-name="T7">Background parameter</text:span> text field</text:p>
          </table:table-cell>
        </table:table-row>
        <table:table-row>
          <table:table-cell table:style-name="Table37.A2" office:value-type="string">
            <text:p text:style-name="P71">Mean</text:p>
          </table:table-cell>
          <table:table-cell table:style-name="Table37.B2" office:value-type="string">
            <text:p text:style-name="P6">The background intensity is set using the mean of the image</text:p>
          </table:table-cell>
        </table:table-row>
        <table:table-row>
          <table:table-cell table:style-name="Table37.A2" office:value-type="string">
            <text:p text:style-name="P71">Std.Dev above mean</text:p>
          </table:table-cell>
          <table:table-cell table:style-name="Table37.B2" office:value-type="string">
            <text:p text:style-name="P6">The background intensity is set using the mean of the image plus the <text:span text:style-name="T6">Background parameter</text:span> field multiplied by the standard deviation of the image</text:p>
          </table:table-cell>
        </table:table-row>
        <table:table-row>
          <table:table-cell table:style-name="Table37.A2" office:value-type="string">
            <text:p text:style-name="P71">Auto threshold</text:p>
          </table:table-cell>
          <table:table-cell table:style-name="Table37.B2" office:value-type="string">
            <text:p text:style-name="P39">The background intensity is set using the Auto-threshold method.</text:p>
            <text:p text:style-name="P39">The <text:span text:style-name="T7">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37.A2" office:value-type="string">
            <text:p text:style-name="P71">None</text:p>
          </table:table-cell>
          <table:table-cell table:style-name="Table37.B2" office:value-type="string">
            <text:p text:style-name="P6">The background intensity is set as 0. Equivalent to using <text:span text:style-name="T7">Absolute</text:span> with a value of zero</text:p>
          </table:table-cell>
        </table:table-row>
      </table:table>
      <text:p text:style-name="P177"><text:span text:style-name="T62">The </text:span><text:span text:style-name="T10">Statistics mode </text:span><text:span text:style-name="T62">option is only relevant when using a selected region of interest (area ROI) on the image</text:span>. <text:span text:style-name="T62">In this case the algorithm will only search within the ROI for maxima. However the automatic background methods can use the pixel values from inside, outside or both inside and outside the ROI to set the background level. This is controlled using the </text:span><text:span text:style-name="T10">Statistics mode </text:span><text:span text:style-name="T62">option.</text:span></text:p>
      <text:h text:style-name="P293" text:outline-level="3">Search Parameters</text:h>
      <text:p text:style-name="P193">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P193">The section contains two input fields: the main field (<text:span text:style-name="T7">Search method</text:span>) allows the selection of the search method and the other field (<text:span text:style-name="T7">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94">Search Method</text:p>
          </table:table-cell>
          <table:table-cell table:style-name="Table2.B1" office:value-type="string">
            <text:p text:style-name="P194">Description</text:p>
          </table:table-cell>
        </table:table-row>
        <table:table-row>
          <table:table-cell table:style-name="Table2.A2" office:value-type="string">
            <text:p text:style-name="P195">Above background</text:p>
          </table:table-cell>
          <table:table-cell table:style-name="Table2.B2" office:value-type="string">
            <text:p text:style-name="P196">A region is grown until the intensity drops below the background (default method)</text:p>
          </table:table-cell>
        </table:table-row>
        <table:table-row>
          <table:table-cell table:style-name="Table2.A2" office:value-type="string">
            <text:p text:style-name="P195">Half peak value</text:p>
          </table:table-cell>
          <table:table-cell table:style-name="Table2.B2" office:value-type="string">
            <text:p text:style-name="P196">A region is grown until the intensity drops to halfway between the value at the peak (the seed for the region) and the background <text:soft-page-break/>level. This is equivalent to using the <text:span text:style-name="T6">Fraction of peak - background</text:span> option with the threshold value set to 0.5</text:p>
          </table:table-cell>
        </table:table-row>
        <table:table-row>
          <table:table-cell table:style-name="Table2.A2" office:value-type="string">
            <text:p text:style-name="P195">Fraction of peak - background</text:p>
          </table:table-cell>
          <table:table-cell table:style-name="Table2.B2" office:value-type="string">
            <text:p text:style-name="P196">A region is grown until the intensity drops to:</text:p>
            <text:p text:style-name="P196">background + (parameter value) * (peak height)</text:p>
            <text:p text:style-name="P196">E.g. a <text:span text:style-name="T6">Search parameter</text:span> of 0.2 would grow the peak to 80% of its height above the background.</text:p>
          </table:table-cell>
        </table:table-row>
      </table:table>
      <text:h text:style-name="P292"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6"><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7"><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8"><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9"><draw:image xlink:href="Pictures/10000000000000ED00000094DD69E3D4.png" xlink:type="simple" xlink:show="embed" xlink:actuate="onLoad"/></draw:frame></text:p>
          </table:table-cell>
        </table:table-row>
      </table:table>
      <text:p text:style-name="P166">Peaks can be merged using two criteria: the peak size and the peak height.</text:p>
      <text:p text:style-name="P67">Peak size</text:p>
      <text:p text:style-name="Text_20_body"><text:soft-page-break/>The <text:span text:style-name="T7">Minimum size</text:span> parameter sets the minimum size of a peak. If the peak is below this size then the peak is merged/removed. Set to zero to show all peaks including isolated local maxima.</text:p>
      <text:p text:style-name="Text_20_body">The <text:span text:style-name="T7">Minimum size</text:span> <text:span text:style-name="T7">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67">Peak Height</text:p>
      <text:p text:style-name="P70">The peak height sets a minimum height that the peak must be above the highest saddle point, i.e. how far the peak stand out from any neighbours.</text:p>
      <text:p text:style-name="P70">The peak height contains two input fields: the main field (<text:span text:style-name="T7">Minimum peak height</text:span>) allows the selection of the method and the other field (<text:span text:style-name="T7">Peak parameter</text:span>) passes a parameter to the selected method if applicable.</text:p>
      <table:table table:name="Table3" table:style-name="Table3">
        <table:table-column table:style-name="Table3.A"/>
        <table:table-column table:style-name="Table3.B"/>
        <table:table-row>
          <table:table-cell table:style-name="Table3.A1" office:value-type="string">
            <text:p text:style-name="P55">Minimum Peak Height</text:p>
          </table:table-cell>
          <table:table-cell table:style-name="Table3.B1" office:value-type="string">
            <text:p text:style-name="P55">Description</text:p>
          </table:table-cell>
        </table:table-row>
        <table:table-row>
          <table:table-cell table:style-name="Table3.A2" office:value-type="string">
            <text:p text:style-name="P71">Absolute Height</text:p>
          </table:table-cell>
          <table:table-cell table:style-name="Table3.B2" office:value-type="string">
            <text:p text:style-name="P6">The peak must be an absolute height above the highest saddle point. The height is specified by the P<text:span text:style-name="T7">eak parameter</text:span></text:p>
          </table:table-cell>
        </table:table-row>
        <table:table-row>
          <table:table-cell table:style-name="Table3.A2" office:value-type="string">
            <text:p text:style-name="P71">Relative Height</text:p>
          </table:table-cell>
          <table:table-cell table:style-name="Table3.B2" office:value-type="string">
            <text:p text:style-name="P6">The peak must be a relative height above the highest saddle point. </text:p>
            <text:p text:style-name="P6">The height is calculated as peak intensity * parameter value. </text:p>
            <text:p text:style-name="P6">E.g. a value of 0.2 indicates that the peak must contains at least 20% of its total height above the saddle point</text:p>
          </table:table-cell>
        </table:table-row>
        <table:table-row>
          <table:table-cell table:style-name="Table3.A2" office:value-type="string">
            <text:p text:style-name="P71">Relative above background</text:p>
          </table:table-cell>
          <table:table-cell table:style-name="Table3.B2" office:value-type="string">
            <text:p text:style-name="P6">The peak must be a relative height above the highest saddle point. </text:p>
            <text:p text:style-name="P6">The height is calculated as (peak intensity – background) * parameter value. </text:p>
            <text:p text:style-name="P6">E.g. a value of 0.2 indicates that the peak must contains at least 20% of its height over the background above the saddle point</text:p>
          </table:table-cell>
        </table:table-row>
      </table:table>
      <text:p text:style-name="P166">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text:span text:style-name="T6">ImageJ</text:span>.</text:p>
      <text:p text:style-name="Text_20_body">The <text:span text:style-name="T7">Sort method</text:span> options correspond to different columns of the results table (see the results table section). This allows the peaks to be sorted by any column in the table.</text:p>
      <text:p text:style-name="Text_20_body"><text:span text:style-name="T7">Maximum peaks</text:span> specifies a limit (N) on the number of peaks that will be reported. Peaks are ranked using the specified sort method and then the top N are selected. </text:p>
      <text:p text:style-name="Text_20_body">The <text:span text:style-name="T7">Show mask</text:span> parameter sets the type of output image to display. The image will be displayed in a image window with the original image title plus '<text:span text:style-name="T6">FindFoci</text:span>'. If this window exists (i.e. the plugin has already been run on the input image) then the plugin will update the existing window. Therefore you should save your result mask image if you do not wish it to be overwritten. </text:p>
      <text:p text:style-name="Text_20_body"><text:soft-page-break/>The mask is shown as a greyscale image with value 0 corresponding to no peak region. <text:span text:style-name="T6">ImageJ</text:span>'s max display settings are adjusted so that the highest value is white. In all output mask images the peak maxima (X,Y,Z coordinates) are shown as white pixels.</text:p>
      <text:p text:style-name="P178">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55">Result</text:p>
          </table:table-cell>
          <table:table-cell table:style-name="Table5.B1" office:value-type="string">
            <text:p text:style-name="P55">Description</text:p>
          </table:table-cell>
        </table:table-row>
        <table:table-row table:style-name="Table5.1">
          <table:table-cell table:style-name="Table5.A2" office:value-type="string">
            <text:p text:style-name="P94">None</text:p>
          </table:table-cell>
          <table:table-cell table:style-name="Table5.B2" office:value-type="string">
            <text:p text:style-name="P6">No mask image is shown</text:p>
          </table:table-cell>
        </table:table-row>
        <table:table-row table:style-name="Table5.1">
          <table:table-cell table:style-name="Table5.A2" office:value-type="string">
            <text:p text:style-name="P71">Peaks</text:p>
          </table:table-cell>
          <table:table-cell table:style-name="Table5.B2" office:value-type="string">
            <text:p text:style-name="P6">The mask image contains all the pixels in the peak regions. Peak regions are assigned a value that corresponds to their ranking. The highest ranked peaks are shown as the lightest colours. The mask value for each peak is shown in the results table</text:p>
            <text:p text:style-name="P6"><draw:frame draw:style-name="fr1" draw:name="graphics22" text:anchor-type="as-char" svg:width="4.704cm" svg:height="3.762cm" draw:z-index="30"><draw:image xlink:href="Pictures/10000000000000C8000000A024C3BF5B.png" xlink:type="simple" xlink:show="embed" xlink:actuate="onLoad"/></draw:frame></text:p>
          </table:table-cell>
        </table:table-row>
        <table:table-row table:style-name="Table5.1">
          <table:table-cell table:style-name="Table5.A2" office:value-type="string">
            <text:p text:style-name="P71">Threshold</text:p>
          </table:table-cell>
          <table:table-cell table:style-name="Table5.B2" office:value-type="string">
            <text:p text:style-name="P6">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6"><draw:frame draw:style-name="fr1" draw:name="graphics23" text:anchor-type="as-char" svg:width="4.704cm" svg:height="3.762cm" draw:z-index="31"><draw:image xlink:href="Pictures/10000000000000C8000000A0EB86FA8B.png" xlink:type="simple" xlink:show="embed" xlink:actuate="onLoad"/></draw:frame></text:p>
          </table:table-cell>
        </table:table-row>
        <table:table-row table:style-name="Table5.1">
          <table:table-cell table:style-name="Table5.A2" office:value-type="string">
            <text:p text:style-name="P71">Peaks above saddle</text:p>
          </table:table-cell>
          <table:table-cell table:style-name="Table5.B2" office:value-type="string">
            <text:p text:style-name="P6">The mask image contains all the pixels in the peak region above the highest saddle point. Peaks are coloured as the <text:span text:style-name="T7">Peaks</text:span> output above</text:p>
            <text:p text:style-name="P6"><draw:frame draw:style-name="fr1" draw:name="graphics24" text:anchor-type="as-char" svg:width="4.704cm" svg:height="3.762cm" draw:z-index="32"><draw:image xlink:href="Pictures/10000000000000C8000000A020D2E902.png" xlink:type="simple" xlink:show="embed" xlink:actuate="onLoad"/></draw:frame></text:p>
          </table:table-cell>
        </table:table-row>
        <text:soft-page-break/>
        <table:table-row table:style-name="Table5.1">
          <table:table-cell table:style-name="Table5.A2" office:value-type="string">
            <text:p text:style-name="P71">Threshold above saddle</text:p>
          </table:table-cell>
          <table:table-cell table:style-name="Table5.B2" office:value-type="string">
            <text:p text:style-name="P6">The mask image contains all the pixels in the peak region above the highest saddle point. Peaks are coloured as the <text:span text:style-name="T7">Threshold</text:span> output above</text:p>
            <text:p text:style-name="P6"><draw:frame draw:style-name="fr1" draw:name="graphics25" text:anchor-type="as-char" svg:width="4.704cm" svg:height="3.762cm" draw:z-index="33"><draw:image xlink:href="Pictures/10000000000000C8000000A022C97982.png" xlink:type="simple" xlink:show="embed" xlink:actuate="onLoad"/></draw:frame></text:p>
          </table:table-cell>
        </table:table-row>
        <table:table-row table:style-name="Table5.1">
          <table:table-cell table:style-name="Table5.A2" office:value-type="string">
            <text:p text:style-name="P91">Fraction of intensity</text:p>
          </table:table-cell>
          <table:table-cell table:style-name="Table5.B2" office:value-type="string">
            <text:p text:style-name="P219">For each peak, this method cumulatively sums the pixels in descending intensity until a fraction of the total intensity is reached. All remaining pixels are not displayed.</text:p>
            <text:p text:style-name="P53">Requires setting the <text:span text:style-name="T6">Fraction parameter</text:span></text:p>
          </table:table-cell>
        </table:table-row>
        <table:table-row table:style-name="Table5.1">
          <table:table-cell table:style-name="Table5.A2" office:value-type="string">
            <text:p text:style-name="P91">Fraction height above saddle</text:p>
          </table:table-cell>
          <table:table-cell table:style-name="Table5.B2" office:value-type="string">
            <text:p text:style-name="P54">Show only the pixels within the peak that are above a fraction of the height above the saddle. If the fraction parameter is zero this will output the same mask as the <text:span text:style-name="T6">Peaks above saddle</text:span> option.</text:p>
            <text:p text:style-name="P54"><text:span text:style-name="T121">Requires setting the </text:span><text:span text:style-name="T38">Fraction parameter</text:span></text:p>
          </table:table-cell>
        </table:table-row>
      </table:table>
      <text:p text:style-name="P166">There are several flags for the results parameters as shown below:</text:p>
      <table:table table:name="Table4" table:style-name="Table4">
        <table:table-column table:style-name="Table4.A"/>
        <table:table-column table:style-name="Table4.B"/>
        <table:table-row>
          <table:table-cell table:style-name="Table4.A1" office:value-type="string">
            <text:p text:style-name="P92">Overlay mask</text:p>
          </table:table-cell>
          <table:table-cell table:style-name="Table4.B1" office:value-type="string">
            <text:p text:style-name="P54">Draw the calculated mask on the original image using an overlay. The overlay is yellow at 50% opacity. This allows the user to view the pixels that have been used to create the mask.</text:p>
            <text:p text:style-name="P54">The overlay can be remove using <text:span text:style-name="T6">Image&gt;Overlay&gt;Remove Overlay</text:span></text:p>
          </table:table-cell>
        </table:table-row>
        <table:table-row>
          <table:table-cell table:style-name="Table4.A2" office:value-type="string">
            <text:p text:style-name="P92">Fraction parameter</text:p>
          </table:table-cell>
          <table:table-cell table:style-name="Table4.B2" office:value-type="string">
            <text:p text:style-name="P54">Define the parameter for the <text:span text:style-name="T6">Fraction... </text:span>mask options</text:p>
          </table:table-cell>
        </table:table-row>
        <table:table-row>
          <table:table-cell table:style-name="Table4.A2" office:value-type="string">
            <text:p text:style-name="P71">Show table</text:p>
          </table:table-cell>
          <table:table-cell table:style-name="Table4.B2" office:value-type="string">
            <text:p text:style-name="P6">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89">Clear table</text:p>
          </table:table-cell>
          <table:table-cell table:style-name="Table4.B2" office:value-type="string">
            <text:p text:style-name="P51">Select this option to remove any results already in the results table</text:p>
          </table:table-cell>
        </table:table-row>
        <table:table-row>
          <table:table-cell table:style-name="Table4.A2" office:value-type="string">
            <text:p text:style-name="P71">Mark maxima</text:p>
          </table:table-cell>
          <table:table-cell table:style-name="Table4.B2" office:value-type="string">
            <text:p text:style-name="P6">Label the maxima on the input image using <text:span text:style-name="T6">ImageJ</text:span> point ROIs. Existing ROIs will be deleted</text:p>
          </table:table-cell>
        </table:table-row>
        <table:table-row>
          <table:table-cell table:style-name="Table4.A2" office:value-type="string">
            <text:p text:style-name="P71">Mark peak maxima</text:p>
          </table:table-cell>
          <table:table-cell table:style-name="Table4.B2" office:value-type="string">
            <text:p text:style-name="P6">Label the maxima on the result mask image using <text:span text:style-name="T6">ImageJ</text:span> point ROIs</text:p>
          </table:table-cell>
        </table:table-row>
        <table:table-row>
          <table:table-cell table:style-name="Table4.A2" office:value-type="string">
            <text:p text:style-name="P90">Hide labels</text:p>
          </table:table-cell>
          <table:table-cell table:style-name="Table4.B2" office:value-type="string">
            <text:p text:style-name="P52">Remove the number labels from the <text:span text:style-name="T6">ImageJ</text:span> point ROIs that are added by <text:span text:style-name="T6">Mark maxima</text:span> and <text:span text:style-name="T6">Mark peak maxima</text:span>. This is useful when the labels overlap other closely spaced foci.</text:p>
          </table:table-cell>
        </table:table-row>
        <table:table-row>
          <table:table-cell table:style-name="Table4.A2" office:value-type="string">
            <text:p text:style-name="P72">Show peak maxima as dots</text:p>
          </table:table-cell>
          <table:table-cell table:style-name="Table4.B2" office:value-type="string">
            <text:p text:style-name="P8"><text:span text:style-name="T59">If this option is selected then the pixel location at the centre of the maxima will be given the maximum value displayed in the mask (this can be used instead of </text:span><text:span text:style-name="T9">Mark peak maxima</text:span><text:span text:style-name="T59">). Disable this if the </text:span><text:soft-page-break/><text:span text:style-name="T59">mask will be used for region labelling based on pixel value</text:span></text:p>
          </table:table-cell>
        </table:table-row>
        <table:table-row>
          <table:table-cell table:style-name="Table4.A2" office:value-type="string">
            <text:p text:style-name="P71">Show log messages</text:p>
          </table:table-cell>
          <table:table-cell table:style-name="Table4.B2" office:value-type="string">
            <text:p text:style-name="P6">Allow the plugin to write messages to the <text:span text:style-name="T6">ImageJ</text:span> log window. This provides additional information on the peak finding algorithm</text:p>
          </table:table-cell>
        </table:table-row>
        <table:table-row>
          <table:table-cell table:style-name="Table4.A2" office:value-type="string">
            <text:p text:style-name="P73">Remove edge maxima</text:p>
          </table:table-cell>
          <table:table-cell table:style-name="Table4.B2" office:value-type="string">
            <text:p text:style-name="P9">Removes any maxima from the results that contain pixels at the image border. This leave only peaks that are entirely within the image</text:p>
          </table:table-cell>
        </table:table-row>
        <table:table-row>
          <table:table-cell table:style-name="Table4.A2" office:value-type="string">
            <text:p text:style-name="P85">Results directory</text:p>
          </table:table-cell>
          <table:table-cell table:style-name="Table4.B2" office:value-type="string">
            <text:p text:style-name="P38">Specify a valid directory to save the results</text:p>
          </table:table-cell>
        </table:table-row>
        <table:table-row>
          <table:table-cell table:style-name="Table4.A2" office:value-type="string">
            <text:p text:style-name="P85">Object analysis</text:p>
          </table:table-cell>
          <table:table-cell table:style-name="Table4.B2" office:value-type="string">
            <text:p text:style-name="P38">If a mask was used then this option will search for objects within the mask. All non-zero pixels are <text:span text:style-name="T100">potential objects. Objects are formed by joining touching pixels with the same value. Each distinct collection is assigned an object ID. The original mask value for the object is stored. The results table will contain the parent containing object and the original mask value for each identified maximum</text:span></text:p>
          </table:table-cell>
        </table:table-row>
        <table:table-row>
          <table:table-cell table:style-name="Table4.A2" office:value-type="string">
            <text:p text:style-name="P85">Show object mask</text:p>
          </table:table-cell>
          <table:table-cell table:style-name="Table4.B2" office:value-type="string">
            <text:p text:style-name="P40">Select this option to display an image of the mask objects calculated by the <text:span text:style-name="T6">Object analysis</text:span>. Pixels will have the object ID as their pixel value</text:p>
          </table:table-cell>
        </table:table-row>
        <table:table-row>
          <table:table-cell table:style-name="Table4.A2" office:value-type="string">
            <text:p text:style-name="P90">Save to memory</text:p>
          </table:table-cell>
          <table:table-cell table:style-name="Table4.B2" office:value-type="string">
            <text:p text:style-name="P52">Save the results to memory. Results are named using the image title and the channel and frame used for the analysis.</text:p>
            <text:p text:style-name="P52">This option allows other <text:span text:style-name="T37">ImageJ</text:span><text:span text:style-name="T120"> </text:span>plugins to use the results</text:p>
          </table:table-cell>
        </table:table-row>
      </table:table>
      <text:p text:style-name="P173">The <text:span text:style-name="T7">Results directory</text:span> parameter allows the user to specify a directory to use to save the results. The directory must exist otherwise the plugin ignores the parameter. If the directory exists then the plugin will create 3 files named with the prefix <text:span text:style-name="T7">FindFoci</text:span><text:span text:style-name="T8">-[Image Short Title]-</text:span><text:span text:style-name="T7">YYYYMMDD_HHmmss</text:span> (the datestamp ensures that files will not be over-written). The 3 files are: </text:p>
      <text:list xml:id="list9120364008345974107" text:style-name="L3">
        <text:list-item>
          <text:p text:style-name="P222">.<text:span text:style-name="T63">xls</text:span>: A <text:span text:style-name="T63">tab-delimited </text:span>text file containing the results as written to the result table (the <text:span text:style-name="T7">Show table</text:span> option is not required)</text:p>
        </text:list-item>
        <text:list-item>
          <text:p text:style-name="P222">.roi: An <text:span text:style-name="T6">ImageJ</text:span> ROI file. This uses <text:span text:style-name="T6">ImageJ</text:span>'s ROI format. It can be loaded into <text:span text:style-name="T6">ImageJ</text:span> using the ROI manager</text:p>
        </text:list-item>
        <text:list-item>
          <text:p text:style-name="P222">.params: A text file containing all the parameters used to run the plugin including the original input image filename. <text:span text:style-name="T102">This can be used as input for the </text:span><text:span text:style-name="T29">FindFoci Batch</text:span><text:span text:style-name="T102"> plugin</text:span></text:p>
        </text:list-item>
      </text:list>
      <text:h text:style-name="Heading_20_3" text:outline-level="3"><text:span text:style-name="T64">Advanced </text:span>Parameters</text:h>
      <text:p text:style-name="Text_20_body">The <text:span text:style-name="T7">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7">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ext:soft-page-break/>
        <table:table-row>
          <table:table-cell table:style-name="Table7.A1" office:value-type="string">
            <text:p text:style-name="P93">Centre Method</text:p>
          </table:table-cell>
          <table:table-cell table:style-name="Table7.B1" office:value-type="string">
            <text:p text:style-name="P55">Description</text:p>
          </table:table-cell>
        </table:table-row>
        <table:table-row>
          <table:table-cell table:style-name="Table7.A2" office:value-type="string">
            <text:p text:style-name="P6">Max value (search image)</text:p>
          </table:table-cell>
          <table:table-cell table:style-name="Table7.B2" office:value-type="string">
            <text:p text:style-name="P6">Define the peak centre using the highest pixel value of the search image (default). In the case of multiple highest value pixels, the closest pixel to the geometric mean of their coordinates is used</text:p>
          </table:table-cell>
        </table:table-row>
        <table:table-row>
          <table:table-cell table:style-name="Table7.A2" office:value-type="string">
            <text:p text:style-name="P6">Max value (original image)</text:p>
          </table:table-cell>
          <table:table-cell table:style-name="Table7.B2" office:value-type="string">
            <text:p text:style-name="P6">Re-map peak centre using the highest pixel value of the original image. If no blur is applied then this matches the result using the search image</text:p>
          </table:table-cell>
        </table:table-row>
        <table:table-row>
          <table:table-cell table:style-name="Table7.A2" office:value-type="string">
            <text:p text:style-name="P6">Centre of mass</text:p>
          </table:table-cell>
          <table:table-cell table:style-name="Table7.B2" office:value-type="string">
            <text:p text:style-name="P6">Re-map peak centre using the peak centre of mass (COM). The COM is computed within a given volume of the highest pixel value. Only pixels above the saddle height are used to compute the fit. The volume dimensions are specified using 2xN+1 where N is the <text:span text:style-name="T7">Centre parameter</text:span></text:p>
          </table:table-cell>
        </table:table-row>
        <table:table-row>
          <table:table-cell table:style-name="Table7.A2" office:value-type="string">
            <text:p text:style-name="P6">Gaussian</text:p>
          </table:table-cell>
          <table:table-cell table:style-name="Table7.B2" office:value-type="string">
            <text:p text:style-name="P6">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6">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6">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55">Result</text:p>
          </table:table-cell>
          <table:table-cell table:style-name="Table6.B1" office:value-type="string">
            <text:p text:style-name="P55">Description</text:p>
          </table:table-cell>
        </table:table-row>
        <table:table-row>
          <table:table-cell table:style-name="Table6.A2" office:value-type="string">
            <text:p text:style-name="P6">Peak #</text:p>
          </table:table-cell>
          <table:table-cell table:style-name="Table6.B2" office:value-type="string">
            <text:p text:style-name="P6">The number of peak</text:p>
          </table:table-cell>
        </table:table-row>
        <table:table-row>
          <table:table-cell table:style-name="Table6.A2" office:value-type="string">
            <text:p text:style-name="P6">Mask Value</text:p>
          </table:table-cell>
          <table:table-cell table:style-name="Table6.B2" office:value-type="string">
            <text:p text:style-name="P6">The value used for the peak in the mask image (applies to the mask Peaks option)</text:p>
          </table:table-cell>
        </table:table-row>
        <table:table-row>
          <table:table-cell table:style-name="Table6.A2" office:value-type="string">
            <text:p text:style-name="P6">X, Y, Z</text:p>
          </table:table-cell>
          <table:table-cell table:style-name="Table6.B2" office:value-type="string">
            <text:p text:style-name="P6">The peak maxima location in X, Y and Z coordinates</text:p>
          </table:table-cell>
        </table:table-row>
        <table:table-row>
          <table:table-cell table:style-name="Table6.A2" office:value-type="string">
            <text:p text:style-name="P6">Size</text:p>
          </table:table-cell>
          <table:table-cell table:style-name="Table6.B2" office:value-type="string">
            <text:p text:style-name="P6">The number of pixels in the peak</text:p>
          </table:table-cell>
        </table:table-row>
        <table:table-row>
          <table:table-cell table:style-name="Table6.A2" office:value-type="string">
            <text:p text:style-name="P6">Max</text:p>
          </table:table-cell>
          <table:table-cell table:style-name="Table6.B2" office:value-type="string">
            <text:p text:style-name="P6">The maximum intensity value of the peak</text:p>
          </table:table-cell>
        </table:table-row>
        <table:table-row>
          <table:table-cell table:style-name="Table6.A2" office:value-type="string">
            <text:p text:style-name="P6">Total</text:p>
          </table:table-cell>
          <table:table-cell table:style-name="Table6.B2" office:value-type="string">
            <text:p text:style-name="P6">The total intensity of pixels in the peak</text:p>
          </table:table-cell>
        </table:table-row>
        <table:table-row>
          <table:table-cell table:style-name="Table6.A2" office:value-type="string">
            <text:p text:style-name="P6">Saddle value</text:p>
          </table:table-cell>
          <table:table-cell table:style-name="Table6.B2" office:value-type="string">
            <text:p text:style-name="P6">The intensity value of the highest saddle point</text:p>
          </table:table-cell>
        </table:table-row>
        <table:table-row>
          <table:table-cell table:style-name="Table6.A2" office:value-type="string">
            <text:p text:style-name="P6">Saddle Id</text:p>
          </table:table-cell>
          <table:table-cell table:style-name="Table6.B2" office:value-type="string">
            <text:p text:style-name="P6">The Id of the neighbour peak sharing the saddle</text:p>
          </table:table-cell>
        </table:table-row>
        <text:soft-page-break/>
        <table:table-row>
          <table:table-cell table:style-name="Table6.A2" office:value-type="string">
            <text:p text:style-name="P6">Abs.Height</text:p>
          </table:table-cell>
          <table:table-cell table:style-name="Table6.B2" office:value-type="string">
            <text:p text:style-name="P6">The height of the peak above the highest saddle</text:p>
          </table:table-cell>
        </table:table-row>
        <table:table-row>
          <table:table-cell table:style-name="Table6.A2" office:value-type="string">
            <text:p text:style-name="P6">Rel.Height (&gt;Bg)</text:p>
          </table:table-cell>
          <table:table-cell table:style-name="Table6.B2" office:value-type="string">
            <text:p text:style-name="P6">The relative height above the background:</text:p>
            <text:p text:style-name="P6">(absolute height) / (max value – background)</text:p>
            <text:p text:style-name="P6">i.e. The amount of the peak height that is above the saddle point</text:p>
          </table:table-cell>
        </table:table-row>
        <table:table-row>
          <table:table-cell table:style-name="Table6.A2" office:value-type="string">
            <text:p text:style-name="P6">Size &gt; saddle</text:p>
          </table:table-cell>
          <table:table-cell table:style-name="Table6.B2" office:value-type="string">
            <text:p text:style-name="P6">The number of pixels above the highest saddle</text:p>
          </table:table-cell>
        </table:table-row>
        <table:table-row>
          <table:table-cell table:style-name="Table6.A2" office:value-type="string">
            <text:p text:style-name="P6">Total &gt; saddle</text:p>
          </table:table-cell>
          <table:table-cell table:style-name="Table6.B2" office:value-type="string">
            <text:p text:style-name="P6">The total intensity above the highest saddle</text:p>
          </table:table-cell>
        </table:table-row>
        <table:table-row>
          <table:table-cell table:style-name="Table6.A2" office:value-type="string">
            <text:p text:style-name="P6">Av</text:p>
          </table:table-cell>
          <table:table-cell table:style-name="Table6.B2" office:value-type="string">
            <text:p text:style-name="P6">The average intensity of the peak</text:p>
          </table:table-cell>
        </table:table-row>
        <table:table-row>
          <table:table-cell table:style-name="Table6.A2" office:value-type="string">
            <text:p text:style-name="P6">Total (&gt;Bg)</text:p>
          </table:table-cell>
          <table:table-cell table:style-name="Table6.B2" office:value-type="string">
            <text:p text:style-name="P6">The total intensity in the peak above the background level</text:p>
          </table:table-cell>
        </table:table-row>
        <table:table-row>
          <table:table-cell table:style-name="Table6.A2" office:value-type="string">
            <text:p text:style-name="P6">Av (&gt;Bg)</text:p>
          </table:table-cell>
          <table:table-cell table:style-name="Table6.B2" office:value-type="string">
            <text:p text:style-name="P6">The average intensity in the peak above the background level</text:p>
          </table:table-cell>
        </table:table-row>
        <table:table-row>
          <table:table-cell table:style-name="Table6.A2" office:value-type="string">
            <text:p text:style-name="P6">% Signal</text:p>
          </table:table-cell>
          <table:table-cell table:style-name="Table6.B2" office:value-type="string">
            <text:p text:style-name="P6">The total intensity divided by the total image intensity</text:p>
          </table:table-cell>
        </table:table-row>
        <table:table-row>
          <table:table-cell table:style-name="Table6.A2" office:value-type="string">
            <text:p text:style-name="P6">% Signal (&gt;Bg)</text:p>
          </table:table-cell>
          <table:table-cell table:style-name="Table6.B2" office:value-type="string">
            <text:p text:style-name="P6">The total intensity above background divided by the total image intensity above the background</text:p>
          </table:table-cell>
        </table:table-row>
        <table:table-row>
          <table:table-cell table:style-name="Table6.A2" office:value-type="string">
            <text:p text:style-name="P6">Signal / Noise</text:p>
          </table:table-cell>
          <table:table-cell table:style-name="Table6.B2" office:value-type="string">
            <text:p text:style-name="P6">The peak maximum value divided by the background</text:p>
          </table:table-cell>
        </table:table-row>
        <table:table-row>
          <table:table-cell table:style-name="Table6.A2" office:value-type="string">
            <text:p text:style-name="P40">Object</text:p>
          </table:table-cell>
          <table:table-cell table:style-name="Table6.B2" office:value-type="string">
            <text:p text:style-name="P40">The parent containing object identified by the mask object analysis. If <text:span text:style-name="T6">Object analysis</text:span> was not selected this will be zero</text:p>
          </table:table-cell>
        </table:table-row>
        <table:table-row>
          <table:table-cell table:style-name="Table6.A2" office:value-type="string">
            <text:p text:style-name="P40">State</text:p>
          </table:table-cell>
          <table:table-cell table:style-name="Table6.B2" office:value-type="string">
            <text:p text:style-name="P40">The original mask value of the parent containing object identified by the mask object analysis. If <text:span text:style-name="T6">Object analysis</text:span> was not selected this will be zero</text:p>
          </table:table-cell>
        </table:table-row>
      </table:table>
      <text:p text:style-name="P166">Note: Although not all the columns are listed in the <text:span text:style-name="T7">Sort method</text:span> parameter, some values are derived from others and it should be possible to order the results using any column <text:span text:style-name="T101">describing the maximum properties</text:span>.</text:p>
      <text:p text:style-name="P172">It is not possible to sort using the <text:span text:style-name="T6">Object </text:span>or <text:span text:style-name="T6">State</text:span> columns since the object analysis is performed after selection of the top maxima.</text:p>
      <text:h text:style-name="P262" text:outline-level="1"><text:span text:style-name="T6">FindFoci</text:span> <text:span text:style-name="T75">GUI</text:span></text:h>
      <text:p text:style-name="Text_20_body"><text:span text:style-name="T6">ImageJ</text:span> plugin that finds areas of maximum intensity in 2D and 3D images. The <text:span text:style-name="T75">Graphical User Interface (GUI) </text:span>passes the selected parameters to the <text:span text:style-name="T6">FindFoci</text:span> plugin for processing.</text:p>
      <text:h text:style-name="Heading_20_2" text:outline-level="2">Features</text:h>
      <text:list xml:id="list143931272351304" text:continue-list="list7756400940406116867" text:style-name="L2">
        <text:list-item>
          <text:p text:style-name="P197">Permanent <text:span text:style-name="T75">GUI</text:span> within <text:span text:style-name="T6">ImageJ</text:span></text:p>
        </text:list-item>
        <text:list-item>
          <text:p text:style-name="P197">Allows different images to be selected</text:p>
        </text:list-item>
        <text:list-item>
          <text:p text:style-name="P197">Runs the <text:span text:style-name="T6">FindFoci</text:span> algorithm to identify peak regions</text:p>
        </text:list-item>
        <text:list-item>
          <text:p text:style-name="P204">Support live preview of the results</text:p>
        </text:list-item>
        <text:list-item>
          <text:p text:style-name="P223">Supports the <text:span text:style-name="T6">ImageJ</text:span> macro recorder </text:p>
        </text:list-item>
      </text:list>
      <text:p text:style-name="Text_20_body">Note that the the plugin supports the <text:span text:style-name="T6">ImageJ</text:span> macro recorder for the <text:span text:style-name="T6">FindFoci</text:span> command. This means that a user can record their actions with the <text:span text:style-name="T6">FindFoci</text:span> GUI within a macro and it will successfully record the execution of the <text:span text:style-name="T6">FindFoci</text:span> plugin.</text:p>
      <text:h text:style-name="Heading_20_2" text:outline-level="2">Plugin Interface</text:h>
      <text:p text:style-name="Text_20_body">The <text:span text:style-name="T6">FindFoci</text:span> GUI uses a Java frame within the <text:span text:style-name="T6">ImageJ</text:span> application. The plugin supports all the options of the <text:span text:style-name="T6">FindFoci</text:span> plugin. Full details of the parameters can be found in the <text:span text:style-name="T6">FindFoci</text:span> <text:bookmark-ref text:reference-format="text" text:ref-name="__RefHeading__559_942721561">Plugin Interface</text:bookmark-ref> section.</text:p>
      <text:p text:style-name="Text_20_body">Since the interface is not limited by the layout of the standard <text:span text:style-name="T6">ImageJ</text:span>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text:span text:style-name="T6">FindFoci</text:span>' (i.e. previous results) are also ignored.</text:p>
      <text:p text:style-name="Text_20_body">The interface has been designed to only allow the user to set the options that are relevant. For example it is only possible to set the <text:span text:style-name="T6">Threshold method</text:span> when the <text:span text:style-name="T6">Background method</text:span> is set to <text:span text:style-name="T6">Auto threshold</text:span>. This makes it easier for a user to set the parameters for the algorithm.</text:p>
      <text:p text:style-name="Text_20_body"/>
      <text:p text:style-name="P178"><text:soft-page-break/>The following image shows the interface for the <text:span text:style-name="T6">FindFoci</text:span> GUI:</text:p>
      <text:p text:style-name="P2"><draw:frame draw:style-name="fr1" draw:name="Image3" text:anchor-type="as-char" svg:width="11.904cm" svg:height="16.693cm" draw:z-index="34"><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p text:style-name="P162">Note: To save space within the GUI not all the options from <text:span text:style-name="T6">FindFoci</text:span> are directly available. <text:soft-page-break/>Clicking on the <text:span text:style-name="T6">Advanced options …</text:span> button will open a second window where more parameters are available as shown below.</text:p>
      <text:p text:style-name="P163"><draw:frame draw:style-name="fr1" draw:name="Image23" text:anchor-type="as-char" svg:width="11.904cm" svg:height="14.392cm" draw:z-index="35"><draw:image xlink:href="Pictures/10000201000001C200000220C2A78CE5.png" xlink:type="simple" xlink:show="embed" xlink:actuate="onLoad"/></draw:frame></text:p>
      <text:h text:style-name="Heading_20_3" text:outline-level="3">Preview</text:h>
      <text:p text:style-name="Text_20_body">The <text:span text:style-name="T6">FindFoci GUI</text:span>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text:span text:style-name="T6">FindFoci</text:span> plugin is not run there is no output to the <text:span text:style-name="T6">ImageJ</text:span> log window and the command is not recorded to the <text:span text:style-name="T6">ImageJ</text:span> macro recorder. Only the <text:span text:style-name="T6">Run</text:span> button supports these options.</text:p>
      <text:p text:style-name="P165">The <text:span text:style-name="T6">Overlay mask</text:span> and/or <text:span text:style-name="T6">Mark maxima</text:span> options are useful during the preview as they show the foci on the original image. The <text:span text:style-name="T6">Hide labels</text:span> option is useful to turn off the point ROI number labels when the number of foci is large.</text:p>
      <text:p text:style-name="P69">Note</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text:soft-page-break/>responding to parameter changes. <text:span text:style-name="T122">The preview will also need to be reinitialised if a different ROI is selected for analysis. This because the plugin is not alerted when an image ROI is updated and so will be operating on the originally selected input pixels.</text:span></text:p>
      <text:h text:style-name="Heading_20_3" text:outline-level="3">Java Requirements </text:h>
      <text:p text:style-name="P95">The <text:span text:style-name="T6">FindFoci</text:span> <text:span text:style-name="T75">GUI</text:span> uses the BeansBinding Java framework. More details can be found in <text:bookmark-ref text:reference-format="text" text:ref-name="__RefHeading__1256_629338604">Appendix 1: BeansBinding Java framework</text:bookmark-ref>.</text:p>
      <text:h text:style-name="P264" text:outline-level="1">FindFoci Batch</text:h>
      <text:p text:style-name="P136"><text:span text:style-name="T6">ImageJ</text:span> plugin that <text:span text:style-name="T76">runs the </text:span><text:span text:style-name="T13">FindFoci</text:span><text:span text:style-name="T76"> algorithm on all the images in a chosen directory. Results are saved to an output directory.</text:span></text:p>
      <text:h text:style-name="P269" text:outline-level="2">Features</text:h>
      <text:list xml:id="list143931376131121" text:continue-numbering="true" text:style-name="L2">
        <text:list-item>
          <text:p text:style-name="P205">Batch processing of images using <text:span text:style-name="T6">FindFoci</text:span></text:p>
        </text:list-item>
        <text:list-item>
          <text:p text:style-name="P205">Auto-detection of mask images</text:p>
        </text:list-item>
        <text:list-item>
          <text:p text:style-name="P205">Parameters are specified using an input file</text:p>
        </text:list-item>
        <text:list-item>
          <text:p text:style-name="P198">Save<text:span text:style-name="T76">s</text:span> the results <text:span text:style-name="T76">to an output directory</text:span></text:p>
        </text:list-item>
      </text:list>
      <text:h text:style-name="P269" text:outline-level="2">Overview</text:h>
      <text:p text:style-name="P136">The <text:span text:style-name="T6">FindFoci Batch</text:span><text:span text:style-name="T76"> plugin can be used to speed up the analysis of large numbers of images. All the images in a single directory can be processed with the same parameters and the results recorded to an output directory.</text:span></text:p>
      <text:p text:style-name="P120">The input images can be any format that is read by <text:span text:style-name="T6">ImageJ</text:span>. The output images (if selected as an output option) will use the TIFF format.</text:p>
      <text:h text:style-name="P285" text:outline-level="3">Create the <text:span text:style-name="T6">FindFoci</text:span> parameters</text:h>
      <text:p text:style-name="P136">The <text:span text:style-name="T76">batch plugin </text:span>requires a<text:span text:style-name="T76">ll the parameters for </text:span><text:span text:style-name="T13">FindFoci</text:span><text:span text:style-name="T76"> to be specified in a file. This can be done using three methods:</text:span></text:p>
      <text:h text:style-name="P298" text:outline-level="4">Record the options <text:span text:style-name="T76">using the </text:span><text:span text:style-name="T13">ImageJ</text:span><text:span text:style-name="T76"> Macro Recorder</text:span></text:h>
      <text:list xml:id="list3567946890127331222" text:style-name="L4">
        <text:list-item>
          <text:p text:style-name="P224">Start the <text:span text:style-name="T6">ImageJ</text:span> macro recorder using 'Plugins &gt; Macros &gt; Record...'</text:p>
        </text:list-item>
        <text:list-item>
          <text:p text:style-name="P224">Run the <text:span text:style-name="T6">FindFoci</text:span> plugin on an example image with the desired parameters</text:p>
        </text:list-item>
        <text:list-item>
          <text:p text:style-name="P224">The <text:span text:style-name="T6">ImageJ</text:span> Recorder will save the plugin name and options in the recorder using the following entry:<text:line-break/>run(“<text:span text:style-name="T52">FindFoci</text:span>”, “[options ...]”);</text:p>
        </text:list-item>
        <text:list-item>
          <text:p text:style-name="P224">Copy the options string from the Recorder window and save it to a text file. <text:span text:style-name="T81">The options should be saved to a single line in the file</text:span></text:p>
        </text:list-item>
      </text:list>
      <text:p text:style-name="P120">The saved macro options can be used as the <text:span text:style-name="T6">FindFoci</text:span> parameters file.</text:p>
      <text:h text:style-name="P298" text:outline-level="4">Save the options to file <text:span text:style-name="T102">using </text:span><text:span text:style-name="T29">FindFoci</text:span></text:h>
      <text:list xml:id="list2127990331124730242" text:style-name="L5">
        <text:list-item>
          <text:p text:style-name="P225">Start the <text:span text:style-name="T6">FindFoci</text:span> plugin on an example image with the desired parameters</text:p>
        </text:list-item>
        <text:list-item>
          <text:p text:style-name="P225">Ensure that you provide a valid path to a results directory</text:p>
        </text:list-item>
        <text:list-item>
          <text:p text:style-name="P225">Run the plugin</text:p>
        </text:list-item>
      </text:list>
      <text:p text:style-name="P121">OR</text:p>
      <text:list xml:id="list1778226927862864968" text:style-name="L6">
        <text:list-item>
          <text:p text:style-name="P227">Start the <text:span text:style-name="T6">FindFoci GUI</text:span> plugin</text:p>
        </text:list-item>
        <text:list-item>
          <text:p text:style-name="P227">Select an example image and set the desired parameters</text:p>
        </text:list-item>
        <text:list-item>
          <text:p text:style-name="P227">Click the 'Advanced options...' button</text:p>
        </text:list-item>
        <text:list-item>
          <text:p text:style-name="P227">Ensure the 'Save results' checkbox is selected and provide <text:span text:style-name="T76">a valid path to a results directory</text:span></text:p>
        </text:list-item>
        <text:list-item>
          <text:p text:style-name="P227">Click the 'Run' button to run the <text:span text:style-name="T6">FindFoci</text:span> plugin</text:p>
        </text:list-item>
      </text:list>
      <text:p text:style-name="P120"><text:soft-page-break/>The <text:span text:style-name="T6">FindFoci</text:span> plugin will save a file to the results directory containing all the parameters needed for the plugin. The file will be named <text:span text:style-name="T52">FindFoci</text:span>-[ImageTitle]-YYYYMMDD_Hhmmss.params. The params file can be used as the <text:span text:style-name="T6">FindFoci </text:span><text:span text:style-name="T29">Batch</text:span> parameters file. <text:span text:style-name="T77">The file and file extension can be renamed if desired.</text:span></text:p>
      <text:h text:style-name="P299" text:outline-level="4">Save the options to file <text:span text:style-name="T102">using the </text:span><text:span text:style-name="T29">FindFoci Optimiser</text:span></text:h>
      <text:list xml:id="list2632503254553619613" text:style-name="L7">
        <text:list-item>
          <text:p text:style-name="P228"><text:span text:style-name="T102">Run the </text:span><text:span text:style-name="T13">FindFoci </text:span><text:span text:style-name="T29">Optimiser</text:span><text:span text:style-name="T76"> plugin on an example image</text:span></text:p>
        </text:list-item>
        <text:list-item>
          <text:p text:style-name="P226">Ensure that you provide a valid path to a results <text:span text:style-name="T102">file</text:span></text:p>
        </text:list-item>
        <text:list-item>
          <text:p text:style-name="P229">The optimiser will save the top scoring parameters to file with the suffix '.params'</text:p>
        </text:list-item>
      </text:list>
      <text:p text:style-name="P147">Note that if the <text:span text:style-name="T6">FindFoci Optimiser</text:span> is run in multi-image mode then the parameters file will be placed in the output directory and named 'all.params'.</text:p>
      <text:h text:style-name="P299" text:outline-level="4">Note <text:span text:style-name="T81">on the parameters</text:span></text:h>
      <text:p text:style-name="P121">The <text:span text:style-name="T6">FindFoci Batch</text:span> plugin will auto-detect the type of parameters file that is selected. Any line in the file with an equals ('=') character will be read. If the file contains only one line then it is assumed the file contains the macro options from the <text:span text:style-name="T6">ImageJ</text:span> Recorder. Otherwise the file should be a valid params file with key=value pairs for all the parameters, one pair on each line.</text:p>
      <text:p text:style-name="P124">The <text:span text:style-name="T6">FindFoci Batch</text:span> plugin will ignore the entries for:</text:p>
      <text:list xml:id="list7836365661264024378" text:style-name="L8">
        <text:list-item>
          <text:p text:style-name="P231">results_directory: <text:span text:style-name="T80">This is specified in the </text:span><text:span text:style-name="T14">FindFoci Batch</text:span><text:span text:style-name="T80"> dialog</text:span></text:p>
        </text:list-item>
        <text:list-item>
          <text:p text:style-name="P230">image: The image is auto-detected from the input directory</text:p>
        </text:list-item>
        <text:list-item>
          <text:p text:style-name="P232">mask: <text:span text:style-name="T80">The mask is auto-detected using filenames</text:span></text:p>
        </text:list-item>
        <text:list-item>
          <text:p text:style-name="P234">show_table: The plugin will not produce a table of results as the results are always saved to a .xls file in the results directory</text:p>
        </text:list-item>
      </text:list>
      <text:h text:style-name="P300" text:outline-level="4"><text:bookmark-start text:name="__RefHeading__5096_1962641146"/><text:span text:style-name="T123">Custom channel, time frame and z-slice parameters</text:span><text:bookmark-end text:name="__RefHeading__5096_1962641146"/></text:h>
      <text:p text:style-name="P249"><text:span text:style-name="T123">By default the algorithm will find foci in the entire z-stack of the first channel and time frame. </text:span></text:p>
      <text:p text:style-name="P249"><text:span text:style-name="T123">To process a specific channel and/or time-frame the user will have to specify this using the parameters file. It is also possible to specify a single z-slice for processing. In this case the slice will be extracted from the z-stack before processing. </text:span></text:p>
      <text:p text:style-name="P249"><text:span text:style-name="T123">Custom dimension processing can be specified by adding entries to the parameters file as follows:</text:span></text:p>
      <table:table table:name="Table38" table:style-name="Table38">
        <table:table-column table:style-name="Table38.A"/>
        <table:table-column table:style-name="Table38.B"/>
        <table:table-row>
          <table:table-cell table:style-name="Table38.A1" office:value-type="string">
            <text:p text:style-name="P250">Option</text:p>
          </table:table-cell>
          <table:table-cell table:style-name="Table38.B1" office:value-type="string">
            <text:p text:style-name="P250">Description</text:p>
          </table:table-cell>
        </table:table-row>
        <table:table-row>
          <table:table-cell table:style-name="Table38.A2" office:value-type="string">
            <text:p text:style-name="P218">Image_C</text:p>
          </table:table-cell>
          <table:table-cell table:style-name="Table38.B2" office:value-type="string">
            <text:p text:style-name="P221">Image channel to process. Default = 1. This value is only used if it is less than or equal to the number of channels in the image.</text:p>
          </table:table-cell>
        </table:table-row>
        <table:table-row>
          <table:table-cell table:style-name="Table38.A2" office:value-type="string">
            <text:p text:style-name="P218">Image_Z</text:p>
          </table:table-cell>
          <table:table-cell table:style-name="Table38.B2" office:value-type="string">
            <text:p text:style-name="P221">Image z-slice to process. Default = 0. This value is only used if it is less than or equal to the number of slices in the image.</text:p>
          </table:table-cell>
        </table:table-row>
        <table:table-row>
          <table:table-cell table:style-name="Table38.A2" office:value-type="string">
            <text:p text:style-name="P218">Image_T</text:p>
          </table:table-cell>
          <table:table-cell table:style-name="Table38.B2" office:value-type="string">
            <text:p text:style-name="P221">Image time-frame to process. Default = 1. This value is only used if it is less than or equal to the number of frames in the image.</text:p>
          </table:table-cell>
        </table:table-row>
        <table:table-row>
          <table:table-cell table:style-name="Table38.A2" office:value-type="string">
            <text:p text:style-name="P218">Mask_C</text:p>
          </table:table-cell>
          <table:table-cell table:style-name="Table38.B2" office:value-type="string">
            <text:p text:style-name="P221">Mask channel to process. Default = 1. This value is only used if it is less than or equal to the number of channels in the mask.</text:p>
          </table:table-cell>
        </table:table-row>
        <text:soft-page-break/>
        <table:table-row>
          <table:table-cell table:style-name="Table38.A2" office:value-type="string">
            <text:p text:style-name="P218">Mask_Z</text:p>
          </table:table-cell>
          <table:table-cell table:style-name="Table38.B2" office:value-type="string">
            <text:p text:style-name="P221">Mask z-slice to process. Default = 0. This value is only used if it is less than or equal to the number of slices in the mask.</text:p>
          </table:table-cell>
        </table:table-row>
        <table:table-row>
          <table:table-cell table:style-name="Table38.A2" office:value-type="string">
            <text:p text:style-name="P218">Mask_T</text:p>
          </table:table-cell>
          <table:table-cell table:style-name="Table38.B2" office:value-type="string">
            <text:p text:style-name="P221">Mask time-frame to process. Default = 1. This value is only used if it is less than or equal to the number of frames in the mask.</text:p>
          </table:table-cell>
        </table:table-row>
      </table:table>
      <text:p text:style-name="P249"><text:span text:style-name="T123"><text:s/></text:span></text:p>
      <text:p text:style-name="P251">Not all entries must be specified. If an entry is missing or invalid <text:span text:style-name="T124">(i.e. outside the image/mask dimensions) </text:span>the default value will be used.</text:p>
      <text:p text:style-name="P252">Note that if the parameters file contains the options recorded by the <text:span text:style-name="T6">ImageJ</text:span> Recorder, the entries must be added <text:span text:style-name="T124">at the end of the </text:span>single line, e.g.</text:p>
      <text:p text:style-name="P251"><text:tab/>… <text:span text:style-name="T127">I</text:span>mage_<text:span text:style-name="T127">C</text:span>=2 <text:span text:style-name="T127">I</text:span>mage_<text:span text:style-name="T127">T</text:span>=3</text:p>
      <text:p text:style-name="P251">Adding entries on new lines will cause the plugin to <text:span text:style-name="T124">fail to recognise the Recorder options.</text:span></text:p>
      <text:p text:style-name="P252"><text:span text:style-name="T124">I</text:span>f the parameters file contains <text:span text:style-name="T124">key-value pairs on separate lines, </text:span>the entries must be added as <text:span text:style-name="T124">new </text:span>key-value pairs on separate lines, e.g.</text:p>
      <text:p text:style-name="P251"><text:tab/>...</text:p>
      <text:p text:style-name="P251"><text:span text:style-name="T127"><text:tab/>I</text:span>mage_<text:span text:style-name="T127">T</text:span> = 2 </text:p>
      <text:p text:style-name="P251"><text:span text:style-name="T127"><text:tab/>I</text:span>mage_<text:span text:style-name="T127">T</text:span> = 3</text:p>
      <text:p text:style-name="P255">If the parameters file was generated by <text:span text:style-name="T6">FindFoci</text:span> then these options will already be present. They can be removed or updated as necessary. <text:span text:style-name="T128">These entries are not recorded by the </text:span><text:span text:style-name="T39">FindFoci Optimiser</text:span><text:span text:style-name="T128">.</text:span></text:p>
      <text:h text:style-name="P281" text:outline-level="2">Plugin Interface</text:h>
      <text:p text:style-name="P181">The <text:span text:style-name="T6">FindFoci Batch</text:span> interface uses the standard <text:span text:style-name="T6">ImageJ</text:span> Generic Dialog.</text:p>
      <text:p text:style-name="P5"><draw:frame draw:style-name="fr1" draw:name="Image20" text:anchor-type="as-char" svg:width="14.444cm" svg:height="10.37cm" draw:z-index="36"><draw:image xlink:href="Pictures/1000020100000222000001883FEB152F.png" xlink:type="simple" xlink:show="embed" xlink:actuate="onLoad"/></draw:frame></text:p>
      <text:p text:style-name="P122">The input fields must specify the full path to the directories and the parameters file. If you double-click in the text field the plugin will open a selection dialog, for example:</text:p>
      <text:p text:style-name="P123"><text:soft-page-break/><draw:frame draw:style-name="fr1" draw:name="Image21" text:anchor-type="as-char" svg:width="13.834cm" svg:height="9.338cm" draw:z-index="37"><draw:image xlink:href="Pictures/100002010000020B00000161F503A29B.png" xlink:type="simple" xlink:show="embed" xlink:actuate="onLoad"/></draw:frame></text:p>
      <text:h text:style-name="P286" text:outline-level="3">Parameters</text:h>
      <table:table table:name="Table31" table:style-name="Table31">
        <table:table-column table:style-name="Table31.A"/>
        <table:table-column table:style-name="Table31.B"/>
        <table:table-row>
          <table:table-cell table:style-name="Table31.A1" office:value-type="string">
            <text:p text:style-name="P64">Option</text:p>
          </table:table-cell>
          <table:table-cell table:style-name="Table31.B1" office:value-type="string">
            <text:p text:style-name="P64">Description</text:p>
          </table:table-cell>
        </table:table-row>
        <table:table-row>
          <table:table-cell table:style-name="Table31.A2" office:value-type="string">
            <text:p text:style-name="P78">Input directory</text:p>
          </table:table-cell>
          <table:table-cell table:style-name="Table31.B2" office:value-type="string">
            <text:p text:style-name="P27">The directory containing the images to process.</text:p>
            <text:p text:style-name="P27">All valid images supported by <text:span text:style-name="T6">ImageJ</text:span> will be opened. Note that the <text:span text:style-name="T6">FindFoci</text:span> plugin will only work on 8 and 16 bit images so do not put 32-bit or RGB color images in the directory.</text:p>
            <text:p text:style-name="P27">Any file with the text 'mask.' will be ignored as these are assumed to be mask images. Optional mask images should be named using the image title with the text 'mask.' placed before the image extension:</text:p>
            <text:p text:style-name="P27">[image_name].mask.[ext]</text:p>
          </table:table-cell>
        </table:table-row>
        <table:table-row>
          <table:table-cell table:style-name="Table31.A2" office:value-type="string">
            <text:p text:style-name="P84">Mask directory</text:p>
          </table:table-cell>
          <table:table-cell table:style-name="Table31.B2" office:value-type="string">
            <text:p text:style-name="P28">The directory containing <text:span text:style-name="T91">mask</text:span> images.</text:p>
            <text:p text:style-name="P34">This parameter is optional.</text:p>
            <text:p text:style-name="P34">Mask images must be named with the same name as the parent image in the input directory. Or the images can be named <text:span text:style-name="T78">using the image title with the text 'mask.' placed before the image extension:</text:span></text:p>
            <text:p text:style-name="P28">[image_name].mask.[ext]</text:p>
          </table:table-cell>
        </table:table-row>
        <table:table-row>
          <table:table-cell table:style-name="Table31.A2" office:value-type="string">
            <text:p text:style-name="P78">Parameter file</text:p>
          </table:table-cell>
          <table:table-cell table:style-name="Table31.B2" office:value-type="string">
            <text:p text:style-name="P27">The name of the <text:span text:style-name="T6">FindFoci</text:span> parameters file</text:p>
          </table:table-cell>
        </table:table-row>
        <table:table-row>
          <table:table-cell table:style-name="Table31.A2" office:value-type="string">
            <text:p text:style-name="P78">Output directory</text:p>
          </table:table-cell>
          <table:table-cell table:style-name="Table31.B2" office:value-type="string">
            <text:p text:style-name="P27">The output directory.</text:p>
            <text:p text:style-name="P27">Note that the plugin will overwrite files <text:span text:style-name="T79">that </text:span>already exist</text:p>
          </table:table-cell>
        </table:table-row>
      </table:table>
      <text:p text:style-name="P136"/>
      <text:p text:style-name="P141">The <text:span text:style-name="T6">Mask directory</text:span> parameter is optional. This allows the user to place the mask images in a separate directory or the same directory as the input image. The mask will be found <text:soft-page-break/>using the following search order:</text:p>
      <text:list xml:id="list7027659103754352198" text:style-name="L9">
        <text:list-item>
          <text:p text:style-name="P237">[<text:span text:style-name="T6">Mask directory</text:span>] + [Image filename]</text:p>
        </text:list-item>
        <text:list-item>
          <text:p text:style-name="P237">[<text:span text:style-name="T6">Input directory</text:span>] + <text:span text:style-name="T45">[image_name].mask.[ext]</text:span></text:p>
        </text:list-item>
        <text:list-item>
          <text:p text:style-name="P236"><text:span text:style-name="T92">[</text:span><text:span text:style-name="T19">Mask directory</text:span><text:span text:style-name="T92">] + </text:span><text:span text:style-name="T45">[image_name].mask.[ext]</text:span></text:p>
        </text:list-item>
      </text:list>
      <text:p text:style-name="P235">It should be noted that the <text:span text:style-name="T6">FindFoci</text:span> plugin will process the current channel and time-frame of a hyperstack image. When opening the images the channel and time-frame will be set to 1. To process a specific channel and time-frame the user will have to <text:span text:style-name="T123">specify this using the parameters file, see heading '</text:span><text:span text:style-name="T123"><text:bookmark-ref text:reference-format="text" text:ref-name="__RefHeading__5096_1962641146">Custom channel, time frame and z-slice parameters</text:bookmark-ref></text:span><text:span text:style-name="T123">' in the section above</text:span>.</text:p>
      <text:h text:style-name="P286" text:outline-level="3">Output</text:h>
      <text:p text:style-name="P136">The <text:span text:style-name="T6">FindFoci Batch</text:span> <text:span text:style-name="T78">plugin will not produce any results within </text:span><text:span text:style-name="T12">ImageJ</text:span><text:span text:style-name="T78">. The standard table of results or mask image will not be displayed. It is possible to see the algorithm running in the </text:span><text:span text:style-name="T12">ImageJ</text:span><text:span text:style-name="T78"> status bar and in the </text:span><text:span text:style-name="T12">ImageJ</text:span><text:span text:style-name="T78"> log (if </text:span><text:span text:style-name="T12">Show log messages</text:span><text:span text:style-name="T78"> is enabled).</text:span></text:p>
      <text:p text:style-name="P233">All the results for each image are saved to the output directory. The results will be prefixed with the image title <text:span text:style-name="T125">and the channel (C), z-slice (Z) and time-frame (T) used when processing:</text:span></text:p>
      <text:p text:style-name="P253">[Title]_c[C]z[Z]t[T]</text:p>
      <text:p text:style-name="P254">If Z is zero then the entire z-stack was analysed. <text:span text:style-name="T126">To use the original title without the CZT suffix then add the 'Original_Title' parameter to the parameters file.</text:span></text:p>
      <text:p text:style-name="P254"><text:span text:style-name="T126">The following files are produced:</text:span></text:p>
      <table:table table:name="Table32" table:style-name="Table32">
        <table:table-column table:style-name="Table32.A"/>
        <table:table-column table:style-name="Table32.B"/>
        <table:table-row>
          <table:table-cell table:style-name="Table32.A1" office:value-type="string">
            <text:p text:style-name="P63">File</text:p>
          </table:table-cell>
          <table:table-cell table:style-name="Table32.B1" office:value-type="string">
            <text:p text:style-name="P63">Description</text:p>
          </table:table-cell>
        </table:table-row>
        <table:table-row>
          <table:table-cell table:style-name="Table32.A2" office:value-type="string">
            <text:p text:style-name="P82">.<text:span text:style-name="T79">xls</text:span></text:p>
          </table:table-cell>
          <table:table-cell table:style-name="Table32.B2" office:value-type="string">
            <text:p text:style-name="P22">The results of the <text:span text:style-name="T6">FindFoci</text:span> algorithm including foci sizes and coordinates</text:p>
          </table:table-cell>
        </table:table-row>
        <table:table-row>
          <table:table-cell table:style-name="Table32.A2" office:value-type="string">
            <text:p text:style-name="P78">.<text:span text:style-name="T79">roi</text:span></text:p>
          </table:table-cell>
          <table:table-cell table:style-name="Table32.B2" office:value-type="string">
            <text:p text:style-name="P22">An <text:span text:style-name="T6">ImageJ</text:span> ROI file that allows the foci to be loaded onto an image within <text:span text:style-name="T6">ImageJ</text:span></text:p>
          </table:table-cell>
        </table:table-row>
        <table:table-row>
          <table:table-cell table:style-name="Table32.A2" office:value-type="string">
            <text:p text:style-name="P78">.<text:span text:style-name="T79">params</text:span></text:p>
          </table:table-cell>
          <table:table-cell table:style-name="Table32.B2" office:value-type="string">
            <text:p text:style-name="P22">The parameters used for the analysis</text:p>
          </table:table-cell>
        </table:table-row>
        <table:table-row>
          <table:table-cell table:style-name="Table32.A2" office:value-type="string">
            <text:p text:style-name="P78">.<text:span text:style-name="T79">tiff</text:span></text:p>
          </table:table-cell>
          <table:table-cell table:style-name="Table32.B2" office:value-type="string">
            <text:p text:style-name="P22">The input image saved with the marked ROI. </text:p>
            <text:p text:style-name="P22">This is only produced if the option to <text:span text:style-name="T6">Mark maxima</text:span> is selected</text:p>
          </table:table-cell>
        </table:table-row>
        <table:table-row>
          <table:table-cell table:style-name="Table32.A2" office:value-type="string">
            <text:p text:style-name="P78">.<text:span text:style-name="T79">mask.tiff</text:span></text:p>
          </table:table-cell>
          <table:table-cell table:style-name="Table32.B2" office:value-type="string">
            <text:p text:style-name="P22">The output mask image. </text:p>
            <text:p text:style-name="P22">This is only produced if the option to <text:span text:style-name="T6">Show mask </text:span>is selected</text:p>
          </table:table-cell>
        </table:table-row>
        <table:table-row>
          <table:table-cell table:style-name="Table32.A2" office:value-type="string">
            <text:p text:style-name="P78">.<text:span text:style-name="T101">objects.tiff</text:span></text:p>
          </table:table-cell>
          <table:table-cell table:style-name="Table32.B2" office:value-type="string">
            <text:p text:style-name="P41">The input mask image reprocessed to display the identified objects.</text:p>
            <text:p text:style-name="P23">This is only produced if the option<text:span text:style-name="T101">s </text:span><text:span text:style-name="T28">Object analysis</text:span><text:span text:style-name="T101"> and </text:span><text:span text:style-name="T28">Show object mask</text:span><text:span text:style-name="T101"> are </text:span>selected</text:p>
          </table:table-cell>
        </table:table-row>
      </table:table>
      <text:p text:style-name="P136"/>
      <text:p text:style-name="P27">Note that the plugin will overwrite files <text:span text:style-name="T79">that </text:span>already exist <text:span text:style-name="T79">in the output directory. Therefore care must be taken when selecting the output directory to be the same as the input directory. Conflicts should not be possible given the results contain the CZT position that was analysed. However existing files (including previous results) will be over-written.</text:span></text:p>
      <text:h text:style-name="P259" text:outline-level="1"><text:bookmark-start text:name="__RefHeading__3576_586228303"/>FindFoci Optimiser<text:bookmark-end text:name="__RefHeading__3576_586228303"/></text:h>
      <text:p text:style-name="Text_20_body"><text:span text:style-name="T6">ImageJ</text:span> plugin that iterates through combinations of parameters for the <text:span text:style-name="T6">FindFoci</text:span>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8"><draw:image xlink:href="Pictures/10000201000001950000015B5FB54CDF.png" xlink:type="simple" xlink:show="embed" xlink:actuate="onLoad"/></draw:frame></text:p>
      <text:p text:style-name="P1">Input image with manually identified peaks. These are used a reference points for optimisation of the <text:span text:style-name="T6">FindFoci</text:span> algorithm.</text:p>
      <text:h text:style-name="Heading_20_3" text:outline-level="3"><text:soft-page-break/>Example Output</text:h>
      <text:p text:style-name="P1"><draw:frame draw:style-name="fr1" draw:name="Image7" text:anchor-type="as-char" svg:width="10.714cm" svg:height="9.179cm" draw:z-index="39"><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40"><draw:image xlink:href="Pictures/10000201000003DC0000012C076CD8B5.png" xlink:type="simple" xlink:show="embed" xlink:actuate="onLoad"/></draw:frame></text:p>
      <text:p text:style-name="P3"><draw:frame draw:style-name="fr2" draw:name="Image9" text:anchor-type="as-char" svg:width="17cm" svg:height="5.161cm" draw:z-index="41"><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282" text:outline-level="2">Features</text:h>
      <text:list xml:id="list143931520049662" text:continue-list="list143931376131121" text:style-name="L2">
        <text:list-item>
          <text:p text:style-name="P197">Enumerates combinations of parameters for the <text:span text:style-name="T6">FindFoci</text:span> plugin</text:p>
        </text:list-item>
        <text:list-item>
          <text:p text:style-name="P197">Compares the results to a reference image</text:p>
        </text:list-item>
        <text:list-item>
          <text:p text:style-name="P197">Reports the best parameters to identify the reference peaks</text:p>
        </text:list-item>
        <text:list-item>
          <text:p text:style-name="P197">Save the results table to file</text:p>
        </text:list-item>
        <text:list-item>
          <text:p text:style-name="P197">Staged processing allows fast enumeration of parameters</text:p>
        </text:list-item>
        <text:list-item>
          <text:p text:style-name="P206">Supports 2D/3D foci</text:p>
        </text:list-item>
      </text:list>
      <text:h text:style-name="Heading_20_2" text:outline-level="2">Overview</text:h>
      <text:p text:style-name="P150">The <text:span text:style-name="T6">FindFoci Optimiser</text:span> provides the ability <text:span text:style-name="T103">set multiple</text:span> options for each parameter of the <text:span text:style-name="T6">FindFoci</text:span> plugin. <text:span text:style-name="T103">All the combinations are run and the results compared to a reference image to identify the best combination</text:span>. </text:p>
      <text:p text:style-name="P150"><text:span text:style-name="T103">The options for each parameter are specified by the user. </text:span>In the case of selection inputs and flags it is possible to specify more than one option for each parameter. In the case of numeric inputs it is possible to select a lower limit, upper limit and increment to use, e.g. 0 to 10 in 2 step intervals. The optimiser then runs the <text:span text:style-name="T6">FindFoci</text:span> plugin for all the combinations of parameters.</text:p>
      <text:p text:style-name="Text_20_body">Since the <text:span text:style-name="T6">FindFoci</text:span>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text:span text:style-name="T6">FindFoci</text:span> plugin is compared to a reference image with marked maxima and scored using various metrics. The final results are ranked and the best parameters identified.</text:p>
      <text:p text:style-name="P128">Note that the optimiser runs on a single image. It is possible to run the optimiser on multiple images and combine all the results using the Find Foci Optimiser Multi-Image plugin. This plugin is described in a later section.</text:p>
      <text:h text:style-name="Heading_20_3" text:outline-level="3"><text:bookmark-start text:name="__RefHeading__3574_586228303"/>Stage 1: <text:span text:style-name="T103">Create </text:span>Reference <text:span text:style-name="T103">Foci</text:span><text:bookmark-end text:name="__RefHeading__3574_586228303"/></text:h>
      <text:p text:style-name="P148">The optimiser requires a reference set of foci to set a benchmark for the algorithm. The aim is to match the reference foci as closely as possible. Reference foci can be created using two methods: (a) Using the <text:span text:style-name="T6">ImageJ </text:span>ROI tool to mark the image; or (b) Using a text file. 3D coordinates are only supported using the text file method.</text:p>
      <text:h text:style-name="Heading_20_4" text:outline-level="4">Mark Foci on the Image</text:h>
      <text:p text:style-name="Text_20_body">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7">Alt</text:span> key and clicking them.</text:p>
      <text:p text:style-name="Text_20_body"><text:soft-page-break/>Once the image maxima have been labelled you can save the image as a TIFF. <text:span text:style-name="T6">ImageJ</text:span> will save the ROI points to the image and they will be shown when the image is next opened.</text:p>
      <text:p text:style-name="P149"><text:span text:style-name="T105">Note: </text:span><text:span text:style-name="T104">T</text:span>he ImageJ ROI tool only supports 2D coordinates. To label foci on a 3D image with multiple slices will require using a text file. The <text:span text:style-name="T6">Point Extractor </text:span>plugin can be used to assist in this task <text:span text:style-name="T113">(see section </text:span><text:span text:style-name="T113"><text:bookmark-ref text:reference-format="text" text:ref-name="__RefHeading__4955_1221459560">Point Extractor</text:bookmark-ref></text:span><text:span text:style-name="T113">)</text:span>.</text:p>
      <text:h text:style-name="Heading_20_4" text:outline-level="4">Specify Foci in a Text File</text:h>
      <text:p text:style-name="P151">The reference foci can be loaded from a text file. This supports both 2D and 3D coordinates.</text:p>
      <text:p text:style-name="P151">The file must contain records with X, Y and optionally Z coordinates, i.e.</text:p>
      <text:p text:style-name="P151">x<text:tab/>y<text:tab/>[z]</text:p>
      <text:p text:style-name="P151">If no Z-coordinate is present for any record then the points will be loaded as 2D. Each field can be delimited by either a comma, space or tab character. This file can be created manually or the <text:span text:style-name="T6">Point Extractor</text:span> plugin can be used to create the file from points on an image or within the <text:span text:style-name="T6">ImageJ </text:span>ROI Manager.</text:p>
      <text:p text:style-name="P68">File Location</text:p>
      <text:p text:style-name="P151">The text file for the image must be placed in the same directory as the image that will be analysed by the <text:span text:style-name="T6">FindFoci Optimiser</text:span>. The file should be named using the same filename as the image but using the suffix '.csv'; '.xyz'; or '.txt'. E.g.</text:p>
      <text:p text:style-name="P151">/myFiles/image1.tiff</text:p>
      <text:p text:style-name="P151">/myFiles/image1.csv</text:p>
      <text:h text:style-name="Heading_20_4" text:outline-level="4">Loading the Foci</text:h>
      <text:p text:style-name="P151">When the <text:span text:style-name="T6">FindFoci Optimiser</text:span> is run it identifies the original source file for the image. It then searches the same directory for a coordinate text file and attempts to load the foci. If it cannot load the foci from file then the foci are loaded directly from the image using the marked point ROI. This means that any foci marked on an image are ignored if a coordinate file exists for that image. Also note that the z-component of 3D foci loaded from file is ignored if the test image is not a 3D stack.</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draw:frame draw:style-name="fr1" draw:name="Image10" text:anchor-type="as-char" svg:width="8.65cm" svg:height="3.067cm" draw:z-index="42"><draw:image xlink:href="Pictures/100002010000014700000074EC355865.png" xlink:type="simple" xlink:show="embed" xlink:actuate="onLoad"/></draw:frame></text:p>
      <text:p text:style-name="Text_20_body">If you run the optimiser a progress bar will show in the <text:span text:style-name="T6">ImageJ</text:span>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text:soft-page-break/>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text:span text:style-name="T6">FindFoci</text:span> plugin by comparing the locations of the identified maxima to the reference image. Maxima are deemed to be correct if they are within a set distance of a reference point. The cut-off distance is configured in the plugin options. <text:span text:style-name="T90">The </text:span>default is 5% of the image width/<text:span text:style-name="T90">height, whichever is smaller. Note that the distance will be computed in 3D if reference foci have been loaded from a 3D coordinate file.</text:span></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282" text:outline-level="2"><text:bookmark-start text:name="__RefHeading__1241_629338604"/>Plugin Interface<text:bookmark-end text:name="__RefHeading__1241_629338604"/></text:h>
      <text:p text:style-name="Text_20_body">The <text:span text:style-name="T6">FindFoci Optimiser</text:span> interface uses the standard <text:span text:style-name="T6">ImageJ</text:span> Generic Dialog. The plugin has many options <text:span text:style-name="T82">as shown in the </text:span>following image. </text:p>
      <text:p text:style-name="P2"><draw:frame draw:style-name="fr2" draw:name="Image11" text:anchor-type="as-char" svg:width="17cm" svg:height="12.285cm" draw:z-index="43"><draw:image xlink:href="Pictures/10000201000003CE000002C0631C4DE1.png" xlink:type="simple" xlink:show="embed" xlink:actuate="onLoad"/></draw:frame></text:p>
      <text:h text:style-name="P287" text:outline-level="3">Settings Presets</text:h>
      <text:p text:style-name="P125">To simplify configuration of the optimiser there is a <text:span text:style-name="T6">Settings</text:span> drop-down item that allows the user to choose from various presets. The following presets are available:</text:p>
      <table:table table:name="Table33" table:style-name="Table33">
        <table:table-column table:style-name="Table33.A"/>
        <table:table-column table:style-name="Table33.B"/>
        <table:table-column table:style-name="Table33.C"/>
        <table:table-row>
          <table:table-cell table:style-name="Table33.A1" office:value-type="string">
            <text:p text:style-name="P60">Preset</text:p>
          </table:table-cell>
          <table:table-cell table:style-name="Table33.A1" office:value-type="string">
            <text:p text:style-name="P60">Combinations</text:p>
          </table:table-cell>
          <table:table-cell table:style-name="Table33.C1" office:value-type="string">
            <text:p text:style-name="P59">Description</text:p>
          </table:table-cell>
        </table:table-row>
        <table:table-row>
          <table:table-cell table:style-name="Table33.A2" office:value-type="string">
            <text:p text:style-name="P79">Custom</text:p>
          </table:table-cell>
          <table:table-cell table:style-name="Table33.A2" office:value-type="string">
            <text:p text:style-name="P25">Variable</text:p>
          </table:table-cell>
          <table:table-cell table:style-name="Table33.C2" office:value-type="string">
            <text:p text:style-name="P24">This preset is selected when the user modifies any of the fields. </text:p>
          </table:table-cell>
        </table:table-row>
        <table:table-row>
          <table:table-cell table:style-name="Table33.A2" office:value-type="string">
            <text:p text:style-name="P79">Testing</text:p>
          </table:table-cell>
          <table:table-cell table:style-name="Table33.A2" office:value-type="string">
            <text:p text:style-name="P24">12</text:p>
          </table:table-cell>
          <table:table-cell table:style-name="Table33.C2" office:value-type="string">
            <text:p text:style-name="P24">A small number of combinations for testing</text:p>
          </table:table-cell>
        </table:table-row>
        <table:table-row>
          <table:table-cell table:style-name="Table33.A2" office:value-type="string">
            <text:p text:style-name="P79">Default</text:p>
          </table:table-cell>
          <table:table-cell table:style-name="Table33.A2" office:value-type="string">
            <text:p text:style-name="P33">720</text:p>
          </table:table-cell>
          <table:table-cell table:style-name="Table33.C2" office:value-type="string">
            <text:p text:style-name="P24">The default combinations to try a range of parameters that are applicable to many images</text:p>
          </table:table-cell>
        </table:table-row>
        <table:table-row>
          <table:table-cell table:style-name="Table33.A2" office:value-type="string">
            <text:p text:style-name="P79">Benchmark</text:p>
          </table:table-cell>
          <table:table-cell table:style-name="Table33.A2" office:value-type="string">
            <text:p text:style-name="P79">19,800</text:p>
          </table:table-cell>
          <table:table-cell table:style-name="Table33.C2" office:value-type="string">
            <text:p text:style-name="P24">A set of combinations that can be used as an initial search of the entire range of the algorithm parameters</text:p>
          </table:table-cell>
        </table:table-row>
      </table:table>
      <text:p text:style-name="P126"/>
      <text:p text:style-name="P125">It is possible to select any of the presets as a starting point for parameter configuration. When any setting is changed (except the results filename) the <text:span text:style-name="T6">Settings</text:span> option will change to <text:span text:style-name="T6">Custom</text:span>. It is possible to revert back to the preset by selecting it again from the <text:span text:style-name="T6">Settings</text:span> drop-down. In this event the current <text:span text:style-name="T83">c</text:span>ustom settings will be saved so that the user can <text:soft-page-break/>switch back to their customised settings using the drop-down. However if any changes are made to the preset values then the saved <text:span text:style-name="T83">c</text:span>ustom settings will be discarded (since a new <text:span text:style-name="T83">c</text:span>ustom settings will be started).</text:p>
      <text:p text:style-name="P126"><text:span text:style-name="T83">Using custom settings is the best way to search for the optimum </text:span><text:span text:style-name="T15">FindFoci</text:span><text:span text:style-name="T83"> parameters since each image analysis is unique</text:span>. <text:span text:style-name="T83">The following sections explain how to configure the optimiser parameters.</text:span></text:p>
      <text:h text:style-name="Heading_20_3" text:outline-level="3">Initialisation Parameters</text:h>
      <text:p text:style-name="Text_20_body">The <text:span text:style-name="T6">FindFoci</text:span> algorithm must be initialised <text:span text:style-name="T82">with an image and optionally a mask identifying which </text:span>pixels that are to be processed. The pixels are used to calculate image statistics and a background level for the peak finding algorithm. The optimiser will run the <text:span text:style-name="T6">FindFoci</text:span>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55">Initialisation Option</text:p>
          </table:table-cell>
          <table:table-cell table:style-name="Table8.B1" office:value-type="string">
            <text:p text:style-name="P55">Description</text:p>
          </table:table-cell>
        </table:table-row>
        <table:table-row>
          <table:table-cell table:style-name="Table8.A2" office:value-type="string">
            <text:p text:style-name="P71">Mask</text:p>
          </table:table-cell>
          <table:table-cell table:style-name="Table8.B2" office:value-type="string">
            <text:p text:style-name="P6">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71">Background SD above mean</text:p>
          </table:table-cell>
          <table:table-cell table:style-name="Table8.B2" office:value-type="string">
            <text:p text:style-name="P6">Use the <text:span text:style-name="T7">SD above Mean</text:span> background method. </text:p>
            <text:p text:style-name="P6">It is not allowed to use this at the same time as the <text:span text:style-name="T7">Absolute</text:span> method</text:p>
          </table:table-cell>
        </table:table-row>
        <table:table-row>
          <table:table-cell table:style-name="Table8.A2" office:value-type="string">
            <text:p text:style-name="P71">Background Absolute</text:p>
          </table:table-cell>
          <table:table-cell table:style-name="Table8.B2" office:value-type="string">
            <text:p text:style-name="P6">Use the <text:span text:style-name="T7">Absolute</text:span> background method. </text:p>
            <text:p text:style-name="P6">It is not allowed to use this at the same time as the <text:span text:style-name="T7">SD above Mean</text:span> method</text:p>
          </table:table-cell>
        </table:table-row>
        <table:table-row>
          <table:table-cell table:style-name="Table8.A2" office:value-type="string">
            <text:p text:style-name="P71">Background parameter</text:p>
          </table:table-cell>
          <table:table-cell table:style-name="Table8.B2" office:value-type="string">
            <text:p text:style-name="P6">Set the lower limit, upper limit and increment for enumerating the background parameter passed to the background method. This applies to either <text:span text:style-name="T7">SD above mean</text:span> or <text:span text:style-name="T7">Absolute</text:span></text:p>
          </table:table-cell>
        </table:table-row>
        <table:table-row>
          <table:table-cell table:style-name="Table8.A2" office:value-type="string">
            <text:p text:style-name="P71">Background Auto Threshold</text:p>
          </table:table-cell>
          <table:table-cell table:style-name="Table8.B2" office:value-type="string">
            <text:p text:style-name="P6">Use the <text:span text:style-name="T7">Auto Threshold</text:span> background method</text:p>
          </table:table-cell>
        </table:table-row>
        <table:table-row>
          <table:table-cell table:style-name="Table8.A2" office:value-type="string">
            <text:p text:style-name="P71">Auto threshold</text:p>
          </table:table-cell>
          <table:table-cell table:style-name="Table8.B2" office:value-type="string">
            <text:p text:style-name="P6">The method for performing the <text:span text:style-name="T7">Auto Threshold</text:span> calculation. The text field supports a comma-delimited list for multiple options</text:p>
          </table:table-cell>
        </table:table-row>
        <table:table-row>
          <table:table-cell table:style-name="Table8.A2" office:value-type="string">
            <text:p text:style-name="P71">Statistics mode</text:p>
          </table:table-cell>
          <table:table-cell table:style-name="Table8.B2" office:value-type="string">
            <text:p text:style-name="P6">When a mask image is used it is possible to set the region used to calculate the image statistics:</text:p>
            <text:p text:style-name="P6">Inside – Use the pixels inside the image mask<text:line-break/>Outside – Use the pixels outside the image mask<text:line-break/>Both – Use all the pixels in the image</text:p>
            <text:p text:style-name="P6">When no mask image is used this option is ignored</text:p>
          </table:table-cell>
        </table:table-row>
      </table:table>
      <text:h text:style-name="Heading_20_3" text:outline-level="3">Search Parameters</text:h>
      <text:p text:style-name="Text_20_body">The optimiser will run the <text:span text:style-name="T6">FindFoci</text:span>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55">Search Option</text:p>
          </table:table-cell>
          <table:table-cell table:style-name="Table10.B1" office:value-type="string">
            <text:p text:style-name="P55">Description</text:p>
          </table:table-cell>
        </table:table-row>
        <text:soft-page-break/>
        <table:table-row>
          <table:table-cell table:style-name="Table10.A2" office:value-type="string">
            <text:p text:style-name="P71">Search above background</text:p>
          </table:table-cell>
          <table:table-cell table:style-name="Table10.B2" office:value-type="string">
            <text:p text:style-name="P6">Use the <text:span text:style-name="T7">Search above background</text:span> method</text:p>
          </table:table-cell>
        </table:table-row>
        <table:table-row>
          <table:table-cell table:style-name="Table10.A2" office:value-type="string">
            <text:p text:style-name="P71">Search fraction of peak</text:p>
          </table:table-cell>
          <table:table-cell table:style-name="Table10.B2" office:value-type="string">
            <text:p text:style-name="P6">Use the <text:span text:style-name="T7">Fraction of peak – background</text:span> method</text:p>
          </table:table-cell>
        </table:table-row>
        <table:table-row>
          <table:table-cell table:style-name="Table10.A2" office:value-type="string">
            <text:p text:style-name="P71">Search parameter</text:p>
          </table:table-cell>
          <table:table-cell table:style-name="Table10.B2" office:value-type="string">
            <text:p text:style-name="P6">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text:span text:style-name="T6">FindFoci</text:span>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55">Peak Merge Option</text:p>
          </table:table-cell>
          <table:table-cell table:style-name="Table12.B1" office:value-type="string">
            <text:p text:style-name="P55">Description</text:p>
          </table:table-cell>
        </table:table-row>
        <table:table-row>
          <table:table-cell table:style-name="Table12.A2" office:value-type="string">
            <text:p text:style-name="P71">Minimum size</text:p>
          </table:table-cell>
          <table:table-cell table:style-name="Table12.B2" office:value-type="string">
            <text:p text:style-name="P6">Set the lower limit, upper limit and increment for enumerating the minimum size parameter passed to the peak merge method</text:p>
          </table:table-cell>
        </table:table-row>
        <table:table-row>
          <table:table-cell table:style-name="Table12.A2" office:value-type="string">
            <text:p text:style-name="P71">Minimum above saddle</text:p>
          </table:table-cell>
          <table:table-cell table:style-name="Table12.B2" office:value-type="string">
            <text:p text:style-name="P6">Set the option for limiting the peak size to above the saddle. Select Yes; No; or Both</text:p>
          </table:table-cell>
        </table:table-row>
        <table:table-row>
          <table:table-cell table:style-name="Table12.A2" office:value-type="string">
            <text:p text:style-name="P71">Minimum peak height</text:p>
          </table:table-cell>
          <table:table-cell table:style-name="Table12.B2" office:value-type="string">
            <text:p text:style-name="P6">Set the method for setting the minimum peak height</text:p>
          </table:table-cell>
        </table:table-row>
        <table:table-row>
          <table:table-cell table:style-name="Table12.A2" office:value-type="string">
            <text:p text:style-name="P71">Peak parameter</text:p>
          </table:table-cell>
          <table:table-cell table:style-name="Table12.B2" office:value-type="string">
            <text:p text:style-name="P6">Set the lower limit, upper limit and increment for enumerating the parameter passed to the minimum peak height method</text:p>
          </table:table-cell>
        </table:table-row>
      </table:table>
      <text:h text:style-name="Heading_20_3" text:outline-level="3">Results Parameters</text:h>
      <table:table table:name="Table15" table:style-name="Table15">
        <table:table-column table:style-name="Table15.A"/>
        <table:table-column table:style-name="Table15.B"/>
        <table:table-row>
          <table:table-cell table:style-name="Table15.A1" office:value-type="string">
            <text:p text:style-name="P55">Option</text:p>
          </table:table-cell>
          <table:table-cell table:style-name="Table15.B1" office:value-type="string">
            <text:p text:style-name="P55">Description</text:p>
          </table:table-cell>
        </table:table-row>
        <table:table-row>
          <table:table-cell table:style-name="Table15.A2" office:value-type="string">
            <text:p text:style-name="P71">Sort Method</text:p>
          </table:table-cell>
          <table:table-cell table:style-name="Table15.B2" office:value-type="string">
            <text:p text:style-name="P6">Set the method used to sort the peaks before extracting the top N. </text:p>
            <text:p text:style-name="P6">Multiple options can be specified using a comma-delimited list</text:p>
          </table:table-cell>
        </table:table-row>
        <table:table-row>
          <table:table-cell table:style-name="Table15.A2" office:value-type="string">
            <text:p text:style-name="P71">Maximum peaks</text:p>
          </table:table-cell>
          <table:table-cell table:style-name="Table15.B2" office:value-type="string">
            <text:p text:style-name="P6">Set the maximum number of peak results</text:p>
          </table:table-cell>
        </table:table-row>
      </table:table>
      <text:h text:style-name="Heading_20_3" text:outline-level="3">Extra Parameters</text:h>
      <text:p text:style-name="Text_20_body">Control other options available within the <text:span text:style-name="T6">FindFoci</text:span> plugin.</text:p>
      <table:table table:name="Table11" table:style-name="Table11">
        <table:table-column table:style-name="Table11.A"/>
        <table:table-column table:style-name="Table11.B"/>
        <table:table-row>
          <table:table-cell table:style-name="Table11.A1" office:value-type="string">
            <text:p text:style-name="P55">Option</text:p>
          </table:table-cell>
          <table:table-cell table:style-name="Table11.B1" office:value-type="string">
            <text:p text:style-name="P55">Description</text:p>
          </table:table-cell>
        </table:table-row>
        <table:table-row>
          <table:table-cell table:style-name="Table11.A2" office:value-type="string">
            <text:p text:style-name="P71">Gaussian blur</text:p>
          </table:table-cell>
          <table:table-cell table:style-name="Table11.B2" office:value-type="string">
            <text:p text:style-name="P6">Set the size of the blur to apply before running the Find Peak algorithm. </text:p>
            <text:p text:style-name="P6">Multiple options can be specified using a comma-delimited list</text:p>
          </table:table-cell>
        </table:table-row>
        <table:table-row>
          <table:table-cell table:style-name="Table11.A2" office:value-type="string">
            <text:p text:style-name="P71">Centre method</text:p>
          </table:table-cell>
          <table:table-cell table:style-name="Table11.B2" office:value-type="string">
            <text:p text:style-name="P6">Set the method used to determine the centre of the peak. </text:p>
            <text:p text:style-name="P6">Multiple options can be specified using a comma-delimited list</text:p>
          </table:table-cell>
        </table:table-row>
        <table:table-row>
          <table:table-cell table:style-name="Table11.A2" office:value-type="string">
            <text:p text:style-name="P71">Centre parameter</text:p>
          </table:table-cell>
          <table:table-cell table:style-name="Table11.B2" office:value-type="string">
            <text:p text:style-name="P6">Set the lower limit, upper limit and increment for enumerating the parameter passed to the centre method</text:p>
          </table:table-cell>
        </table:table-row>
      </table:table>
      <text:h text:style-name="Heading_20_3" text:outline-level="3"><text:soft-page-break/>Optimisation Parameters</text:h>
      <text:p text:style-name="Text_20_body">The <text:span text:style-name="T6">FindFoci Optimiser</text:span> plugin has several options for controlling how the <text:span text:style-name="T6">FindFoci</text:span> results are calculated and ranked.</text:p>
      <table:table table:name="Table13" table:style-name="Table13">
        <table:table-column table:style-name="Table13.A"/>
        <table:table-column table:style-name="Table13.B"/>
        <table:table-row>
          <table:table-cell table:style-name="Table13.A1" office:value-type="string">
            <text:p text:style-name="P55">Option</text:p>
          </table:table-cell>
          <table:table-cell table:style-name="Table13.B1" office:value-type="string">
            <text:p text:style-name="P55">Description</text:p>
          </table:table-cell>
        </table:table-row>
        <table:table-row>
          <table:table-cell table:style-name="Table13.A2" office:value-type="string">
            <text:p text:style-name="P83">Match search method</text:p>
          </table:table-cell>
          <table:table-cell table:style-name="Table13.B2" office:value-type="string">
            <text:p text:style-name="P31">Choose the method for specifying the distance for two peaks to be a match:</text:p>
            <text:p text:style-name="P31">Relative – Use a distance relative to the shortest edge (width or height) in the image</text:p>
            <text:p text:style-name="P31">Absolute – Use an absolute distance in pixels</text:p>
          </table:table-cell>
        </table:table-row>
        <table:table-row>
          <table:table-cell table:style-name="Table13.A2" office:value-type="string">
            <text:p text:style-name="P71">match search <text:span text:style-name="T89">distance</text:span></text:p>
          </table:table-cell>
          <table:table-cell table:style-name="Table13.B2" office:value-type="string">
            <text:p text:style-name="P32">Set the distance limit used to determine if a peak maxima and a reference point are a match. </text:p>
            <text:p text:style-name="P32">This value is specified as a fraction of the image short edge, e.g. 0.05 for a 600x400 pixel image would be 20 pixels (400 x 0.05), <text:span text:style-name="T89">or an absolute value in pixels (see </text:span><text:span text:style-name="T20">Match search method</text:span><text:span text:style-name="T89">)</text:span></text:p>
          </table:table-cell>
        </table:table-row>
        <table:table-row>
          <table:table-cell table:style-name="Table13.A2" office:value-type="string">
            <text:p text:style-name="P71">Result sort method</text:p>
          </table:table-cell>
          <table:table-cell table:style-name="Table13.B2" office:value-type="string">
            <text:p text:style-name="P6">Specify the metric used to sort the results</text:p>
          </table:table-cell>
        </table:table-row>
        <table:table-row>
          <table:table-cell table:style-name="Table13.A2" office:value-type="string">
            <text:p text:style-name="P71">F-beta</text:p>
          </table:table-cell>
          <table:table-cell table:style-name="Table13.B2" office:value-type="string">
            <text:p text:style-name="P6">Specify the beta parameter used to calculate the custom F-score</text:p>
          </table:table-cell>
        </table:table-row>
        <table:table-row>
          <table:table-cell table:style-name="Table13.A2" office:value-type="string">
            <text:p text:style-name="P71">Maximum results</text:p>
          </table:table-cell>
          <table:table-cell table:style-name="Table13.B2" office:value-type="string">
            <text:p text:style-name="P6">Specify the maximum number of results to include in the result table</text:p>
          </table:table-cell>
        </table:table-row>
        <table:table-row>
          <table:table-cell table:style-name="Table13.A2" office:value-type="string">
            <text:p text:style-name="P71">Step limit</text:p>
          </table:table-cell>
          <table:table-cell table:style-name="Table13.B2" office:value-type="string">
            <text:p text:style-name="P6">The optimiser will not run if the total number of combinations (steps) is above the <text:span text:style-name="T6">Step limit</text:span>. This parameter can be used to increase the potential optimisation space</text:p>
          </table:table-cell>
        </table:table-row>
      </table:table>
      <text:h text:style-name="Heading_20_3" text:outline-level="3">Additional Parameters</text:h>
      <text:p text:style-name="Text_20_body">The <text:span text:style-name="T6">FindFoci Optimiser</text:span> plugin has several options for controlling how the <text:span text:style-name="T6">FindFoci</text:span> results are calculated and ranked.</text:p>
      <table:table table:name="Table27" table:style-name="Table27">
        <table:table-column table:style-name="Table27.A"/>
        <table:table-column table:style-name="Table27.B"/>
        <table:table-row>
          <table:table-cell table:style-name="Table27.A1" office:value-type="string">
            <text:p text:style-name="P55">Option</text:p>
          </table:table-cell>
          <table:table-cell table:style-name="Table27.B1" office:value-type="string">
            <text:p text:style-name="P55">Description</text:p>
          </table:table-cell>
        </table:table-row>
        <table:table-row>
          <table:table-cell table:style-name="Table27.A2" office:value-type="string">
            <text:p text:style-name="P71">Show score images</text:p>
          </table:table-cell>
          <table:table-cell table:style-name="Table27.B2" office:value-type="string">
            <text:p text:style-name="P6">If enabled the optimiser will show three duplicates of the input image with <text:span text:style-name="T104">overlay</text:span> points marking the True Positives, False Positives and the False Negatives. <text:span text:style-name="T104">The points are shown using an overlay as this can label points to a specific slice of a 3D stack. (Point ROI would be visible through the entire stack.)</text:span></text:p>
          </table:table-cell>
        </table:table-row>
        <table:table-row>
          <table:table-cell table:style-name="Table27.A2" office:value-type="string">
            <text:p text:style-name="P71">Result file</text:p>
          </table:table-cell>
          <table:table-cell table:style-name="Table27.B2" office:value-type="string">
            <text:p text:style-name="P6">Provide the prefix for the results files. The prefix should be a full path to a valid directory and include a filename prefix, e.g. /tmp/FindPeaks</text:p>
            <text:p text:style-name="P6">Results files will have a suffix added corresponding to the result:</text:p>
            <text:p text:style-name="P42">.results.txt – Contains the optimiser results<text:line-break/>.points.csv – Contains the peak coordinates from the best<text:line-break/>.<text:span text:style-name="T102">params – Contains the </text:span><text:span text:style-name="T29">FindFoci</text:span><text:span text:style-name="T102"> parameters for the best result (this can be input to the </text:span><text:span text:style-name="T29">FindFoci Batch</text:span><text:span text:style-name="T102"> plugin)</text:span></text:p>
          </table:table-cell>
        </table:table-row>
      </table:table>
      <text:h text:style-name="Heading_20_3" text:outline-level="3"><text:soft-page-break/>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4150709526556401453" text:style-name="L10">
        <text:list-item>
          <text:p text:style-name="P216">Background parameter</text:p>
        </text:list-item>
        <text:list-item>
          <text:p text:style-name="P216">Search parameter</text:p>
        </text:list-item>
        <text:list-item>
          <text:p text:style-name="P216">Minimum size</text:p>
        </text:list-item>
        <text:list-item>
          <text:p text:style-name="P216">Peak Parameter</text:p>
        </text:list-item>
        <text:list-item>
          <text:p text:style-name="P216">Centre parameter</text:p>
        </text:list-item>
      </text:list>
      <text:p text:style-name="Text_20_body">The plugin has several text fields that accept multiple values in a comma-delimited list. The following fields allow a comma-delimited list:</text:p>
      <text:list xml:id="list7763638662164218789" text:style-name="L11">
        <text:list-item>
          <text:p text:style-name="P217">Auto-threshold</text:p>
        </text:list-item>
        <text:list-item>
          <text:p text:style-name="P217">Statistics mode</text:p>
        </text:list-item>
        <text:list-item>
          <text:p text:style-name="P217">Sort method</text:p>
        </text:list-item>
        <text:list-item>
          <text:p text:style-name="P217">Centre method</text:p>
        </text:list-item>
        <text:list-item>
          <text:p text:style-name="P239"><text:span text:style-name="T7">Gaussian blur</text:span>*</text:p>
        </text:list-item>
      </text:list>
      <text:p text:style-name="Text_20_body">* The use of a list for <text:span text:style-name="T7">Gaussian blur</text:span> is due to the fact that changes in the blur radius are most noticeable at increasing increments, e.g. 1, 2, 4, 8, 16. In this case a range field with a linear increment is unwanted.</text:p>
      <text:h text:style-name="Heading_20_3" text:outline-level="3">Output</text:h>
      <text:p text:style-name="Text_20_body">The <text:span text:style-name="T6">FindFoci Optimiser</text:span> records the parameters and results of each run of the <text:span text:style-name="T6">FindFoci</text:span> algorithm. The best results are shown in a result table and the complete results can be saved to file. The plugin also runs the <text:span text:style-name="T6">FindFoci</text:span> plugin using the optimal parameters on the input image to show the result peaks. Further details are outlined below.</text:p>
      <text:h text:style-name="Heading_20_3" text:outline-level="3">Result Table</text:h>
      <text:p text:style-name="Text_20_body">The result table shows the top scoring results from all the parameter combinations. The results are sorted using the <text:span text:style-name="T6">Result sort method</text:span> parameter and limited to the number specified by the <text:span text:style-name="T6">Maximum results</text:span> parameter. Results are presented in descending order so that the best result from the most recent analysis is shown at the bottom of the table.</text:p>
      <text:p text:style-name="P152">In the event that two sets of parameters have an equal score then <text:span text:style-name="T106">the results are ranked using a second metric. By default this is the RMSD (a measure of how close the true positives are to the answer) or if RMSD is chosen as the primary rank metric, the Jaccard.</text:span></text:p>
      <text:p text:style-name="P152">In the event <text:span text:style-name="T108">of a tie </text:span>the parameters that have the most conservative settings are ranked first. The following logic is used:</text:p>
      <text:list xml:id="list1793851710617431955" text:style-name="L12">
        <text:list-item>
          <text:p text:style-name="P256">Lowest blur</text:p>
        </text:list-item>
        <text:list-item>
          <text:p text:style-name="P256">Background method: None &lt; Auto-threshold &lt; Std.Dev above mean &lt; Mean &lt; Absolute</text:p>
        </text:list-item>
        <text:list-item>
          <text:p text:style-name="P256">Lowest minimum size</text:p>
        </text:list-item>
        <text:list-item>
          <text:p text:style-name="P256"><text:soft-page-break/>Search method: Above background &lt; Fraction of peak - background &lt; Half peak value</text:p>
        </text:list-item>
        <text:list-item>
          <text:p text:style-name="P256">Lowest search parameter</text:p>
        </text:list-item>
        <text:list-item>
          <text:p text:style-name="P256">Peak method: Relative above background &lt; Relative height &lt; Absolute height</text:p>
        </text:list-item>
        <text:list-item>
          <text:p text:style-name="P256">Lowest peak parameter</text:p>
        </text:list-item>
        <text:list-item>
          <text:p text:style-name="P240">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55">Metric</text:p>
          </table:table-cell>
          <table:table-cell table:style-name="Table9.B1" office:value-type="string">
            <text:p text:style-name="P55">Description</text:p>
          </table:table-cell>
        </table:table-row>
        <table:table-row>
          <table:table-cell table:style-name="Table9.A2" office:value-type="string">
            <text:p text:style-name="P6">N</text:p>
          </table:table-cell>
          <table:table-cell table:style-name="Table9.B2" office:value-type="string">
            <text:p text:style-name="P6">The number of maxima in the result</text:p>
          </table:table-cell>
        </table:table-row>
        <table:table-row>
          <table:table-cell table:style-name="Table9.A2" office:value-type="string">
            <text:p text:style-name="P6">TP (True Positives)</text:p>
          </table:table-cell>
          <table:table-cell table:style-name="Table9.B2" office:value-type="string">
            <text:p text:style-name="P6">The number of maxima in the result that match a reference point</text:p>
          </table:table-cell>
        </table:table-row>
        <table:table-row>
          <table:table-cell table:style-name="Table9.A2" office:value-type="string">
            <text:p text:style-name="P6">FP (False Positives)</text:p>
          </table:table-cell>
          <table:table-cell table:style-name="Table9.B2" office:value-type="string">
            <text:p text:style-name="P6">The number of maxima in the result that do not match a reference point</text:p>
          </table:table-cell>
        </table:table-row>
        <table:table-row>
          <table:table-cell table:style-name="Table9.A2" office:value-type="string">
            <text:p text:style-name="P6">FN (False Negatives)</text:p>
          </table:table-cell>
          <table:table-cell table:style-name="Table9.B2" office:value-type="string">
            <text:p text:style-name="P6">The number of reference points that were not identified as maxima</text:p>
          </table:table-cell>
        </table:table-row>
        <table:table-row>
          <table:table-cell table:style-name="Table9.A2" office:value-type="string">
            <text:p text:style-name="P10">Jaccard</text:p>
          </table:table-cell>
          <table:table-cell table:style-name="Table9.B2" office:value-type="string">
            <text:p text:style-name="P10">Measure of the overlap similarity between the reference and the maxima</text:p>
          </table:table-cell>
        </table:table-row>
        <table:table-row>
          <table:table-cell table:style-name="Table9.A2" office:value-type="string">
            <text:p text:style-name="P6">Precision</text:p>
          </table:table-cell>
          <table:table-cell table:style-name="Table9.B2" office:value-type="string">
            <text:p text:style-name="P6">Measure of how many identified maxima are correct</text:p>
          </table:table-cell>
        </table:table-row>
        <table:table-row>
          <table:table-cell table:style-name="Table9.A2" office:value-type="string">
            <text:p text:style-name="P6">Recall</text:p>
          </table:table-cell>
          <table:table-cell table:style-name="Table9.B2" office:value-type="string">
            <text:p text:style-name="P6">Measure of how many reference points were identified</text:p>
          </table:table-cell>
        </table:table-row>
        <table:table-row>
          <table:table-cell table:style-name="Table9.A2" office:value-type="string">
            <text:p text:style-name="P6">F-score</text:p>
          </table:table-cell>
          <table:table-cell table:style-name="Table9.B2" office:value-type="string">
            <text:p text:style-name="P6">Combined score that provides a weighted measure of the prediction accuracy:</text:p>
            <text:p text:style-name="P6"><text:span text:style-name="T51">β</text:span><text:span text:style-name="T1"> is a weighting factor between the Precision and Recall.</text:span></text:p>
            <text:p text:style-name="P107">The F-score is calculated using β of 0.5, 1, 2 and the provided input F-b<text:span text:style-name="T6">eta</text:span> parameter.</text:p>
          </table:table-cell>
        </table:table-row>
        <table:table-row>
          <table:table-cell table:style-name="Table9.A2" office:value-type="string">
            <text:p text:style-name="P36">Score</text:p>
          </table:table-cell>
          <table:table-cell table:style-name="Table9.B2" office:value-type="string">
            <text:p text:style-name="P36">The score used for ranking</text:p>
          </table:table-cell>
        </table:table-row>
        <table:table-row>
          <table:table-cell table:style-name="Table9.A2" office:value-type="string">
            <text:p text:style-name="P45">RMSD</text:p>
          </table:table-cell>
          <table:table-cell table:style-name="Table9.B2" office:value-type="string">
            <text:p text:style-name="P45">The Root Mean Square Deviation (RMSD) of the true positive results from the actual.</text:p>
            <text:p text:style-name="P45"><draw:frame draw:style-name="fr4" draw:name="Object7" text:anchor-type="as-char" svg:width="2.988cm" svg:height="1.214cm" draw:z-index="44"><draw:object xlink:href="./Object 7" xlink:type="simple" xlink:show="embed" xlink:actuate="onLoad"/><draw:image xlink:href="./ObjectReplacements/Object 7" xlink:type="simple" xlink:show="embed" xlink:actuate="onLoad"/></draw:frame></text:p>
            <text:p text:style-name="P46">Where d is the distance between the predicted and actual coordinates and tp is the count of true positives.</text:p>
          </table:table-cell>
        </table:table-row>
        <table:table-row>
          <table:table-cell table:style-name="Table9.A2" office:value-type="string">
            <text:p text:style-name="P6">mSec</text:p>
          </table:table-cell>
          <table:table-cell table:style-name="Table9.B2" office:value-type="string">
            <text:p text:style-name="P6">The number of milliseconds taken to perform the calculation</text:p>
          </table:table-cell>
        </table:table-row>
      </table:table>
      <text:p text:style-name="P166">Note that the metrics <text:span text:style-name="T60">Jaccard, </text:span>Precision, Recall and F-score all range from 0 to 1. Further details of the metrics can be found in <text:bookmark-ref text:reference-format="text" text:ref-name="__RefHeading__1428_1291290800">Appendix 2: Binary Scoring Statistics</text:bookmark-ref>.</text:p>
      <text:p text:style-name="P166">A blank line is inserted at the end of the result table to allow easy visual separation of the results from multiple runs of the plugin.</text:p>
      <text:h text:style-name="Heading_20_4" text:outline-level="4"><text:bookmark-start text:name="__RefHeading__2758_1967324985"/><text:soft-page-break/>Showing a result<text:bookmark-end text:name="__RefHeading__2758_1967324985"/></text:h>
      <text:p text:style-name="P166">By default the <text:span text:style-name="T6">FindFoci Optimiser</text:span> shows the result of running the <text:span text:style-name="T6">FindFoci</text:span> algorithm with the best result. However it is possible to show any result by double-clicking a row in the result table. The <text:span text:style-name="T6">FindFoci</text:span> algorithm will then be re-run with the parameters from that row.</text:p>
      <text:p text:style-name="P166">Note that it is only possible to view the results for the latest run of the optimiser. Parameters for prior runs are discarded <text:span text:style-name="T106">from this review functionality.</text:span></text:p>
      <text:h text:style-name="Heading_20_3" text:outline-level="3"><text:span text:style-name="T6">FindFoci</text:span> Images</text:h>
      <text:p text:style-name="Text_20_body">Upon completion the optimiser runs the <text:span text:style-name="T6">FindFoci</text:span> algorithm on the input image to display the peaks. To preserve the input image ROI points a copy is made of the original. This is named with the suffix ' clone'. <text:span text:style-name="T6">FindFoci</text:span> is then run on the clone image to mark the peak ROI points. A mask image showing the peaks above the saddle points is also created with the suffix ' clone <text:span text:style-name="T52">FindFoci</text:span>'.</text:p>
      <text:h text:style-name="Heading_20_3" text:outline-level="3">Score Images</text:h>
      <text:p text:style-name="Text_20_body">If the <text:span text:style-name="T6">Show score images </text:span>parameter is enabled then the input image is duplicated three times. These images are then marked with the points for either the True Positives (TP), False Positives (FP) or False Negatives (FN). <text:span text:style-name="T107">The points are marked using an overlay, not a point ROI. This allows marking the points using the specific slice of a 3D image. Scroll up and down through a 3D stack to view the location of the each result.</text:spa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P266" text:outline-level="1"><text:span text:style-name="T6">FindFoci Optimiser</text:span> <text:span text:style-name="T75">GUI</text:span></text:h>
      <text:p text:style-name="Text_20_body">The plugin provides an <text:span text:style-name="T6">ImageJ</text:span> <text:span text:style-name="T75">Graphical User Interface (GUI) </text:span>that runs <text:span text:style-name="T75">the</text:span> <text:span text:style-name="T6">FindFoci Optimiser</text:span> on the selected image.</text:p>
      <text:h text:style-name="Heading_20_2" text:outline-level="2">Features</text:h>
      <text:list xml:id="list143929925416539" text:continue-list="list143931520049662" text:style-name="L2">
        <text:list-item>
          <text:p text:style-name="P197">Permanent <text:span text:style-name="T75">GUI</text:span> within <text:span text:style-name="T6">ImageJ</text:span></text:p>
        </text:list-item>
        <text:list-item>
          <text:p text:style-name="P197">Allows different images to be selected</text:p>
        </text:list-item>
        <text:list-item>
          <text:p text:style-name="P197">Runs the <text:span text:style-name="T6">FindFoci Optimiser</text:span> algorithm to identify peak regions</text:p>
        </text:list-item>
        <text:list-item>
          <text:p text:style-name="P223">Supports the <text:span text:style-name="T6">ImageJ</text:span> macro recorder </text:p>
        </text:list-item>
      </text:list>
      <text:p text:style-name="Text_20_body">Note that the the plugin supports the <text:span text:style-name="T6">ImageJ</text:span> macro recorder for the <text:span text:style-name="T6">FindFoci Optimiser</text:span> command. This means that a user can record their actions with the <text:span text:style-name="T6">FindFoci Optimiser</text:span> GUI within a macro and it will successfully record the execution of the <text:span text:style-name="T6">FindFoci Optimiser</text:span> plugin.</text:p>
      <text:h text:style-name="Heading_20_2" text:outline-level="2">Plugin Interface</text:h>
      <text:p text:style-name="Text_20_body">The <text:span text:style-name="T6">FindFoci Optimiser</text:span> GUI uses a Java frame within the <text:span text:style-name="T6">ImageJ</text:span> application. The plugin provides a selection box of the currently open images that can be processed by the optimiser. </text:p>
      <text:p text:style-name="P186">The following image shows the interface for the <text:span text:style-name="T6">FindFoci Optimiser</text:span> GUI:</text:p>
      <text:p text:style-name="P2"><draw:frame draw:style-name="fr1" draw:name="Image12" text:anchor-type="as-char" svg:width="11.904cm" svg:height="2.776cm" draw:z-index="45"><draw:image xlink:href="Pictures/10000201000001C200000069E7F560D5.png" xlink:type="simple" xlink:show="embed" xlink:actuate="onLoad"/></draw:frame></text:p>
      <text:p text:style-name="Text_20_body">Clicking the <text:span text:style-name="T6">Run</text:span> button launches the <text:span text:style-name="T6">FindFoci Optimiser</text:span> on the selected image. Full details of the parameters can be found in the <text:span text:style-name="T6">FindFoci Optimiser</text:span>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text:span text:style-name="T6">ImageJ</text:span> Point ROI. Any images with the title ending in '<text:span text:style-name="T6">FindFoci</text:span>' (i.e. previous results) are also ignored.</text:p>
      <text:h text:style-name="Heading_20_3" text:outline-level="3">Java Requirements </text:h>
      <text:p text:style-name="P95">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60" text:outline-level="1"><text:bookmark-start text:name="__RefHeading__3381_586228303"/>FindFoci Optimiser Multi-Image<text:bookmark-end text:name="__RefHeading__3381_586228303"/></text:h>
      <text:p text:style-name="P127"><text:span text:style-name="T6">ImageJ</text:span> plugin that iterates through combinations of parameters for the <text:span text:style-name="T6">FindFoci</text:span> plugin. <text:span text:style-name="T84">Processes all the </text:span>reference image<text:span text:style-name="T84">s in a directory</text:span> and <text:span text:style-name="T85">identifies </text:span>the best parameters to match the reference result<text:span text:style-name="T84">s</text:span>.</text:p>
      <text:h text:style-name="P270" text:outline-level="2">Features</text:h>
      <text:list xml:id="list143931363085411" text:continue-numbering="true" text:style-name="L2">
        <text:list-item>
          <text:p text:style-name="P207">Processes multiple reference images</text:p>
        </text:list-item>
        <text:list-item>
          <text:p text:style-name="P199">Enumerates combinations of parameters for the <text:span text:style-name="T6">FindFoci</text:span> plugin</text:p>
        </text:list-item>
        <text:list-item>
          <text:p text:style-name="P199">Compares the results to a reference image</text:p>
        </text:list-item>
        <text:list-item>
          <text:p text:style-name="P199"><text:span text:style-name="T84">Saves </text:span>the <text:span text:style-name="T84">results for each </text:span>reference <text:span text:style-name="T84">image</text:span></text:p>
        </text:list-item>
        <text:list-item>
          <text:p text:style-name="P207">Combines the results from multiple images into a single ranking of parameters</text:p>
        </text:list-item>
        <text:list-item>
          <text:p text:style-name="P207">Reloads pre-computed results to allow re-ranking using different scoring metrics</text:p>
        </text:list-item>
        <text:list-item>
          <text:p text:style-name="P208">Supports 2D/3D foci</text:p>
        </text:list-item>
      </text:list>
      <text:h text:style-name="P271" text:outline-level="2">Input</text:h>
      <text:p text:style-name="P135">The plugins requires a set of images in a single directory. Each image must have the foci marked on the image using the <text:span text:style-name="T6">ImageJ</text:span> ROI tool, <text:span text:style-name="T108">or recorded in a text file in the same directory</text:span>. See <text:bookmark-ref text:reference-format="text" text:ref-name="__RefHeading__3574_586228303">Stage 1: Create Reference Foci</text:bookmark-ref> in the <text:span text:style-name="T6"><text:bookmark-ref text:reference-format="text" text:ref-name="__RefHeading__3576_586228303">FindFoci Optimiser</text:bookmark-ref></text:span> section for details on how to do this.</text:p>
      <text:h text:style-name="P271" text:outline-level="2">Method for Combined Ranking</text:h>
      <text:p text:style-name="P131"><text:span text:style-name="T86">When run on a single image t</text:span>he <text:span text:style-name="T6">FindFoci Optimiser</text:span> <text:span text:style-name="T85">computes a score for each parameter set that specifies the match between the reference results and the </text:span><text:span text:style-name="T16">FindFoci</text:span><text:span text:style-name="T85"> algorithm. </text:span><text:span text:style-name="T43">The score </text:span><text:span text:style-name="T44">can be chosen </text:span><text:span text:style-name="T43">using </text:span><text:span text:style-name="T44">the </text:span><text:span text:style-name="T43">parameter </text:span><text:span text:style-name="T22">Result sort method</text:span><text:span text:style-name="T43">, </text:span><text:span text:style-name="T44">for example the Jaccard score</text:span><text:span text:style-name="T43">.</text:span></text:p>
      <text:p text:style-name="P129"><text:span text:style-name="T43">W</text:span><text:span text:style-name="T42">hen using multiple images the overall rank for a set of parameters must combine the score from each image. The scores for each image can be converted to allow fair combination. The converted scores are then averaged across all images for the same set of parameters. The parameters are ranked using their averaged score and the results displayed.</text:span></text:p>
      <text:h text:style-name="Heading_20_3" text:outline-level="3"><text:span text:style-name="T42">Score </text:span><text:span text:style-name="T44">C</text:span><text:span text:style-name="T42">onversion</text:span></text:h>
      <text:p text:style-name="P30">The scores on each image can be converted using the following methods:</text:p>
      <table:table table:name="Table35" table:style-name="Table35">
        <table:table-column table:style-name="Table35.A"/>
        <table:table-column table:style-name="Table35.B"/>
        <text:soft-page-break/>
        <table:table-row>
          <table:table-cell table:style-name="Table35.A1" office:value-type="string">
            <text:p text:style-name="P62">Option</text:p>
          </table:table-cell>
          <table:table-cell table:style-name="Table35.B1" office:value-type="string">
            <text:p text:style-name="P62">Description</text:p>
          </table:table-cell>
        </table:table-row>
        <table:table-row>
          <table:table-cell table:style-name="Table35.A2" office:value-type="string">
            <text:p text:style-name="P81">Raw score metric</text:p>
          </table:table-cell>
          <table:table-cell table:style-name="Table35.B2" office:value-type="string">
            <text:p text:style-name="P30">No conversion <text:span text:style-name="T88">is made</text:span>. </text:p>
            <text:p text:style-name="P30">The raw score, e.g. the Jaccard, will be averaged across all the images.</text:p>
          </table:table-cell>
        </table:table-row>
        <table:table-row>
          <table:table-cell table:style-name="Table35.A2" office:value-type="string">
            <text:p text:style-name="P81">Relative</text:p>
          </table:table-cell>
          <table:table-cell table:style-name="Table35.B2" office:value-type="string">
            <text:p text:style-name="P30">The score is converted to a relative score using the percentage drop from the top score:</text:p>
            <text:p text:style-name="P30"><draw:frame draw:style-name="fr4" draw:name="Object5" text:anchor-type="as-char" svg:width="4.752cm" svg:height="0.998cm" draw:z-index="46"><draw:object xlink:href="./Object 5" xlink:type="simple" xlink:show="embed" xlink:actuate="onLoad"/><draw:image xlink:href="./ObjectReplacements/Object 5" xlink:type="simple" xlink:show="embed" xlink:actuate="onLoad"/></draw:frame></text:p>
          </table:table-cell>
        </table:table-row>
        <table:table-row>
          <table:table-cell table:style-name="Table35.A2" office:value-type="string">
            <text:p text:style-name="P81">Z-score</text:p>
          </table:table-cell>
          <table:table-cell table:style-name="Table35.B2" office:value-type="string">
            <text:p text:style-name="P30">The z-score is computed using the average and standard deviation (SD) of <text:span text:style-name="T88">all the </text:span>scores on the image:</text:p>
            <text:p text:style-name="P30"><draw:frame draw:style-name="fr4" draw:name="Object6" text:anchor-type="as-char" svg:width="3.51cm" svg:height="1.002cm" draw:z-index="4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81">Rank</text:p>
          </table:table-cell>
          <table:table-cell table:style-name="Table35.B2" office:value-type="string">
            <text:p text:style-name="P30">The score is used to rank the results <text:span text:style-name="T88">on the image</text:span> and the rank is combined across image<text:span text:style-name="T108">s</text:span></text:p>
          </table:table-cell>
        </table:table-row>
      </table:table>
      <text:p text:style-name="Text_20_body"/>
      <text:p text:style-name="P154">Note that if the RMSD metric is used to score the results then only the <text:span text:style-name="T6">Raw</text:span> and <text:span text:style-name="T6">Rank</text:span> options are valid. If Relative or z-score is specified then <text:span text:style-name="T30">Raw </text:span><text:span text:style-name="T109">will be used. It is not recommended to use RMSD to score results since this will be zero if no true-positives are found, i.e. perfect which is not the case as the result has failed to find any foci. The metric is useful to discriminate results with the same number of true-positives as a secondary comparison.</text:span></text:p>
      <text:h text:style-name="P272" text:outline-level="2"><text:soft-page-break/>Plugin Interface</text:h>
      <text:p text:style-name="P190">The <text:span text:style-name="T6">FindFoci Optimiser Multi-Image</text:span><text:span text:style-name="T84"> plugin is an extension of the </text:span><text:span text:style-name="T17">FindFoci Optimiser</text:span><text:span text:style-name="T84">. It uses the same processing engine to enumerate combinations of parameters for the </text:span><text:span text:style-name="T17">FindFoci</text:span><text:span text:style-name="T84"> algorithm. The plugin shares the same main parameters as the </text:span><text:span text:style-name="T17">FindFoci Optimiser</text:span><text:span text:style-name="T84">. Additional parameters for processing multiple images are collected using the following dialog:</text:span></text:p>
      <text:p text:style-name="P4"><draw:frame draw:style-name="fr1" draw:name="Image22" text:anchor-type="as-char" svg:width="14.603cm" svg:height="12.619cm" draw:z-index="48"><draw:image xlink:href="Pictures/1000020100000228000001DD754DD73B.png" xlink:type="simple" xlink:show="embed" xlink:actuate="onLoad"/></draw:frame></text:p>
      <text:p text:style-name="P132"><text:span text:style-name="T78">The input fields must specify the full path to the directories </text:span>that exist. The plugin will not create the output directory automatically<text:span text:style-name="T78">. </text:span>To aid in selecting valid directories a <text:span text:style-name="T78">double-click in the text field will open a </text:span>directory <text:span text:style-name="T78">selection dialog.</text:span></text:p>
      <text:h text:style-name="P288" text:outline-level="3"><text:soft-page-break/>Parameters</text:h>
      <table:table table:name="Table34" table:style-name="Table34">
        <table:table-column table:style-name="Table34.A"/>
        <table:table-column table:style-name="Table34.B"/>
        <table:table-row>
          <table:table-cell table:style-name="Table34.A1" office:value-type="string">
            <text:p text:style-name="P61">Option</text:p>
          </table:table-cell>
          <table:table-cell table:style-name="Table34.B1" office:value-type="string">
            <text:p text:style-name="P61">Description</text:p>
          </table:table-cell>
        </table:table-row>
        <table:table-row>
          <table:table-cell table:style-name="Table34.A2" office:value-type="string">
            <text:p text:style-name="P77">Input directory</text:p>
          </table:table-cell>
          <table:table-cell table:style-name="Table34.B2" office:value-type="string">
            <text:p text:style-name="P26">The directory containing the images to process.</text:p>
            <text:p text:style-name="P26">Any file with the text 'mask.' will be ignored as these are assumed to be mask images. Optional mask images should be named using the image title with the text 'mask.' placed before the image extension:</text:p>
            <text:p text:style-name="P26">[image_name].mask.[ext]</text:p>
            <text:p text:style-name="P47">Optional coordinate files should be named:</text:p>
            <text:p text:style-name="P29">[image_name].[<text:span text:style-name="T108">csv|xyz|txt</text:span>]</text:p>
            <text:p text:style-name="P47">If no coordinate file exists for an image then the reference foci will be loaded from point ROI within the image.</text:p>
          </table:table-cell>
        </table:table-row>
        <table:table-row>
          <table:table-cell table:style-name="Table34.A2" office:value-type="string">
            <text:p text:style-name="P84">Mask directory</text:p>
          </table:table-cell>
          <table:table-cell table:style-name="Table34.B2" office:value-type="string">
            <text:p text:style-name="P28">The directory containing <text:span text:style-name="T91">mask</text:span> images.</text:p>
            <text:p text:style-name="P34">This parameter is optional.</text:p>
            <text:p text:style-name="P34">Mask images must be named with the same name as the parent image in the input directory. Or the images can be named <text:span text:style-name="T78">using the image title with the text 'mask.' placed before the image extension:</text:span></text:p>
            <text:p text:style-name="P28">[image_name].mask.[ext]</text:p>
          </table:table-cell>
        </table:table-row>
        <table:table-row>
          <table:table-cell table:style-name="Table34.A2" office:value-type="string">
            <text:p text:style-name="P77">Output directory</text:p>
          </table:table-cell>
          <table:table-cell table:style-name="Table34.B2" office:value-type="string">
            <text:p text:style-name="P26">The output directory.</text:p>
            <text:p text:style-name="P26">Note that the plugin will overwrite files <text:span text:style-name="T79">that </text:span>already exist. <text:span text:style-name="T84">The results for each image will be saved to a file named '[image_name].results.xls'.</text:span></text:p>
            <text:p text:style-name="P43">The combined results across all images will be saved to a file named 'all.results.xls'</text:p>
            <text:p text:style-name="P44">The parameters for the best result across all images will be saved to a file named 'all.params'. This can be input to the <text:span text:style-name="T6">FindFoci Batch</text:span> plugin.</text:p>
          </table:table-cell>
        </table:table-row>
        <table:table-row>
          <table:table-cell table:style-name="Table34.A2" office:value-type="string">
            <text:p text:style-name="P80">Score conversion</text:p>
          </table:table-cell>
          <table:table-cell table:style-name="Table34.B2" office:value-type="string">
            <text:p text:style-name="P30">Set the score conversion method (see the Score Conversion section above)</text:p>
          </table:table-cell>
        </table:table-row>
        <table:table-row>
          <table:table-cell table:style-name="Table34.A2" office:value-type="string">
            <text:p text:style-name="P80">Re-use results</text:p>
          </table:table-cell>
          <table:table-cell table:style-name="Table34.B2" office:value-type="string">
            <text:p text:style-name="P30">Select this option to re-use results that are in the results directory. Only files with the correct number of parameter combinations will be re-used, otherwise the results will be recomputed.</text:p>
            <text:p text:style-name="P30">This option can be used to try different 'Score conversion' and 'Result sort method' parameters on the same set of results</text:p>
          </table:table-cell>
        </table:table-row>
      </table:table>
      <text:p text:style-name="P127"/>
      <text:p text:style-name="P140">The <text:span text:style-name="T6">Mask directory</text:span> parameter is optional. This allows the user to place the mask images in a separate directory or the same directory as the input image. The mask will be found using the following search order:</text:p>
      <text:list xml:id="list143930713248297" text:continue-list="list7027659103754352198" text:style-name="L9">
        <text:list-item>
          <text:p text:style-name="P238">[<text:span text:style-name="T6">Mask directory</text:span>] + [Image filename]</text:p>
        </text:list-item>
        <text:list-item>
          <text:p text:style-name="P238"><text:soft-page-break/>[<text:span text:style-name="T6">Input directory</text:span>] + <text:span text:style-name="T45">[image_name].mask.[ext]</text:span></text:p>
        </text:list-item>
        <text:list-item>
          <text:p text:style-name="P238">[<text:span text:style-name="T6">Mask directory</text:span>] + <text:span text:style-name="T45">[image_name].mask.[ext]</text:span></text:p>
        </text:list-item>
      </text:list>
      <text:p text:style-name="P130">Once the parameters for processing multiple images have been collected the plugin displays the same dialog as the <text:span text:style-name="T6">FindFoci Optimiser</text:span>. However the plugin does not allow specification of <text:span text:style-name="T87">a </text:span>mask image or a results file. <text:span text:style-name="T87">The mask file for each image will be detected automatically in the input directory using the filename '</text:span><text:span text:style-name="T45">[image_name].mask.[ext]</text:span><text:span text:style-name="T46">'. </text:span>All results <text:span text:style-name="T87">will be saved to the output directory.</text:span></text:p>
      <text:h text:style-name="P273" text:outline-level="2">Results</text:h>
      <text:p text:style-name="P133">When started the plugin will run the <text:span text:style-name="T6">FindFoci Optimiser</text:span> on each input image. Progress can be monitored using the <text:span text:style-name="T6">ImageJ</text:span> progress bar in the <text:span text:style-name="T6">ImageJ</text:span> window. As with the <text:span text:style-name="T6">FindFoci Optimiser</text:span> if the best result for an image is obtained using a numeric parameter that lies on an extreme of the test range then the plugin will log a warning message to the <text:span text:style-name="T6">ImageJ</text:span> log window. This allows the user to increase the range to ensure that the optimal parameters are identified.</text:p>
      <text:p text:style-name="P133">Processing is performed using multiple threads to increase speed. The number of threads can be specified using the <text:span text:style-name="T6">ImageJ</text:span> preferences: Edit &gt; Options &gt; Memory &amp; Threads...</text:p>
      <text:p text:style-name="P142">The final combined ranking of the top N parameters is displayed in a table in <text:span text:style-name="T6">ImageJ</text:span>. All the combined results are saved to the output directory.</text:p>
      <text:p text:style-name="P134">Once the results have been computed it is possible to re-rank the parameter sets using a different scoring method without re-calculating the results. The results will be loaded from the output directory if the 'Re-use results' option is selected and the results files contain the correct number of combinations. </text:p>
      <text:h text:style-name="P289" text:outline-level="3">Result Table</text:h>
      <text:p text:style-name="P155">The result table shows the top scoring results from all the parameter combinations. The results are sorted using the <text:span text:style-name="T93">average score across all the images </text:span>and limited to the number specified by the <text:span text:style-name="T6">Maximum results</text:span> parameter. <text:span text:style-name="T110">Note that RMSD scores cannot be averaged. The combined <text:s/>RMSD is re-computed using the RMSD and number of true positives in each image result.</text:span></text:p>
      <text:p text:style-name="P155">Results are presented in descending order so that the best result from the most recent analysis is shown at the bottom of the table.</text:p>
      <text:p text:style-name="P153">In the event that two sets of parameters have an equal score then <text:span text:style-name="T106">the results are ranked using a second metric. By default this is the RMSD (a measure of how close the true positives are to the answer) or if RMSD is chosen as the primary rank metric, the Jaccard.</text:span></text:p>
      <text:p text:style-name="P153">In the event <text:span text:style-name="T108">of a tie the </text:span>most conservative settings are ranked first. The following logic is used:</text:p>
      <text:list xml:id="list143930025297178" text:continue-list="list1793851710617431955" text:style-name="L12">
        <text:list-item>
          <text:p text:style-name="P257">Lowest blur</text:p>
        </text:list-item>
        <text:list-item>
          <text:p text:style-name="P257">Background method: None &lt; Auto-threshold &lt; Std.Dev above mean &lt; Mean &lt; Absolute</text:p>
        </text:list-item>
        <text:list-item>
          <text:p text:style-name="P257">Lowest minimum size</text:p>
        </text:list-item>
        <text:list-item>
          <text:p text:style-name="P257">Search method: Above background &lt; Fraction of peak - background &lt; Half peak value</text:p>
        </text:list-item>
        <text:list-item>
          <text:p text:style-name="P257">Lowest search parameter</text:p>
        </text:list-item>
        <text:list-item>
          <text:p text:style-name="P257">Peak method: Relative above background &lt; Relative height &lt; Absolute height</text:p>
        </text:list-item>
        <text:list-item>
          <text:p text:style-name="P257">Lowest peak parameter</text:p>
        </text:list-item>
        <text:list-item>
          <text:p text:style-name="P241">Lowest run time</text:p>
        </text:list-item>
      </text:list>
      <text:p text:style-name="P138"><text:soft-page-break/>The result table shows the result rank and then columns containing the parameters. The table then shows the <text:span text:style-name="T94">same </text:span>scoring metrics <text:span text:style-name="T94">as the </text:span><text:span text:style-name="T24">FindFoci Optimiser.</text:span> <text:span text:style-name="T94">However the counts display the total across all images and the scoring metrics show the average across all images. </text:span><text:span text:style-name="T49">It is important to note that the scoring metrics, e.g. Jaccard and F-scores, are not recomputed using the total counts across all images.</text:span><text:span text:style-name="T94"> The following results are displayed:</text:span></text:p>
      <table:table table:name="Table36" table:style-name="Table36">
        <table:table-column table:style-name="Table36.A"/>
        <table:table-column table:style-name="Table36.B"/>
        <table:table-row>
          <table:table-cell table:style-name="Table36.A1" office:value-type="string">
            <text:p text:style-name="P65">Metric</text:p>
          </table:table-cell>
          <table:table-cell table:style-name="Table36.B1" office:value-type="string">
            <text:p text:style-name="P65">Description</text:p>
          </table:table-cell>
        </table:table-row>
        <table:table-row>
          <table:table-cell table:style-name="Table36.A2" office:value-type="string">
            <text:p text:style-name="P35">N</text:p>
          </table:table-cell>
          <table:table-cell table:style-name="Table36.B2" office:value-type="string">
            <text:p text:style-name="P35">The <text:span text:style-name="T95">total </text:span>number of maxima in the result<text:span text:style-name="T95">s</text:span></text:p>
          </table:table-cell>
        </table:table-row>
        <table:table-row>
          <table:table-cell table:style-name="Table36.A2" office:value-type="string">
            <text:p text:style-name="P35">TP (True Positives)</text:p>
          </table:table-cell>
          <table:table-cell table:style-name="Table36.B2" office:value-type="string">
            <text:p text:style-name="P35">The <text:span text:style-name="T95">total </text:span>number of maxima in the result<text:span text:style-name="T95">s</text:span> that match a reference point</text:p>
          </table:table-cell>
        </table:table-row>
        <table:table-row>
          <table:table-cell table:style-name="Table36.A2" office:value-type="string">
            <text:p text:style-name="P35">FP (False Positives)</text:p>
          </table:table-cell>
          <table:table-cell table:style-name="Table36.B2" office:value-type="string">
            <text:p text:style-name="P35">The <text:span text:style-name="T95">total </text:span>number of maxima in the result<text:span text:style-name="T95">s</text:span> that do not match a reference point</text:p>
          </table:table-cell>
        </table:table-row>
        <table:table-row>
          <table:table-cell table:style-name="Table36.A2" office:value-type="string">
            <text:p text:style-name="P35">FN (False Negatives)</text:p>
          </table:table-cell>
          <table:table-cell table:style-name="Table36.B2" office:value-type="string">
            <text:p text:style-name="P35">The <text:span text:style-name="T95">total </text:span>number of reference points that were not identified as maxima</text:p>
          </table:table-cell>
        </table:table-row>
        <table:table-row>
          <table:table-cell table:style-name="Table36.A2" office:value-type="string">
            <text:p text:style-name="P11">Jaccard</text:p>
          </table:table-cell>
          <table:table-cell table:style-name="Table36.B2" office:value-type="string">
            <text:p text:style-name="P37">Average Jaccard score across all the images.</text:p>
            <text:p text:style-name="P12"><text:span text:style-name="T95">(O</text:span>verlap similarity between the reference and the maxima<text:span text:style-name="T95">)</text:span></text:p>
          </table:table-cell>
        </table:table-row>
        <table:table-row>
          <table:table-cell table:style-name="Table36.A2" office:value-type="string">
            <text:p text:style-name="P35">Precision</text:p>
          </table:table-cell>
          <table:table-cell table:style-name="Table36.B2" office:value-type="string">
            <text:p text:style-name="P37">Average Precision score across all the images.</text:p>
            <text:p text:style-name="P35"><text:span text:style-name="T95">(H</text:span>ow many identified maxima are correct<text:span text:style-name="T95">)</text:span></text:p>
          </table:table-cell>
        </table:table-row>
        <table:table-row>
          <table:table-cell table:style-name="Table36.A2" office:value-type="string">
            <text:p text:style-name="P35">Recall</text:p>
          </table:table-cell>
          <table:table-cell table:style-name="Table36.B2" office:value-type="string">
            <text:p text:style-name="P37">Average Recall score across all the images.</text:p>
            <text:p text:style-name="P35"><text:span text:style-name="T95">(H</text:span>ow many reference points were identified<text:span text:style-name="T95">)</text:span></text:p>
          </table:table-cell>
        </table:table-row>
        <table:table-row>
          <table:table-cell table:style-name="Table36.A2" office:value-type="string">
            <text:p text:style-name="P35">F-score</text:p>
          </table:table-cell>
          <table:table-cell table:style-name="Table36.B2" office:value-type="string">
            <text:p text:style-name="P37">Average F-score across all the images.</text:p>
            <text:p text:style-name="P35"><text:span text:style-name="T95">(P</text:span>rovides a weighted measure of the prediction accuracy <text:span text:style-name="T95">where </text:span><text:span text:style-name="T51">β</text:span><text:span text:style-name="T1"> is a weighting factor between the Precision and Recall.</text:span><text:span text:style-name="T2">)</text:span></text:p>
            <text:p text:style-name="P108">The F-score is calculated using β of 0.5, 1, 2 and the provided input F-b<text:span text:style-name="T6">eta</text:span> parameter.</text:p>
          </table:table-cell>
        </table:table-row>
        <table:table-row>
          <table:table-cell table:style-name="Table36.A2" office:value-type="string">
            <text:p text:style-name="P36">Score</text:p>
          </table:table-cell>
          <table:table-cell table:style-name="Table36.B2" office:value-type="string">
            <text:p text:style-name="P36">The average score used for ranking across all the images.</text:p>
            <text:p text:style-name="P36">This is the score set usin<text:span text:style-name="T52">g </text:span><text:span text:style-name="T25">Result sort method</text:span><text:span text:style-name="T57"> parameter in the main optimiser dialog and converted per image using </text:span><text:span text:style-name="T55">the </text:span><text:span text:style-name="T56">method defined by the</text:span><text:span text:style-name="T55"> </text:span><text:span text:style-name="T7">Score conversion</text:span><text:span text:style-name="T55"> parameter </text:span><text:span text:style-name="T56">from the multi-image dialog</text:span></text:p>
          </table:table-cell>
        </table:table-row>
        <table:table-row>
          <table:table-cell table:style-name="Table36.A2" office:value-type="string">
            <text:p text:style-name="P45">RMSD</text:p>
          </table:table-cell>
          <table:table-cell table:style-name="Table36.B2" office:value-type="string">
            <text:p text:style-name="P45">The Root Mean Square Deviation (RMSD) of the true positive results from the actual.</text:p>
            <text:p text:style-name="P45"><draw:frame draw:style-name="fr4" draw:name="Object8" text:anchor-type="as-char" svg:width="2.988cm" svg:height="1.214cm" draw:z-index="49"><draw:object xlink:href="./Object 8" xlink:type="simple" xlink:show="embed" xlink:actuate="onLoad"/><draw:image xlink:href="./ObjectReplacements/Object 8" xlink:type="simple" xlink:show="embed" xlink:actuate="onLoad"/><svg:desc>formula</svg:desc></draw:frame></text:p>
            <text:p text:style-name="P46">Where d is the distance between the predicted and actual coordinates and tp is the count of true positives. <text:span text:style-name="T111">This is computed over all the images.</text:span></text:p>
          </table:table-cell>
        </table:table-row>
        <table:table-row>
          <table:table-cell table:style-name="Table36.A2" office:value-type="string">
            <text:p text:style-name="P35">mSec</text:p>
          </table:table-cell>
          <table:table-cell table:style-name="Table36.B2" office:value-type="string">
            <text:p text:style-name="P35">The <text:span text:style-name="T95">total</text:span> number of milliseconds <text:span text:style-name="T95">across all the image</text:span></text:p>
          </table:table-cell>
        </table:table-row>
      </table:table>
      <text:p text:style-name="P171"><text:soft-page-break/>Note that the metrics <text:span text:style-name="T60">Jaccard, </text:span>Precision, Recall and F-score all range from 0 to 1. Further details of the metrics can be found in <text:bookmark-ref text:reference-format="text" text:ref-name="__RefHeading__1428_1291290800">Appendix 2: Binary Scoring Statistics</text:bookmark-ref>.</text:p>
      <text:h text:style-name="Heading_20_3" text:outline-level="3">Invalid Results</text:h>
      <text:p text:style-name="P139">Note that the results do not store the distance at which the scoring metrics were computed. Therefore is it left to the user to remember that if the match search distance is changed then results should be recomputed as they will not be valid. <text:span text:style-name="T111">The option to </text:span><text:span text:style-name="T31">Re-use</text:span><text:span text:style-name="T111"> results should be disabled.</text:span></text:p>
      <text:p text:style-name="P106">However if the user wishes to change the <text:span text:style-name="T23">Result sort method</text:span><text:span text:style-name="T47"> </text:span><text:span text:style-name="T42">or the </text:span><text:span text:style-name="T21">Score conversion</text:span><text:span text:style-name="T42"> parameters then the results can be re-used to produce the final combined ranking.</text:span></text:p>
      <text:h text:style-name="P261" text:outline-level="1"><text:bookmark-start text:name="__RefHeading__2487_1967324985"/><text:span text:style-name="T6">FindFoci</text:span> Helper<text:bookmark-end text:name="__RefHeading__2487_1967324985"/></text:h>
      <text:p text:style-name="Standard">An <text:span text:style-name="T6">ImageJ</text:span> plugin that aligns the manually added point Regions of Interest (ROIs) with the peaks found by the <text:span text:style-name="T6">FindFoci</text:span> algorithm.</text:p>
      <text:h text:style-name="Heading_20_2" text:outline-level="2">Features</text:h>
      <text:list xml:id="list143930028650625" text:continue-list="list143931363085411" text:style-name="L2">
        <text:list-item>
          <text:p text:style-name="P197">Processes 8- or 16-bit images</text:p>
        </text:list-item>
        <text:list-item>
          <text:p text:style-name="P197">Extracts a single channel and time frame for processing N-dimensional images</text:p>
        </text:list-item>
        <text:list-item>
          <text:p text:style-name="P197">Computes the image peaks using the <text:span text:style-name="T6">FindFoci</text:span> algorithm</text:p>
        </text:list-item>
        <text:list-item>
          <text:p text:style-name="P197">Intercepts user clicks with the multi-point ROI tool and assigns the marked points to the true peaks</text:p>
        </text:list-item>
        <text:list-item>
          <text:p text:style-name="P197">Supports dragging points</text:p>
        </text:list-item>
        <text:list-item>
          <text:p text:style-name="P197">Outputs assignments to the <text:span text:style-name="T6">ImageJ</text:span> log window</text:p>
        </text:list-item>
        <text:list-item>
          <text:p text:style-name="P197">Optional output of a results table of point positions with intensity</text:p>
        </text:list-item>
      </text:list>
      <text:h text:style-name="Heading_20_2" text:outline-level="2">Overview</text:h>
      <text:p text:style-name="Text_20_body">The <text:span text:style-name="T6">FindFoci</text:span> Helper provides a semi-automated tool to assist in manually counting the peaks in an image. The tool is designed to work in conjunction with the <text:span text:style-name="T6">ImageJ</text:span> multi-point ROI tool. </text:p>
      <text:p text:style-name="Text_20_body">The plugin must be attached to an image and initialised. During initialisation all the potential peaks in an image are calculated using the <text:span text:style-name="T6">FindFoci</text:span> algorithm. </text:p>
      <text:p text:style-name="Text_20_body">The plugin then listens for mouse-click events from the <text:span text:style-name="T6">ImageJ</text:span>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text:span text:style-name="T6">FindFoci</text:span> Helper uses a Java frame within the <text:span text:style-name="T6">ImageJ</text:span> application. The following image shows the plugin window.</text:p>
      <text:p text:style-name="P1"><draw:frame draw:style-name="fr1" draw:name="Image1" text:anchor-type="as-char" svg:width="11.904cm" svg:height="8.782cm" draw:z-index="50"><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55">Parameters</text:p>
          </table:table-cell>
          <table:table-cell table:style-name="Table25.B1" office:value-type="string">
            <text:p text:style-name="P55">Description</text:p>
          </table:table-cell>
        </table:table-row>
        <table:table-row>
          <table:table-cell table:style-name="Table25.A2" office:value-type="string">
            <text:p text:style-name="P71">Image</text:p>
          </table:table-cell>
          <table:table-cell table:style-name="Table25.B2" office:value-type="string">
            <text:p text:style-name="P6">The target image</text:p>
          </table:table-cell>
        </table:table-row>
        <table:table-row>
          <table:table-cell table:style-name="Table25.A2" office:value-type="string">
            <text:p text:style-name="P74">Mask Image</text:p>
          </table:table-cell>
          <table:table-cell table:style-name="Table25.B2" office:value-type="string">
            <text:p text:style-name="P13">Optional mask image defining the region where points will be aligned</text:p>
          </table:table-cell>
        </table:table-row>
        <table:table-row>
          <table:table-cell table:style-name="Table25.A2" office:value-type="string">
            <text:p text:style-name="P71">Resolution (px)</text:p>
          </table:table-cell>
          <table:table-cell table:style-name="Table25.B2" office:value-type="string">
            <text:p text:style-name="P6">Defines the search radius for aligning a point (in pixels)</text:p>
          </table:table-cell>
        </table:table-row>
        <table:table-row>
          <table:table-cell table:style-name="Table25.A2" office:value-type="string">
            <text:p text:style-name="P71">Log Messages</text:p>
          </table:table-cell>
          <table:table-cell table:style-name="Table25.B2" office:value-type="string">
            <text:p text:style-name="P6">If selected record details of the point alignments to the <text:span text:style-name="T6">ImageJ</text:span> log window</text:p>
          </table:table-cell>
        </table:table-row>
        <table:table-row>
          <table:table-cell table:style-name="Table25.A2" office:value-type="string">
            <text:p text:style-name="P71">Search Mode</text:p>
          </table:table-cell>
          <table:table-cell table:style-name="Table25.B2" office:value-type="string">
            <text:p text:style-name="P102">Define the search mode for aligning points to the available maxima: Highest or Closest</text:p>
          </table:table-cell>
        </table:table-row>
        <table:table-row>
          <table:table-cell table:style-name="Table25.A2" office:value-type="string">
            <text:p text:style-name="P71">Assign Dragged</text:p>
          </table:table-cell>
          <table:table-cell table:style-name="Table25.B2" office:value-type="string">
            <text:p text:style-name="P99">If selected the plugin will re-align dragged points when they are dropped</text:p>
          </table:table-cell>
        </table:table-row>
      </table:table>
      <text:h text:style-name="Heading_20_2" text:outline-level="2">Workflow</text:h>
      <text:h text:style-name="Heading_20_3" text:outline-level="3">Multi-point ROI Mode</text:h>
      <text:p text:style-name="P166">The <text:span text:style-name="T6">ImageJ</text:span> multi-point ROI tool must be activated. This can be found on the <text:span text:style-name="T6">ImageJ</text:span> toolbar as shown below:</text:p>
      <text:p text:style-name="P167"><draw:frame draw:style-name="fr1" draw:name="graphics42" text:anchor-type="as-char" svg:width="15.132cm" svg:height="2.78cm" draw:z-index="5"><draw:image xlink:href="Pictures/100002010000022A000000684492500B.png" xlink:type="simple" xlink:show="embed" xlink:actuate="onLoad"/></draw:frame></text:p>
      <text:p text:style-name="P168">If the single-point ROI mode button is shown then the multi-point mode can be enabled by right-clicking the button and toggling the mode.</text:p>
      <text:p text:style-name="P168">The multi-point ROI mode allows the user to manually mark multiple points on an image. Each point is represented by a cross and shows a numbered label (if more than 1 point is selected).</text:p>
      <text:h text:style-name="Heading_20_3" text:outline-level="3">Initialisation</text:h>
      <text:p text:style-name="P169">The <text:span text:style-name="T6">FindFoci</text:span> Helper shows a list of the available images that can be processed. This will be all the 8- and 16-bit images. Select the image and <text:span text:style-name="T61">the list of possible masks images will be updated. Any non-zero pixel in the mask defines the region of the image where potential maxima will be detected. The mask image is optional. </text:span></text:p>
      <text:p text:style-name="P169"><text:span text:style-name="T61">Next </text:span>configure the resolution for point assignment. The resolution defines the search distance around the point that can be used to locate a maxima. The resolution is fixed once the helper is initialised.</text:p>
      <text:p text:style-name="P191">Click <text:span text:style-name="T6">Start </text:span>to initialise the helper. The plugin supports images with multiple channels or time frames but will only calculate the peaks on a single channel and time point. If a multi-dimensional image is selected then the plugin will show a dialogue requesting the user to select the channel and/or frame to be processed.</text:p>
      <text:p text:style-name="P191"><text:soft-page-break/>The plugin will calculate all the potential maxima above the mean of the image using the <text:span text:style-name="T6">FindFoci</text:span> algorithm. The mean is used as a reasonable threshold to avoid identifying false peaks.</text:p>
      <text:p text:style-name="P191">If the image contains an existing multi-point ROI then the plugin will attempt to assign each point. If the Highest <text:span text:style-name="T6">Search mode </text:span>is enabled the plugin will process the points in descending height order. If the Closest <text:span text:style-name="T6">Search mode </text:span>is enabled the points will be processed using the closest pairing of point and maxima, iterating until no more assignments can be made.</text:p>
      <text:p text:style-name="P191">The number of potential maxima along with the count of mapped and unmapped points will be displayed in the plugin window as shown below:</text:p>
      <text:p text:style-name="P192"><draw:frame draw:style-name="fr1" draw:name="Image2" text:anchor-type="as-char" svg:width="11.904cm" svg:height="8.782cm" draw:z-index="51"><draw:image xlink:href="Pictures/10000201000001C20000014C75806C01.png" xlink:type="simple" xlink:show="embed" xlink:actuate="onLoad"/></draw:frame></text:p>
      <text:h text:style-name="Heading_20_3" text:outline-level="3">Marking Peaks</text:h>
      <text:p text:style-name="P191">Mark a new peak by clicking on the image. The plugin will search for the closest or highest unassigned maxima within the search resolution. </text:p>
      <text:p text:style-name="P191">If a maxima is found the point will be moved to the maxima. The mapped count on the plugin interface will increment. </text:p>
      <text:p text:style-name="P191">If no maxima is found then the point will be unchanged. The unmapped count on the plugin interface will increment.</text:p>
      <text:p text:style-name="P191">Note that if the <text:span text:style-name="T6">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Moving Peaks</text:h>
      <text:p text:style-name="P191">If the mouse cursor is hovered over an existing point it will change to a finger. The point can then be moved by holding down the mouse button and moving the mouse to drag the point.</text:p>
      <text:p text:style-name="P191">The plugin will identify the point that has been dragged. If it is an aligned point the mapped <text:soft-page-break/>count on the interface will decrement, otherwise the unmapped count will decrement.</text:p>
      <text:p text:style-name="P191">When the mouse button is released the plugin will detect the point has been dropped. If the <text:span text:style-name="T6">Assign Dragged </text:span>option is enabled the plugin will attempt to align the point. Otherwise the point will be unchanged and the unmapped count will increment.</text:p>
      <text:p text:style-name="P191">Note that is is possible to disable and re-enable the <text:span text:style-name="T6">Assign Dragged </text:span>option during the course of marking an image. This allows points to be moved without alignment or using alignment.</text:p>
      <text:p text:style-name="P191">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191">If a the mouse cursor is hovered over an existing point it will change to a finger. It is possible to delete the point by clicking on it whilst holding down the <text:span text:style-name="T6">Alt</text:span> key on the keyboard.</text:p>
      <text:p text:style-name="P191">The plugin will identify a point has been deleted. To maintain the ordering of points by <text:span text:style-name="T6">ImageJ</text:span> and the log message window the plugin will process all the remaining points and output the assignments using the new <text:span text:style-name="T6">ImageJ</text:span> point numbers.</text:p>
      <text:h text:style-name="Heading_20_3" text:outline-level="3">Point Overlay</text:h>
      <text:p text:style-name="Text_20_body">The current mapped and unmapped points can be displayed as an image overlay by clicking the <text:span text:style-name="T6">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180"><text:soft-page-break/>The <text:span text:style-name="T6">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105">Condition</text:p>
          </table:table-cell>
          <table:table-cell table:style-name="Table29.B1" office:value-type="string">
            <text:p text:style-name="P55">Result</text:p>
          </table:table-cell>
        </table:table-row>
        <table:table-row>
          <table:table-cell table:style-name="Table29.A2" office:value-type="string">
            <text:p text:style-name="P104"><text:span text:style-name="T6">Show Overlay</text:span> clicked</text:p>
          </table:table-cell>
          <table:table-cell table:style-name="Table29.B2" office:value-type="string">
            <text:p text:style-name="P7">Removes the overlay and restores the ROI points</text:p>
          </table:table-cell>
        </table:table-row>
        <table:table-row>
          <table:table-cell table:style-name="Table29.A2" office:value-type="string">
            <text:p text:style-name="P104">Image clicked</text:p>
          </table:table-cell>
          <table:table-cell table:style-name="Table29.B2" office:value-type="string">
            <text:p text:style-name="P7">Removes the overlay and:</text:p>
            <text:list xml:id="list3842137686703136410" text:style-name="L13">
              <text:list-item>
                <text:p text:style-name="P258">If using the multi-point ROI tool then the new point will be added to the ROI points</text:p>
              </text:list-item>
              <text:list-item>
                <text:p text:style-name="P258">If a different ROI tool is used, for example the Rectangle tool, then the ROI points will be lost</text:p>
              </text:list-item>
              <text:list-item>
                <text:p text:style-name="P220">If any other tool is used, for example to move or zoom the image, then the previous ROI is restored</text:p>
              </text:list-item>
            </text:list>
          </table:table-cell>
        </table:table-row>
        <table:table-row>
          <table:table-cell table:style-name="Table29.A2" office:value-type="string">
            <text:p text:style-name="P104"><text:span text:style-name="T6">Stop </text:span>button clicked</text:p>
          </table:table-cell>
          <table:table-cell table:style-name="Table29.B2" office:value-type="string">
            <text:p text:style-name="P103">Removes the overlay and restores the ROI points</text:p>
          </table:table-cell>
        </table:table-row>
      </table:table>
      <text:h text:style-name="Heading_20_3" text:outline-level="3">Saving Results</text:h>
      <text:p text:style-name="P166">The current point coordinates can be saved by clicking the <text:span text:style-name="T6">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55">Result</text:p>
          </table:table-cell>
          <table:table-cell table:style-name="Table26.B1" office:value-type="string">
            <text:p text:style-name="P55">Description</text:p>
          </table:table-cell>
        </table:table-row>
        <table:table-row>
          <table:table-cell table:style-name="Table26.A2" office:value-type="string">
            <text:p text:style-name="P6">Id </text:p>
          </table:table-cell>
          <table:table-cell table:style-name="Table26.B2" office:value-type="string">
            <text:p text:style-name="P6">The point identifier. This matches the <text:span text:style-name="T6">ImageJ</text:span> point ROI label</text:p>
          </table:table-cell>
        </table:table-row>
        <table:table-row>
          <table:table-cell table:style-name="Table26.A2" office:value-type="string">
            <text:p text:style-name="P6">X</text:p>
          </table:table-cell>
          <table:table-cell table:style-name="Table26.B2" office:value-type="string">
            <text:p text:style-name="P6">The point X coordinate</text:p>
          </table:table-cell>
        </table:table-row>
        <table:table-row>
          <table:table-cell table:style-name="Table26.A2" office:value-type="string">
            <text:p text:style-name="P6">Y</text:p>
          </table:table-cell>
          <table:table-cell table:style-name="Table26.B2" office:value-type="string">
            <text:p text:style-name="P6">The point Y coordinate</text:p>
          </table:table-cell>
        </table:table-row>
        <table:table-row>
          <table:table-cell table:style-name="Table26.A2" office:value-type="string">
            <text:p text:style-name="P6">Height</text:p>
          </table:table-cell>
          <table:table-cell table:style-name="Table26.B2" office:value-type="string">
            <text:p text:style-name="P6">The image intensity. Since only XY coordinates are used this is for the first plane of a multi-plane Z-stack</text:p>
          </table:table-cell>
        </table:table-row>
        <table:table-row>
          <table:table-cell table:style-name="Table26.A2" office:value-type="string">
            <text:p text:style-name="P6">Assigned</text:p>
          </table:table-cell>
          <table:table-cell table:style-name="Table26.B2" office:value-type="string">
            <text:p text:style-name="P6">True if the point is located on a <text:span text:style-name="T6">FindFoci</text:span> maxima. False entries indicate points that could not be aligned</text:p>
          </table:table-cell>
        </table:table-row>
      </table:table>
      <text:h text:style-name="Heading_20_3" text:outline-level="3">Stopping Point Alignment</text:h>
      <text:p text:style-name="P191">Clicking the <text:span text:style-name="T6">Stop</text:span> button will halt the <text:span text:style-name="T6">FindFoci</text:span> Helper. It will no longer intercept any mouse interactions with the image. All the working data used by the plugin is discarded and consequently the <text:span text:style-name="T6">Save Results</text:span> option will be disabled.</text:p>
      <text:p text:style-name="P191">Note that clicking the <text:span text:style-name="T6">Start </text:span>button will reinitialise the <text:span text:style-name="T6">FindFoci</text:span> Helper. This will set a new resolution if it has been changed and as part of the initialisation will perform alignment of the existing points to maxima. This can potentially move any points that have been dragged with the <text:span text:style-name="T6">Assign Dragged </text:span>option disabled, i.e. points that were previously unmapped.</text:p>
      <text:h text:style-name="Heading_20_2" text:outline-level="2">Alignment Log</text:h>
      <text:p text:style-name="Text_20_body">If the <text:span text:style-name="T6">Log messages </text:span>option is enabled then the alignment result of each point will be recorded to the <text:span text:style-name="T6">ImageJ</text:span> log. <text:s/></text:p>
      <text:p text:style-name="Text_20_body">Each entry is preceded by the point ID. The numbering matches the Ids assigned by <text:span text:style-name="T6">ImageJ</text:span> on the image. Following the ID is the keyword Mapped or Unmapped, depending on <text:soft-page-break/>the alignment status, and then the XY coordinates of the point that was clicked. If a mapped point was moved to align to the true peak then the new coordinates will be shown along with the distance moved in pixels. Examples are shown below:</text:p>
      <text:p text:style-name="P97"><text:s text:c="2"/>45: Mapped (166,80) =&gt; (167,80) (1.0px)</text:p>
      <text:p text:style-name="P97"><text:s text:c="2"/>46: Mapped (201,51)</text:p>
      <text:p text:style-name="P97"><text:s text:c="2"/>46: Unmapped (196,75)</text:p>
      <text:h text:style-name="Heading_20_3" text:outline-level="3">Java Requirements </text:h>
      <text:p text:style-name="P95">The <text:span text:style-name="T6">FindFoci Optimiser</text:span> GUI uses the BeansBinding Java framework. More details can be found in <text:bookmark-ref text:reference-format="text" text:ref-name="__RefHeading__1256_629338604">Appendix 1: BeansBinding Java framework</text:bookmark-ref>.</text:p>
      <text:h text:style-name="P268" text:outline-level="1">Match Calculator</text:h>
      <text:p text:style-name="Text_20_body"><text:span text:style-name="T6">ImageJ</text:span> plugin that compares the multi-point Regions of Interest (ROIs) between two images.</text:p>
      <text:h text:style-name="P294"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43930751370766" text:continue-list="list143930028650625" text:style-name="L2">
        <text:list-item>
          <text:p text:style-name="P197">Processes any images with point ROI </text:p>
        </text:list-item>
        <text:list-item>
          <text:p text:style-name="P197">Compares the ROI points and assigns matches using a nearest-neighbour method within a configurable distance threshold</text:p>
        </text:list-item>
        <text:list-item>
          <text:p text:style-name="P197">Generates a results table of match statistics</text:p>
        </text:list-item>
        <text:list-item>
          <text:p text:style-name="P197">Optional overlay of the match results onto the image</text:p>
        </text:list-item>
        <text:list-item>
          <text:p text:style-name="P197">Allows selection of channel and frame for multi-dimensional images when extracting heights</text:p>
        </text:list-item>
        <text:list-item>
          <text:p text:style-name="P197">Optional match statistics for each quartile of the data points when ranked by height</text:p>
        </text:list-item>
        <text:list-item>
          <text:p text:style-name="P197">Optional scatter plot of the height of matched and unmatched points</text:p>
        </text:list-item>
        <text:list-item>
          <text:p text:style-name="P197">Optional height analysis of the unmatched points</text:p>
        </text:list-item>
      </text:list>
      <text:h text:style-name="Heading_20_2" text:outline-level="2">Overview</text:h>
      <text:p text:style-name="Text_20_body">The <text:span text:style-name="T6">Match Calculator</text:span>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5685266766358882665" text:style-name="L14">
        <text:list-item>
          <text:p text:style-name="P242">The coordinates of the ROI points from each image are used to build two sets, A and B</text:p>
        </text:list-item>
        <text:list-item>
          <text:p text:style-name="P242">An all-vs-all distance matrix is computed for the two sets of points, i.e. the distance for any point in set A to any point in set B</text:p>
        </text:list-item>
        <text:list-item>
          <text:p text:style-name="P242">The closest pair of points is identified</text:p>
        </text:list-item>
        <text:list-item>
          <text:p text:style-name="P242">If the closest pair is below a distance threshold they are marked as a pair and removed from the sets. Step 3 is repeated</text:p>
        </text:list-item>
        <text:list-item>
          <text:p text:style-name="P242">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text:span text:style-name="T6">ImageJ</text:span>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282" text:outline-level="2"><text:bookmark-start text:name="__RefHeading__559_9427215611"/>Plugin Interface<text:bookmark-end text:name="__RefHeading__559_9427215611"/></text:h>
      <text:p text:style-name="Text_20_body">The <text:span text:style-name="T6">FindFoci</text:span> interface uses the standard <text:span text:style-name="T6">ImageJ</text:span> Generic Dialog. The input parameters are shown in the following image and are described below.</text:p>
      <text:p text:style-name="P1"><draw:frame draw:style-name="fr1" draw:name="Image13" text:anchor-type="as-char" svg:width="11.084cm" svg:height="12.275cm" draw:z-index="52"><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55">Parameter</text:p>
          </table:table-cell>
          <table:table-cell table:style-name="Table17.B1" office:value-type="string">
            <text:p text:style-name="P55">Description</text:p>
          </table:table-cell>
        </table:table-row>
        <table:table-row>
          <table:table-cell table:style-name="Table17.A2" office:value-type="string">
            <text:p text:style-name="P76">Input 1 <text:span text:style-name="T67">&amp; Input 2</text:span></text:p>
          </table:table-cell>
          <table:table-cell table:style-name="Table17.B2" office:value-type="string">
            <text:p text:style-name="P15">The first <text:span text:style-name="T67">and second </text:span>input image<text:span text:style-name="T67">s.</text:span></text:p>
            <text:p text:style-name="P21">Note: The selection options only show images labelled with ROI points</text:p>
          </table:table-cell>
        </table:table-row>
        <table:table-row>
          <table:table-cell table:style-name="Table17.A2" office:value-type="string">
            <text:p text:style-name="P71">Distance type</text:p>
          </table:table-cell>
          <table:table-cell table:style-name="Table17.B2" office:value-type="string">
            <text:p text:style-name="P6">Define the type for the distance parameter:</text:p>
            <text:p text:style-name="P6">Relative – A fraction of the longest image edge</text:p>
            <text:p text:style-name="P6">Absolute – A number of pixels</text:p>
          </table:table-cell>
        </table:table-row>
        <table:table-row>
          <table:table-cell table:style-name="Table17.A2" office:value-type="string">
            <text:p text:style-name="P71">Distance</text:p>
          </table:table-cell>
          <table:table-cell table:style-name="Table17.B2" office:value-type="string">
            <text:p text:style-name="P6">Specify the maximum distance allowed for a matched pair of points</text:p>
          </table:table-cell>
        </table:table-row>
        <table:table-row>
          <table:table-cell table:style-name="Table17.A2" office:value-type="string">
            <text:p text:style-name="P71">Beta</text:p>
          </table:table-cell>
          <table:table-cell table:style-name="Table17.B2" office:value-type="string">
            <text:p text:style-name="P6">The beta parameter for the F<text:span text:style-name="T4">ß</text:span><text:span text:style-name="T40">-score. This allows a customised weighting between the Precision and Recall scores.</text:span></text:p>
          </table:table-cell>
        </table:table-row>
        <table:table-row>
          <table:table-cell table:style-name="Table17.A2" office:value-type="string">
            <text:p text:style-name="P71">Overlay</text:p>
          </table:table-cell>
          <table:table-cell table:style-name="Table17.B2" office:value-type="string">
            <text:p text:style-name="P6">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71">Quartiles</text:p>
          </table:table-cell>
          <table:table-cell table:style-name="Table17.B2" office:value-type="string">
            <text:p text:style-name="P6">Compute the match statistics for the points divided into 4 sets using their heights to define quartiles </text:p>
          </table:table-cell>
        </table:table-row>
        <table:table-row>
          <table:table-cell table:style-name="Table17.A2" office:value-type="string">
            <text:p text:style-name="P71">Scatter plot</text:p>
          </table:table-cell>
          <table:table-cell table:style-name="Table17.B2" office:value-type="string">
            <text:p text:style-name="P6">Output a scatter plot of the heights of set A verses set B, matched points a plotted as height pairs</text:p>
          </table:table-cell>
        </table:table-row>
        <table:table-row>
          <table:table-cell table:style-name="Table17.A2" office:value-type="string">
            <text:p text:style-name="P71">Unmatched distribution</text:p>
          </table:table-cell>
          <table:table-cell table:style-name="Table17.B2" office:value-type="string">
            <text:p text:style-name="P6">Output a result table of the counts of unmatched points within the limits defined by the quartile boundaries of the matched points</text:p>
          </table:table-cell>
        </table:table-row>
        <table:table-row>
          <table:table-cell table:style-name="Table17.A2" office:value-type="string">
            <text:p text:style-name="P75">Match table</text:p>
          </table:table-cell>
          <table:table-cell table:style-name="Table17.B2" office:value-type="string">
            <text:p text:style-name="P14">Show a table with the the coordinates and values of the points, paired into matches and then the unmatched points from one image and then the other</text:p>
          </table:table-cell>
        </table:table-row>
        <table:table-row>
          <table:table-cell table:style-name="Table17.A2" office:value-type="string">
            <text:p text:style-name="P75">Save matches</text:p>
          </table:table-cell>
          <table:table-cell table:style-name="Table17.B2" office:value-type="string">
            <text:p text:style-name="P14">Save the matches to a tab delimited file. A file selection dialogue will be shown to allow the filename to be chosen.</text:p>
            <text:p text:style-name="P14">The file contains the coordinates and values of the points and a summary header containing the match statistics</text:p>
          </table:table-cell>
        </table:table-row>
      </table:table>
      <text:h text:style-name="P274" text:outline-level="2">Extra Parameters</text:h>
      <text:p text:style-name="P111">If the <text:span text:style-name="T6">FindFoci</text:span> plugin has been run on an image the results are stored in memory. <text:span text:style-name="T65">The </text:span><text:span text:style-name="T18">Match Calculator</text:span><text:span text:style-name="T65"> can add values from these results to the match table if they correspond to one of the input images. The plugin dialogue presents extra parameters that allow the user to specify which image (if any) is marked with the current </text:span><text:span text:style-name="T18">FindFoci</text:span><text:span text:style-name="T65"> results. If the selected image has the same number of ROI points as the </text:span><text:span text:style-name="T18">FindFoci</text:span><text:span text:style-name="T65"> results then the a value from the </text:span><text:span text:style-name="T18">FindFoci</text:span><text:span text:style-name="T65"> results can be added to the match table.</text:span></text:p>
      <text:p text:style-name="P114">In the example below the second image contains the ROI points identified by the <text:span text:style-name="T6">FindFoci</text:span> plugin. The output match table will contain an extra column showing the peak intensity from the <text:span text:style-name="T6">FindFoci</text:span> results for each point from image 2. Addition of the data from the <text:span text:style-name="T6">FindFoci</text:span> results allows a comparison of the a manually marked image to the points identified by the algorithm with data that may explain <text:span text:style-name="T66">why points have been </text:span>matche<text:span text:style-name="T66">d</text:span> (e.g. <text:span text:style-name="T66">the intensity above background or pixel count is higher in matched points).</text:span></text:p>
      <text:p text:style-name="P112"><text:soft-page-break/><draw:frame draw:style-name="fr1" draw:name="Image14" text:anchor-type="as-char" svg:width="11.084cm" svg:height="13.651cm" draw:z-index="53"><draw:image xlink:href="Pictures/10000201000001A300000204705A401B.png" xlink:type="simple" xlink:show="embed" xlink:actuate="onLoad"/></draw:frame></text:p>
      <text:p text:style-name="P113">Note that if the selected image for the <text:span text:style-name="T6">FindFoci image</text:span> parameter is [None] or the image has the wrong number of marked ROI points then no extra data will be output (since it is impossible to assign the points to the <text:span text:style-name="T6">FindFoci</text:span>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55">Result</text:p>
          </table:table-cell>
          <table:table-cell table:style-name="Table24.B1" office:value-type="string">
            <text:p text:style-name="P55">Description</text:p>
          </table:table-cell>
        </table:table-row>
        <table:table-row>
          <table:table-cell table:style-name="Table24.A2" office:value-type="string">
            <text:p text:style-name="P6">Image 1</text:p>
          </table:table-cell>
          <table:table-cell table:style-name="Table24.B2" office:value-type="string">
            <text:p text:style-name="P6">The first input image</text:p>
          </table:table-cell>
        </table:table-row>
        <table:table-row>
          <table:table-cell table:style-name="Table24.A2" office:value-type="string">
            <text:p text:style-name="P6">Image 2</text:p>
          </table:table-cell>
          <table:table-cell table:style-name="Table24.B2" office:value-type="string">
            <text:p text:style-name="P6">The second input image</text:p>
          </table:table-cell>
        </table:table-row>
        <table:table-row>
          <table:table-cell table:style-name="Table24.A2" office:value-type="string">
            <text:p text:style-name="P6">Distance (px)</text:p>
          </table:table-cell>
          <table:table-cell table:style-name="Table24.B2" office:value-type="string">
            <text:p text:style-name="P6">The distance limit for <text:span text:style-name="T68">matched</text:span> pairs. Note this is always specified in pixels even when using a relative distance type</text:p>
          </table:table-cell>
        </table:table-row>
        <table:table-row>
          <table:table-cell table:style-name="Table24.A2" office:value-type="string">
            <text:p text:style-name="P6">N <text:span text:style-name="T68">1</text:span></text:p>
          </table:table-cell>
          <table:table-cell table:style-name="Table24.B2" office:value-type="string">
            <text:p text:style-name="P6">The number of points in the first image</text:p>
          </table:table-cell>
        </table:table-row>
        <table:table-row>
          <table:table-cell table:style-name="Table24.A2" office:value-type="string">
            <text:p text:style-name="P17">N 2</text:p>
          </table:table-cell>
          <table:table-cell table:style-name="Table24.B2" office:value-type="string">
            <text:p text:style-name="P18">The number of points in the <text:span text:style-name="T68">second</text:span> image</text:p>
          </table:table-cell>
        </table:table-row>
        <table:table-row>
          <table:table-cell table:style-name="Table24.A2" office:value-type="string">
            <text:p text:style-name="P17">Match</text:p>
          </table:table-cell>
          <table:table-cell table:style-name="Table24.B2" office:value-type="string">
            <text:p text:style-name="P6"><text:span text:style-name="T68">T</text:span>he number of points that match</text:p>
          </table:table-cell>
        </table:table-row>
        <table:table-row>
          <table:table-cell table:style-name="Table24.A2" office:value-type="string">
            <text:p text:style-name="P16">Unmatch 1</text:p>
          </table:table-cell>
          <table:table-cell table:style-name="Table24.B2" office:value-type="string">
            <text:p text:style-name="P6"><text:span text:style-name="T68">T</text:span>he number of points in Image <text:span text:style-name="T68">1</text:span> that do not match Image <text:span text:style-name="T68">2</text:span></text:p>
          </table:table-cell>
        </table:table-row>
        <text:soft-page-break/>
        <table:table-row>
          <table:table-cell table:style-name="Table24.A2" office:value-type="string">
            <text:p text:style-name="P16">Unmatch 2</text:p>
          </table:table-cell>
          <table:table-cell table:style-name="Table24.B2" office:value-type="string">
            <text:p text:style-name="P6"><text:span text:style-name="T68">T</text:span>he number of points in Image <text:span text:style-name="T68">2</text:span> that do not match Image <text:span text:style-name="T68">1</text:span></text:p>
          </table:table-cell>
        </table:table-row>
        <table:table-row>
          <table:table-cell table:style-name="Table24.A2" office:value-type="string">
            <text:p text:style-name="P17">Jaccard</text:p>
          </table:table-cell>
          <table:table-cell table:style-name="Table24.B2" office:value-type="string">
            <text:p text:style-name="P17">The Jaccard score</text:p>
          </table:table-cell>
        </table:table-row>
        <table:table-row>
          <table:table-cell table:style-name="Table24.A2" office:value-type="string">
            <text:p text:style-name="P16">Recall 1</text:p>
          </table:table-cell>
          <table:table-cell table:style-name="Table24.B2" office:value-type="string">
            <text:p text:style-name="P6">The proportion of points in Image 1 that appear in Image 2</text:p>
          </table:table-cell>
        </table:table-row>
        <table:table-row>
          <table:table-cell table:style-name="Table24.A2" office:value-type="string">
            <text:p text:style-name="P6">Recall <text:span text:style-name="T68">2</text:span></text:p>
          </table:table-cell>
          <table:table-cell table:style-name="Table24.B2" office:value-type="string">
            <text:p text:style-name="P6">The proportion of points in Image 2 that appear in Image 1</text:p>
          </table:table-cell>
        </table:table-row>
        <table:table-row>
          <table:table-cell table:style-name="Table24.A2" office:value-type="string">
            <text:p text:style-name="P6">F1</text:p>
          </table:table-cell>
          <table:table-cell table:style-name="Table24.B2" office:value-type="string">
            <text:p text:style-name="P6">The <text:span text:style-name="T41">F1</text:span>-score, a balanced weighting of <text:span text:style-name="T69">Recall 1 </text:span>and Recall <text:span text:style-name="T69">2</text:span></text:p>
          </table:table-cell>
        </table:table-row>
      </table:table>
      <text:p text:style-name="P166">If the <text:span text:style-name="T6">Quartiles</text:span> parameter is selected then an additional set of columns will be appended for each quartile Q1 through to Q4. There will be a column for N <text:span text:style-name="T69">1</text:span>, <text:span text:style-name="T69">N 2, Matches (M), Unmatched 1 (U1), Unmatched 2 (U2),</text:span> <text:span text:style-name="T69">Jaccard, </text:span>Recall <text:span text:style-name="T69">1, Recall 2 </text:span>and F1 for each quartile.</text:p>
      <text:h text:style-name="Heading_20_2" text:outline-level="2">Unmatched Results Table</text:h>
      <text:p text:style-name="Text_20_body">If the <text:span text:style-name="T6">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55">Result</text:p>
          </table:table-cell>
          <table:table-cell table:style-name="Table19.B1" office:value-type="string">
            <text:p text:style-name="P55">Description</text:p>
          </table:table-cell>
        </table:table-row>
        <table:table-row>
          <table:table-cell table:style-name="Table19.A2" office:value-type="string">
            <text:p text:style-name="P6">Image 1/2</text:p>
          </table:table-cell>
          <table:table-cell table:style-name="Table19.B2" office:value-type="string">
            <text:p text:style-name="P6">The first/second input image title</text:p>
          </table:table-cell>
        </table:table-row>
        <table:table-row>
          <table:table-cell table:style-name="Table19.A2" office:value-type="string">
            <text:p text:style-name="P6">N</text:p>
          </table:table-cell>
          <table:table-cell table:style-name="Table19.B2" office:value-type="string">
            <text:p text:style-name="P6">The number of unmatched points</text:p>
          </table:table-cell>
        </table:table-row>
        <table:table-row>
          <table:table-cell table:style-name="Table19.A2" office:value-type="string">
            <text:p text:style-name="P6">% &lt;Q1</text:p>
          </table:table-cell>
          <table:table-cell table:style-name="Table19.B2" office:value-type="string">
            <text:p text:style-name="P6">The percentage of points below the height of the lowest matched point</text:p>
          </table:table-cell>
        </table:table-row>
        <table:table-row>
          <table:table-cell table:style-name="Table19.A2" office:value-type="string">
            <text:p text:style-name="P6">% Q1</text:p>
          </table:table-cell>
          <table:table-cell table:style-name="Table19.B2" office:value-type="string">
            <text:p text:style-name="P6">The percentage of points within the first quartile of matched points</text:p>
          </table:table-cell>
        </table:table-row>
        <table:table-row>
          <table:table-cell table:style-name="Table19.A2" office:value-type="string">
            <text:p text:style-name="P6">% Q2</text:p>
          </table:table-cell>
          <table:table-cell table:style-name="Table19.B2" office:value-type="string">
            <text:p text:style-name="P6">The percentage of points within the second quartile of matched points</text:p>
          </table:table-cell>
        </table:table-row>
        <table:table-row>
          <table:table-cell table:style-name="Table19.A2" office:value-type="string">
            <text:p text:style-name="P6">% Q3</text:p>
          </table:table-cell>
          <table:table-cell table:style-name="Table19.B2" office:value-type="string">
            <text:p text:style-name="P6">The percentage of points within the third quartile of matched points</text:p>
          </table:table-cell>
        </table:table-row>
        <table:table-row>
          <table:table-cell table:style-name="Table19.A2" office:value-type="string">
            <text:p text:style-name="P6">% Q4</text:p>
          </table:table-cell>
          <table:table-cell table:style-name="Table19.B2" office:value-type="string">
            <text:p text:style-name="P6">The percentage of points within the forth quartile of matched points</text:p>
          </table:table-cell>
        </table:table-row>
        <table:table-row>
          <table:table-cell table:style-name="Table19.A2" office:value-type="string">
            <text:p text:style-name="P6">% &gt;Q4</text:p>
          </table:table-cell>
          <table:table-cell table:style-name="Table19.B2" office:value-type="string">
            <text:p text:style-name="P6">The percentage of points above the height of the highest <text:s/>matched point</text:p>
          </table:table-cell>
        </table:table-row>
      </table:table>
      <text:h text:style-name="P275" text:outline-level="2"><text:span text:style-name="T70">M</text:span>atched Results Table</text:h>
      <text:p text:style-name="P115">If the <text:span text:style-name="T70">M</text:span><text:span text:style-name="T6">atched </text:span><text:span text:style-name="T11">table</text:span> parameter is selected then a result table will be generated containing the <text:span text:style-name="T70">matched and unmatched points</text:span>.</text:p>
      <table:table table:name="Table30" table:style-name="Table30">
        <table:table-column table:style-name="Table30.A"/>
        <table:table-column table:style-name="Table30.B"/>
        <table:table-row>
          <table:table-cell table:style-name="Table30.A1" office:value-type="string">
            <text:p text:style-name="P56">Result</text:p>
          </table:table-cell>
          <table:table-cell table:style-name="Table30.B1" office:value-type="string">
            <text:p text:style-name="P56">Description</text:p>
          </table:table-cell>
        </table:table-row>
        <table:table-row>
          <table:table-cell table:style-name="Table30.A2" office:value-type="string">
            <text:p text:style-name="P19">Image 1/2</text:p>
          </table:table-cell>
          <table:table-cell table:style-name="Table30.B2" office:value-type="string">
            <text:p text:style-name="P19">The first/second input image title</text:p>
          </table:table-cell>
        </table:table-row>
        <table:table-row>
          <table:table-cell table:style-name="Table30.A2" office:value-type="string">
            <text:p text:style-name="P20">Id</text:p>
          </table:table-cell>
          <table:table-cell table:style-name="Table30.B2" office:value-type="string">
            <text:p text:style-name="P20">The ROI point ID</text:p>
          </table:table-cell>
        </table:table-row>
        <text:soft-page-break/>
        <table:table-row>
          <table:table-cell table:style-name="Table30.A2" office:value-type="string">
            <text:p text:style-name="P20">X</text:p>
          </table:table-cell>
          <table:table-cell table:style-name="Table30.B2" office:value-type="string">
            <text:p text:style-name="P20">The X coordinate</text:p>
          </table:table-cell>
        </table:table-row>
        <table:table-row>
          <table:table-cell table:style-name="Table30.A2" office:value-type="string">
            <text:p text:style-name="P20">Y</text:p>
          </table:table-cell>
          <table:table-cell table:style-name="Table30.B2" office:value-type="string">
            <text:p text:style-name="P20">The Y coordinate</text:p>
          </table:table-cell>
        </table:table-row>
        <table:table-row>
          <table:table-cell table:style-name="Table30.A2" office:value-type="string">
            <text:p text:style-name="P20">Distance</text:p>
          </table:table-cell>
          <table:table-cell table:style-name="Table30.B2" office:value-type="string">
            <text:p text:style-name="P20">The distance between the matched points in pixels</text:p>
          </table:table-cell>
        </table:table-row>
        <table:table-row>
          <table:table-cell table:style-name="Table30.A2" office:value-type="string">
            <text:p text:style-name="P20">Extra</text:p>
          </table:table-cell>
          <table:table-cell table:style-name="Table30.B2" office:value-type="string">
            <text:p text:style-name="P20">If the <text:span text:style-name="T6">FindFoci</text:span> results stored in memory have been assigned to one of the images an extra column will be added containing the selected value from the <text:span text:style-name="T6">FindFoci</text:span> results</text:p>
          </table:table-cell>
        </table:table-row>
      </table:table>
      <text:h text:style-name="P275" text:outline-level="2">Overlay</text:h>
      <text:p text:style-name="P178">The results of the match can be shown as an overlay on the original image 2 using the O<text:span text:style-name="T6">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187">Classification</text:p>
          </table:table-cell>
          <table:table-cell table:style-name="Table28.B1" office:value-type="string">
            <text:p text:style-name="P187">Colour</text:p>
          </table:table-cell>
        </table:table-row>
        <table:table-row>
          <table:table-cell table:style-name="Table28.A2" office:value-type="string">
            <text:p text:style-name="P188">Matched</text:p>
          </table:table-cell>
          <table:table-cell table:style-name="Table28.B2" office:value-type="string">
            <text:p text:style-name="P188">Green</text:p>
          </table:table-cell>
        </table:table-row>
        <table:table-row>
          <table:table-cell table:style-name="Table28.A2" office:value-type="string">
            <text:p text:style-name="P188">Unmatched image 1</text:p>
          </table:table-cell>
          <table:table-cell table:style-name="Table28.B2" office:value-type="string">
            <text:p text:style-name="P188">Yellow</text:p>
          </table:table-cell>
        </table:table-row>
        <table:table-row>
          <table:table-cell table:style-name="Table28.A2" office:value-type="string">
            <text:p text:style-name="P188">Unmatched image 2</text:p>
          </table:table-cell>
          <table:table-cell table:style-name="Table28.B2" office:value-type="string">
            <text:p text:style-name="P189">Blue</text:p>
          </table:table-cell>
        </table:table-row>
      </table:table>
      <text:p text:style-name="P174">Note: The colours have been chosen so that the different points should be visible to those with colour vision deficiency.</text:p>
      <text:p text:style-name="P166">The following image shows an example of an overlay applied to the image:</text:p>
      <text:p text:style-name="P176"><draw:frame draw:style-name="fr1" draw:name="Image15" text:anchor-type="as-char" svg:width="7.195cm" svg:height="8.015cm" draw:z-index="54"><draw:image xlink:href="Pictures/10000201000001100000012FBC22B364.png" xlink:type="simple" xlink:show="embed" xlink:actuate="onLoad"/></draw:frame></text:p>
      <text:p text:style-name="P166">The overlay can be removed using <text:span text:style-name="T6">Image &gt; Overlay &gt; Remove Overlay</text:span>.</text:p>
      <text:p text:style-name="P191">Note that the point ROI has been removed from the image. This can be restored using the <text:span text:style-name="T6">ImageJ</text:span> menu option <text:span text:style-name="T6">Edit &gt; Selection &gt; Restore Selection </text:span>(<text:span text:style-name="T6">Ctrl+Shift+E</text:span>). The point ROI are not removed if the overlay option is disabled. </text:p>
      <text:h text:style-name="P263" text:outline-level="1">Point Aligner</text:h>
      <text:p text:style-name="Text_20_body"><text:span text:style-name="T6">ImageJ</text:span> plugin that aligns the marked multi-point Regions of Interest (ROIs) of an image with the peaks found by the <text:span text:style-name="T6">FindFoci</text:span> algorithm.</text:p>
      <text:h text:style-name="P294" text:outline-level="3">Example Input</text:h>
      <text:p text:style-name="P1"><draw:frame draw:style-name="fr1" draw:name="Image16" text:anchor-type="as-char" svg:width="7.195cm" svg:height="8.015cm" draw:z-index="55"><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56"><draw:image xlink:href="Pictures/10000201000001100000012F10303A3C.png" xlink:type="simple" xlink:show="embed" xlink:actuate="onLoad"/></draw:frame></text:p>
      <text:p text:style-name="P2">Output overlay showing aligned points in green, <text:span text:style-name="T72">aligned but moved points in yellow, </text:span>conflict points in red, unaligned points in <text:span text:style-name="T71">blue</text:span> and missed points in magenta</text:p>
      <text:p text:style-name="P179"><draw:frame draw:style-name="fr2" draw:name="Image18" text:anchor-type="as-char" svg:width="17cm" svg:height="2.439cm" draw:z-index="57"><draw:image xlink:href="Pictures/10000201000003C10000008AC9CECEAC.png" xlink:type="simple" xlink:show="embed" xlink:actuate="onLoad"/></draw:frame></text:p>
      <text:p text:style-name="P1">Results table showing the match statistics</text:p>
      <text:h text:style-name="Heading_20_2" text:outline-level="2"><text:soft-page-break/>Features</text:h>
      <text:list xml:id="list143931656067340" text:continue-list="list143930751370766" text:style-name="L2">
        <text:list-item>
          <text:p text:style-name="P197">Processes any single channel image with point ROI </text:p>
        </text:list-item>
        <text:list-item>
          <text:p text:style-name="P197">Computes the image peaks using the <text:span text:style-name="T6">FindFoci</text:span> algorithm</text:p>
        </text:list-item>
        <text:list-item>
          <text:p text:style-name="P197">Assigns the marked points to the true peaks</text:p>
        </text:list-item>
        <text:list-item>
          <text:p text:style-name="P197">Generates a results table of alignment statistics</text:p>
        </text:list-item>
        <text:list-item>
          <text:p text:style-name="P197">Identifies any peaks that have been missed by the marked points</text:p>
        </text:list-item>
        <text:list-item>
          <text:p text:style-name="P197">Optional overlay of the alignment results onto the image</text:p>
        </text:list-item>
        <text:list-item>
          <text:p text:style-name="P197">Optional output of marked points that cannot by aligned (conflict regions) as images</text:p>
        </text:list-item>
      </text:list>
      <text:h text:style-name="Heading_20_2" text:outline-level="2">Overview</text:h>
      <text:p text:style-name="Text_20_body">The <text:span text:style-name="T6">Point Aligner</text:span> plugin aligns the ROI points on an image to the peaks found using the <text:span text:style-name="T6">FindFoci</text:span>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1606018480288946988" text:style-name="L15">
        <text:list-item>
          <text:p text:style-name="P243">The image ROI points are extracted into an XY coordinate set</text:p>
        </text:list-item>
        <text:list-item>
          <text:p text:style-name="P243">The height of each point is calculated using a maximum intensity projection of the image (the projection is used due to the lack of a Z-coordinate for each point)</text:p>
        </text:list-item>
        <text:list-item>
          <text:p text:style-name="P243">A background level is set using the lowest point height minus the standard deviation of the maximum intensity projection</text:p>
        </text:list-item>
        <text:list-item>
          <text:p text:style-name="P243">The <text:span text:style-name="T6">FindFoci</text:span> algorithm is used to find maxima above the background level. No merging is performed thus the output peak map contains all potential maxima</text:p>
        </text:list-item>
        <text:list-item>
          <text:p text:style-name="P243">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243">If the point aligns to a previously assigned maxima a search is conducted within the distance to the excluded maxima for an alternative. The highest maxima within the radius is selected</text:p>
        </text:list-item>
        <text:list-item>
          <text:p text:style-name="P243">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Minimum Peak Height Limit</text:h>
      <text:p text:style-name="Text_20_body">The minimum peak height is used to avoid points aligning to insignificant peaks. Note that the <text:span text:style-name="T6">FindFoci</text:span>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42">, similar to plotting outlier points on a box plot. The </text:span>following methods are available, each method requires an input <text:soft-page-break/>parameter <text:span text:style-name="T48">f</text:span>:</text:p>
      <table:table table:name="Table21" table:style-name="Table21">
        <table:table-column table:style-name="Table21.A"/>
        <table:table-column table:style-name="Table21.B"/>
        <table:table-row>
          <table:table-cell table:style-name="Table21.A1" office:value-type="string">
            <text:p text:style-name="P55">Method</text:p>
          </table:table-cell>
          <table:table-cell table:style-name="Table21.B1" office:value-type="string">
            <text:p text:style-name="P55">Description</text:p>
          </table:table-cell>
        </table:table-row>
        <table:table-row>
          <table:table-cell table:style-name="Table21.A2" office:value-type="string">
            <text:p text:style-name="P6">None</text:p>
          </table:table-cell>
          <table:table-cell table:style-name="Table21.B2" office:value-type="string">
            <text:p text:style-name="P6">No height limit</text:p>
          </table:table-cell>
        </table:table-row>
        <table:table-row>
          <table:table-cell table:style-name="Table21.A2" office:value-type="string">
            <text:p text:style-name="P6">Q1 - <text:span text:style-name="T48">f</text:span> * IQR</text:p>
          </table:table-cell>
          <table:table-cell table:style-name="Table21.B2" office:value-type="string">
            <text:p text:style-name="P6">The limit is set using a factor of the Q1-Q2 interquartile range (IQR) subtracted from the Q1-Q2 boundary. A typical factor is 1.5</text:p>
          </table:table-cell>
        </table:table-row>
        <table:table-row>
          <table:table-cell table:style-name="Table21.A2" office:value-type="string">
            <text:p text:style-name="P6">Mean - <text:span text:style-name="T48">f</text:span> * SD</text:p>
          </table:table-cell>
          <table:table-cell table:style-name="Table21.B2" office:value-type="string">
            <text:p text:style-name="P6">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6">nth Percentile</text:p>
          </table:table-cell>
          <table:table-cell table:style-name="Table21.B2" office:value-type="string">
            <text:p text:style-name="P6">The limit is set using the <text:span text:style-name="T48">f-</text:span><text:span text:style-name="T50">th</text:span> percentile of the heights. Using zero will not exclude any peaks. 100 will exclude all peaks. </text:p>
            <text:p text:style-name="P6">Note: This method is poor since it will not target outliers but penalises any low points</text:p>
          </table:table-cell>
        </table:table-row>
        <table:table-row>
          <table:table-cell table:style-name="Table21.A2" office:value-type="string">
            <text:p text:style-name="P6">% Missed &lt; <text:span text:style-name="T48">f</text:span></text:p>
          </table:table-cell>
          <table:table-cell table:style-name="Table21.B2" office:value-type="string">
            <text:p text:style-name="P6">The number of unassigned (missed) and assigned peaks above the lowest assigned peak are counted. The percentage missed peaks is calculated:</text:p>
            <text:p text:style-name="P6">Percentage missed = missed / (missed + assigned)</text:p>
            <text:p text:style-name="P6">If the percentage missed is above the specified factor then the lowest assigned peak is removed and the process repeated. Finally the limit is set using the lowest assigned peak height.</text:p>
            <text:p text:style-name="P6">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166">Each point in the original image is given an alignment result. In addition it is possible to analyse maxima found by the <text:span text:style-name="T6">FindFoci</text:span>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55">Result</text:p>
          </table:table-cell>
          <table:table-cell table:style-name="Table22.B1" office:value-type="string">
            <text:p text:style-name="P55">Description</text:p>
          </table:table-cell>
        </table:table-row>
        <table:table-row>
          <table:table-cell table:style-name="Table22.A2" office:value-type="string">
            <text:p text:style-name="P6">OK</text:p>
          </table:table-cell>
          <table:table-cell table:style-name="Table22.B2" office:value-type="string">
            <text:p text:style-name="P6">The point aligns with a maxima and is in the correct location</text:p>
          </table:table-cell>
        </table:table-row>
        <table:table-row>
          <table:table-cell table:style-name="Table22.A2" office:value-type="string">
            <text:p text:style-name="P6">Moved</text:p>
          </table:table-cell>
          <table:table-cell table:style-name="Table22.B2" office:value-type="string">
            <text:p text:style-name="P6">The point aligns with a maxima but must be moved</text:p>
          </table:table-cell>
        </table:table-row>
        <table:table-row>
          <table:table-cell table:style-name="Table22.A2" office:value-type="string">
            <text:p text:style-name="P6">Conflict</text:p>
          </table:table-cell>
          <table:table-cell table:style-name="Table22.B2" office:value-type="string">
            <text:p text:style-name="P6">The point aligns with a maxima that has been assigned to a higher point, i.e. it conflicts with another aligned point</text:p>
          </table:table-cell>
        </table:table-row>
        <table:table-row>
          <table:table-cell table:style-name="Table22.A2" office:value-type="string">
            <text:p text:style-name="P6">NoAlign</text:p>
          </table:table-cell>
          <table:table-cell table:style-name="Table22.B2" office:value-type="string">
            <text:p text:style-name="P6">The point does not align with a maxima</text:p>
          </table:table-cell>
        </table:table-row>
        <table:table-row>
          <table:table-cell table:style-name="Table22.A2" office:value-type="string">
            <text:p text:style-name="P6">Missed</text:p>
          </table:table-cell>
          <table:table-cell table:style-name="Table22.B2" office:value-type="string">
            <text:p text:style-name="P6">The unassigned maxima is higher than the lowest maxima that has been assigned, i.e. it was missed in the original input points</text:p>
          </table:table-cell>
        </table:table-row>
      </table:table>
      <text:h text:style-name="Heading_20_2" text:outline-level="2"><text:bookmark-start text:name="__RefHeading__559_94272156111"/><text:soft-page-break/>Plugin Interface<text:bookmark-end text:name="__RefHeading__559_94272156111"/></text:h>
      <text:p text:style-name="Text_20_body">The <text:span text:style-name="T6">Point Aligner</text:span> interface uses the standard <text:span text:style-name="T6">ImageJ</text:span> Generic Dialog. The input parameters are shown in the following image and are described below.</text:p>
      <text:p text:style-name="P1"><draw:frame draw:style-name="fr1" draw:name="graphics38" text:anchor-type="as-char" svg:width="11.444cm" svg:height="12.726cm" draw:z-index="58"><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55">Parameters</text:p>
          </table:table-cell>
          <table:table-cell table:style-name="Table18.B1" office:value-type="string">
            <text:p text:style-name="P55">Description</text:p>
          </table:table-cell>
        </table:table-row>
        <table:table-row>
          <table:table-cell table:style-name="Table18.A2" office:value-type="string">
            <text:p text:style-name="P71">Title</text:p>
          </table:table-cell>
          <table:table-cell table:style-name="Table18.B2" office:value-type="string">
            <text:p text:style-name="P6">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71">Mask</text:p>
          </table:table-cell>
          <table:table-cell table:style-name="Table18.B2" office:value-type="string">
            <text:p text:style-name="P6">Allows selection of an image mask. Only images with the same dimensions are listed. The mask can be used to restrict the region of peaks provided by the <text:span text:style-name="T6">FindFoci</text:span> algorithm; any peak located in a zero-value pixel will be excluded</text:p>
          </table:table-cell>
        </table:table-row>
        <table:table-row>
          <table:table-cell table:style-name="Table18.A2" office:value-type="string">
            <text:p text:style-name="P71">Limit Method</text:p>
          </table:table-cell>
          <table:table-cell table:style-name="Table18.B2" office:value-type="string">
            <text:p text:style-name="P6">The method used to set the minimum height for assigned peaks</text:p>
          </table:table-cell>
        </table:table-row>
        <table:table-row>
          <table:table-cell table:style-name="Table18.A2" office:value-type="string">
            <text:p text:style-name="P71">Factor</text:p>
          </table:table-cell>
          <table:table-cell table:style-name="Table18.B2" office:value-type="string">
            <text:p text:style-name="P6">The factor parameter used by the <text:span text:style-name="T6">Limit method</text:span></text:p>
          </table:table-cell>
        </table:table-row>
        <table:table-row>
          <table:table-cell table:style-name="Table18.A2" office:value-type="string">
            <text:p text:style-name="P71">Log alignments</text:p>
          </table:table-cell>
          <table:table-cell table:style-name="Table18.B2" office:value-type="string">
            <text:p text:style-name="P99">Output the alignments to the <text:span text:style-name="T6">ImageJ</text:span> log window</text:p>
          </table:table-cell>
        </table:table-row>
        <table:table-row>
          <table:table-cell table:style-name="Table18.A2" office:value-type="string">
            <text:p text:style-name="P71">Update ROI</text:p>
          </table:table-cell>
          <table:table-cell table:style-name="Table18.B2" office:value-type="string">
            <text:p text:style-name="P6">If selected the point ROI on the image will be moved to the position of their assigned peaks</text:p>
          </table:table-cell>
        </table:table-row>
        <text:soft-page-break/>
        <table:table-row>
          <table:table-cell table:style-name="Table18.A2" office:value-type="string">
            <text:p text:style-name="P71">Show moved</text:p>
          </table:table-cell>
          <table:table-cell table:style-name="Table18.B2" office:value-type="string">
            <text:p text:style-name="P6">Show the number of points that have been moved separately in the result table. The default is to show the OK and Moved counts together</text:p>
          </table:table-cell>
        </table:table-row>
        <table:table-row>
          <table:table-cell table:style-name="Table18.A2" office:value-type="string">
            <text:p text:style-name="P71">Show overlay</text:p>
          </table:table-cell>
          <table:table-cell table:style-name="Table18.B2" office:value-type="string">
            <text:p text:style-name="P6">Produce a coloured overlay on the image showing the points that were OK, moved, conflicting, missed or unaligned</text:p>
          </table:table-cell>
        </table:table-row>
        <table:table-row>
          <table:table-cell table:style-name="Table18.A2" office:value-type="string">
            <text:p text:style-name="P71">Update overlay</text:p>
          </table:table-cell>
          <table:table-cell table:style-name="Table18.B2" office:value-type="string">
            <text:p text:style-name="P6">If selected the overlay will show the moved points relocated to the correct positions. The default is to use the original location</text:p>
          </table:table-cell>
        </table:table-row>
        <table:table-row>
          <table:table-cell table:style-name="Table18.A2" office:value-type="string">
            <text:p text:style-name="P71">Show unaligned</text:p>
          </table:table-cell>
          <table:table-cell table:style-name="Table18.B2" office:value-type="string">
            <text:p text:style-name="P6">Extract an image containing each unaligned point. A sub-image is created containing the unaligned point plus a border of extra pixels. This allows examination of any points that cannot be aligned.</text:p>
            <text:p text:style-name="P6">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71">Unaligned border</text:p>
          </table:table-cell>
          <table:table-cell table:style-name="Table18.B2" office:value-type="string">
            <text:p text:style-name="P6">The number of border pixels to use for an unaligned point image</text:p>
          </table:table-cell>
        </table:table-row>
        <table:table-row>
          <table:table-cell table:style-name="Table18.A2" office:value-type="string">
            <text:p text:style-name="P71">Results directory</text:p>
          </table:table-cell>
          <table:table-cell table:style-name="Table18.B2" office:value-type="string">
            <text:p text:style-name="P6">If provided the unaligned images will be recorded to this directory. The directory path must exist. </text:p>
            <text:p text:style-name="P6">Note: The <text:span text:style-name="T6">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text:span text:style-name="T6">FindFoci</text:span>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55">Result</text:p>
          </table:table-cell>
          <table:table-cell table:style-name="Table20.B1" office:value-type="string">
            <text:p text:style-name="P55">Description</text:p>
          </table:table-cell>
        </table:table-row>
        <table:table-row>
          <table:table-cell table:style-name="Table20.A2" office:value-type="string">
            <text:p text:style-name="P6">Title </text:p>
          </table:table-cell>
          <table:table-cell table:style-name="Table20.B2" office:value-type="string">
            <text:p text:style-name="P6">The <text:span text:style-name="T6">Title </text:span>parameter</text:p>
          </table:table-cell>
        </table:table-row>
        <table:table-row>
          <table:table-cell table:style-name="Table20.A2" office:value-type="string">
            <text:p text:style-name="P6">Image</text:p>
          </table:table-cell>
          <table:table-cell table:style-name="Table20.B2" office:value-type="string">
            <text:p text:style-name="P6">The input image</text:p>
          </table:table-cell>
        </table:table-row>
        <table:table-row>
          <table:table-cell table:style-name="Table20.A2" office:value-type="string">
            <text:p text:style-name="P6">OK</text:p>
          </table:table-cell>
          <table:table-cell table:style-name="Table20.B2" office:value-type="string">
            <text:p text:style-name="P6">The number of points that were aligned without no move</text:p>
          </table:table-cell>
        </table:table-row>
        <table:table-row>
          <table:table-cell table:style-name="Table20.A2" office:value-type="string">
            <text:p text:style-name="P6">Moved</text:p>
          </table:table-cell>
          <table:table-cell table:style-name="Table20.B2" office:value-type="string">
            <text:p text:style-name="P6">The number of points that were aligned with a move. This is only shown if <text:span text:style-name="T6">Show moved</text:span> is enabled</text:p>
          </table:table-cell>
        </table:table-row>
        <table:table-row>
          <table:table-cell table:style-name="Table20.A2" office:value-type="string">
            <text:p text:style-name="P6">Av.Move</text:p>
          </table:table-cell>
          <table:table-cell table:style-name="Table20.B2" office:value-type="string">
            <text:p text:style-name="P6">The average distance that an aligned point is moved in pixels. If <text:span text:style-name="T6">Show moved</text:span> is disabled the average includes the points that are not moved and will be lower</text:p>
          </table:table-cell>
        </table:table-row>
        <table:table-row>
          <table:table-cell table:style-name="Table20.A2" office:value-type="string">
            <text:p text:style-name="P6">Conflict</text:p>
          </table:table-cell>
          <table:table-cell table:style-name="Table20.B2" office:value-type="string">
            <text:p text:style-name="P6">The number of points that conflict with another aligned point</text:p>
          </table:table-cell>
        </table:table-row>
        <table:table-row>
          <table:table-cell table:style-name="Table20.A2" office:value-type="string">
            <text:p text:style-name="P6">NoAlign</text:p>
          </table:table-cell>
          <table:table-cell table:style-name="Table20.B2" office:value-type="string">
            <text:p text:style-name="P6">The number of points that cannot be aligned</text:p>
          </table:table-cell>
        </table:table-row>
        <text:soft-page-break/>
        <table:table-row>
          <table:table-cell table:style-name="Table20.A2" office:value-type="string">
            <text:p text:style-name="P6">Missed</text:p>
          </table:table-cell>
          <table:table-cell table:style-name="Table20.B2" office:value-type="string">
            <text:p text:style-name="P6">The number of maxima that are above the lowest assigned maxima</text:p>
          </table:table-cell>
        </table:table-row>
        <table:table-row>
          <table:table-cell table:style-name="Table20.A2" office:value-type="string">
            <text:p text:style-name="P6">N</text:p>
          </table:table-cell>
          <table:table-cell table:style-name="Table20.B2" office:value-type="string">
            <text:p text:style-name="P6">The number ROI points in the image</text:p>
          </table:table-cell>
        </table:table-row>
        <table:table-row>
          <table:table-cell table:style-name="Table20.A2" office:value-type="string">
            <text:p text:style-name="P6">TP</text:p>
          </table:table-cell>
          <table:table-cell table:style-name="Table20.B2" office:value-type="string">
            <text:p text:style-name="P6">The True Positives, i.e. OK + Moved</text:p>
          </table:table-cell>
        </table:table-row>
        <table:table-row>
          <table:table-cell table:style-name="Table20.A2" office:value-type="string">
            <text:p text:style-name="P6">FP</text:p>
          </table:table-cell>
          <table:table-cell table:style-name="Table20.B2" office:value-type="string">
            <text:p text:style-name="P6">The False Positives, i.e. Conflict + NoAlign</text:p>
          </table:table-cell>
        </table:table-row>
        <table:table-row>
          <table:table-cell table:style-name="Table20.A2" office:value-type="string">
            <text:p text:style-name="P6">FN</text:p>
          </table:table-cell>
          <table:table-cell table:style-name="Table20.B2" office:value-type="string">
            <text:p text:style-name="P6">The False Negatives, i.e. Missed</text:p>
          </table:table-cell>
        </table:table-row>
        <table:table-row>
          <table:table-cell table:style-name="Table20.A2" office:value-type="string">
            <text:p text:style-name="P6">Precision</text:p>
          </table:table-cell>
          <table:table-cell table:style-name="Table20.B2" office:value-type="string">
            <text:p text:style-name="P6">The proportion of points in the image that are aligned</text:p>
          </table:table-cell>
        </table:table-row>
        <table:table-row>
          <table:table-cell table:style-name="Table20.A2" office:value-type="string">
            <text:p text:style-name="P6">Recall</text:p>
          </table:table-cell>
          <table:table-cell table:style-name="Table20.B2" office:value-type="string">
            <text:p text:style-name="P6">The proportion of identified peaks in the image that have been assigned</text:p>
          </table:table-cell>
        </table:table-row>
        <table:table-row>
          <table:table-cell table:style-name="Table20.A2" office:value-type="string">
            <text:p text:style-name="P6">F1</text:p>
          </table:table-cell>
          <table:table-cell table:style-name="Table20.B2" office:value-type="string">
            <text:p text:style-name="P6">The <text:span text:style-name="T41">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6">Log alignments </text:span>option is enabled then the alignment result of each point will be recorded to the <text:span text:style-name="T6">ImageJ</text:span>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97"><text:s text:c="2"/>Point [ID] &lt;height&gt; @ X,Y =&gt; &lt;height&gt; @ Xnew,Ynew (distance)</text:p>
      <text:p text:style-name="Text_20_body">E.g.</text:p>
      <text:p text:style-name="P97"><text:s text:c="2"/>Point [49] 793 @ 140,70 =&gt; 831 @ 141,70 (1.00)</text:p>
      <text:p text:style-name="P97"><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97"><text:s text:c="2"/>Point [24] 1350 @ 205,67 =&gt; 1367 @ 205,68 (1.00)</text:p>
      <text:p text:style-name="P97"><text:s text:c="2"/>Point [52] 717 @ 208,71 conflicts for assigned point [24]</text:p>
      <text:h text:style-name="Heading_20_4" text:outline-level="4">NoAlign</text:h>
      <text:p text:style-name="Text_20_body">If the peak is below the height threshold or cannot be aligned this is recorded.</text:p>
      <text:p text:style-name="P97"><text:s text:c="2"/>Point [55] 479 @ 104,141 ~&gt; 479 @ 104,141 (0.00) below height threshold (&lt; 666)</text:p>
      <text:p text:style-name="P97"><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1128615573685958620" text:style-name="L16">
        <text:list-item>
          <text:p text:style-name="P244">There is no suitable maxima [noalign]</text:p>
        </text:list-item>
        <text:list-item>
          <text:p text:style-name="P244">It is below the height limit threshold [below_threshold]</text:p>
        </text:list-item>
        <text:list-item>
          <text:p text:style-name="P244"><text:soft-page-break/>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6">Show unaligned</text:span> option and/or saved to the <text:span text:style-name="T6">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95">Note that in this case the conflict point (red) has been manually placed where there appears to be intensity from a second spot. However the <text:span text:style-name="T6">FindFoci</text:span> algorithm does not identify this as a point since it uses a downhill gradient to define peaks from local maxima. This example demonstrates how the conflict images can be used to review where the <text:span text:style-name="T6">FindFoci</text:span> algorithm differs from a manual peak assignment. Knowledge of the <text:span text:style-name="T6">FindFoci</text:span> behaviour will allow better use of the semi-automated peak labelling tool provided by the <text:span text:style-name="T6">FindFoci</text:span> Helper plugin (see section <text:bookmark-ref text:reference-format="text" text:ref-name="__RefHeading__2487_1967324985">FindFoci Helper</text:bookmark-ref>).</text:p>
      <text:h text:style-name="Heading_20_2" text:outline-level="2"><text:soft-page-break/>Overlay</text:h>
      <text:p text:style-name="P178">The results of the alignment can be shown as an overlay on the original image using the <text:span text:style-name="T6">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187">Classification</text:p>
          </table:table-cell>
          <table:table-cell table:style-name="Table23.B1" office:value-type="string">
            <text:p text:style-name="P187">Colour</text:p>
          </table:table-cell>
        </table:table-row>
        <table:table-row>
          <table:table-cell table:style-name="Table23.A2" office:value-type="string">
            <text:p text:style-name="P188">OK</text:p>
          </table:table-cell>
          <table:table-cell table:style-name="Table23.B2" office:value-type="string">
            <text:p text:style-name="P188">Green</text:p>
          </table:table-cell>
        </table:table-row>
        <table:table-row>
          <table:table-cell table:style-name="Table23.A2" office:value-type="string">
            <text:p text:style-name="P188">Moved</text:p>
          </table:table-cell>
          <table:table-cell table:style-name="Table23.B2" office:value-type="string">
            <text:p text:style-name="P188">Yellow</text:p>
          </table:table-cell>
        </table:table-row>
        <table:table-row>
          <table:table-cell table:style-name="Table23.A2" office:value-type="string">
            <text:p text:style-name="P188">Conflict</text:p>
          </table:table-cell>
          <table:table-cell table:style-name="Table23.B2" office:value-type="string">
            <text:p text:style-name="P188">Red</text:p>
          </table:table-cell>
        </table:table-row>
        <table:table-row>
          <table:table-cell table:style-name="Table23.A2" office:value-type="string">
            <text:p text:style-name="P188">NoAlign</text:p>
          </table:table-cell>
          <table:table-cell table:style-name="Table23.B2" office:value-type="string">
            <text:p text:style-name="P188">Cyan</text:p>
          </table:table-cell>
        </table:table-row>
        <table:table-row>
          <table:table-cell table:style-name="Table23.A2" office:value-type="string">
            <text:p text:style-name="P188">Missed</text:p>
          </table:table-cell>
          <table:table-cell table:style-name="Table23.B2" office:value-type="string">
            <text:p text:style-name="P188">Magenta</text:p>
          </table:table-cell>
        </table:table-row>
      </table:table>
      <text:p text:style-name="P173">The following image shows an example of an overlay applied to the image:</text:p>
      <text:p text:style-name="P167"><draw:frame draw:style-name="fr1" draw:name="Image19" text:anchor-type="as-char" svg:width="10.582cm" svg:height="11.402cm" draw:z-index="14"><draw:image xlink:href="Pictures/1000020100000190000001AF1E266D6B.png" xlink:type="simple" xlink:show="embed" xlink:actuate="onLoad"/></draw:frame></text:p>
      <text:p text:style-name="P166">The overlay can be removed using <text:span text:style-name="T6">Image &gt; Overlay &gt; Remove Overlay</text:span>.</text:p>
      <text:p text:style-name="P191">Note that the point ROI has been removed from the image. This is done before the overlay is added. The point ROI can be restored using the <text:span text:style-name="T6">ImageJ</text:span> menu option <text:span text:style-name="T6">Edit &gt; Selection &gt; Restore Selection </text:span>(<text:span text:style-name="T6">Ctrl+Shift+E</text:span>). The point ROI are not removed if the overlay option is disabled. </text:p>
      <text:p text:style-name="P97"/>
      <text:h text:style-name="P265" text:outline-level="1"><text:bookmark-start text:name="__RefHeading__4955_1221459560"/>Point <text:span text:style-name="T112">Extractor</text:span><text:bookmark-end text:name="__RefHeading__4955_1221459560"/></text:h>
      <text:p text:style-name="P156"><text:span text:style-name="T6">ImageJ</text:span> plugin that <text:span text:style-name="T112">saves the XYZ coordinates from </text:span>marked multi-point Regions of Interest (ROIs) <text:span text:style-name="T112">in an image or the ImageJ ROI Manager to file</text:span>.</text:p>
      <text:h text:style-name="P276" text:outline-level="2">Features</text:h>
      <text:list xml:id="list143930698100448" text:continue-list="list143931656067340" text:style-name="L2">
        <text:list-item>
          <text:p text:style-name="P209">Save points from <text:span text:style-name="T114">a point </text:span>ROI on an image (2D coordinates)</text:p>
        </text:list-item>
        <text:list-item>
          <text:p text:style-name="P209">Save points from the ROI Manager (3D coordinates)</text:p>
        </text:list-item>
        <text:list-item>
          <text:p text:style-name="P210">Optionally extract a pixel value for the coordinates from the current image</text:p>
        </text:list-item>
        <text:list-item>
          <text:p text:style-name="P209">Optionally filters the points to those within a 2D/3D mask</text:p>
        </text:list-item>
      </text:list>
      <text:h text:style-name="P276" text:outline-level="2">Overview</text:h>
      <text:p text:style-name="P157">The <text:span text:style-name="T6">Point </text:span><text:span text:style-name="T32">Extractor</text:span> plugin <text:span text:style-name="T115">saves the coordinates from point ROIs to a coordinate file. The point ROI may be marked on an image. In this case the coordinates will be saved as 2D XY coordinates. The Z coordinate will be set to zero. Alternatively the point ROI may be read from the </text:span><text:span text:style-name="T33">ImageJ</text:span><text:span text:style-name="T115"> ROI Manager. Each ROI in the manager is associated with a slice. The plugin saves the coordinates from all the point ROI in the ROI Manager as 3D XYZ coordinates. The Z coordinate is set using the associated slice of each ROI. The coordinate file can be used as input to train the </text:span><text:span text:style-name="T33">FindFoci Optimiser</text:span><text:span text:style-name="T115">. </text:span></text:p>
      <text:p text:style-name="P160">The <text:span text:style-name="T6">Point Extractor </text:span>has options to save the pixel value of each coordinate from the current image to the output file. It can also restrict the coordinates to a specific subset using a mask.</text:p>
      <text:p text:style-name="P159">When the plugin is run it counts the number of point ROI in the ImageJ ROI Manager. If no point ROI are present then the current image must have point ROI otherwise an e<text:span text:style-name="T116">r</text:span>ror is shown. </text:p>
      <text:p text:style-name="P159">If the image has point ROI then the following dialog is shown:</text:p>
      <text:p text:style-name="P158"><draw:frame draw:style-name="fr1" draw:name="Image24" text:anchor-type="as-char" svg:width="8.915cm" svg:height="5.978cm" draw:z-index="59"><draw:image xlink:href="Pictures/1000020100000151000000E2923CD31B.png" xlink:type="simple" xlink:show="embed" xlink:actuate="onLoad"/></draw:frame></text:p>
      <text:p text:style-name="P182"><text:soft-page-break/>If the ROI Manager has point ROI then the following dialog is shown:</text:p>
      <text:p text:style-name="P158"><draw:frame draw:style-name="fr1" draw:name="Image25" text:anchor-type="as-char" svg:width="8.915cm" svg:height="8.015cm" draw:z-index="60"><draw:image xlink:href="Pictures/10000201000001510000012F4DE1CC83.png" xlink:type="simple" xlink:show="embed" xlink:actuate="onLoad"/></draw:frame></text:p>
      <text:h text:style-name="P290" text:outline-level="3">Parameters</text:h>
      <table:table table:name="Table1" table:style-name="Table1">
        <table:table-column table:style-name="Table1.A"/>
        <table:table-column table:style-name="Table1.B"/>
        <table:table-row>
          <table:table-cell table:style-name="Table1.A1" office:value-type="string">
            <text:p text:style-name="P66">Parameters</text:p>
          </table:table-cell>
          <table:table-cell table:style-name="Table1.B1" office:value-type="string">
            <text:p text:style-name="P66">Description</text:p>
          </table:table-cell>
        </table:table-row>
        <table:table-row>
          <table:table-cell table:style-name="Table1.A2" office:value-type="string">
            <text:p text:style-name="P86">Mask</text:p>
          </table:table-cell>
          <table:table-cell table:style-name="Table1.B2" office:value-type="string">
            <text:p text:style-name="P48">Allows selection of an image mask. The mask can be used to restrict the <text:span text:style-name="T116">coordinates. Any point l</text:span>ocated in a zero-value pixel will be excluded</text:p>
          </table:table-cell>
        </table:table-row>
        <table:table-row>
          <table:table-cell table:style-name="Table1.A2" office:value-type="string">
            <text:p text:style-name="P87">Filename</text:p>
          </table:table-cell>
          <table:table-cell table:style-name="Table1.B2" office:value-type="string">
            <text:p text:style-name="P49">The name of the file used to save the coordinates</text:p>
          </table:table-cell>
        </table:table-row>
        <table:table-row>
          <table:table-cell table:style-name="Table1.A2" office:value-type="string">
            <text:p text:style-name="P87">xyz only</text:p>
          </table:table-cell>
          <table:table-cell table:style-name="Table1.B2" office:value-type="string">
            <text:p text:style-name="P50">This option is only available if there is a current image.</text:p>
            <text:p text:style-name="P50">If selected only the XYZ coordinates are saved to file. If not selected then the value of the XYZ coordinate in the current image is obtained and the output file will contain records of:</text:p>
            <text:p text:style-name="P50">ID,T,X,Y,Z,Value</text:p>
            <text:p text:style-name="P50">ID will be ascending from 1. T will be <text:span text:style-name="T117">the current frame</text:span>.</text:p>
            <text:p text:style-name="P50">If the current image has multiple channels or frames then the current channel and frame will be used.</text:p>
          </table:table-cell>
        </table:table-row>
        <table:table-row>
          <table:table-cell table:style-name="Table1.A2" office:value-type="string">
            <text:p text:style-name="P88">Use manager ROIs</text:p>
          </table:table-cell>
          <table:table-cell table:style-name="Table1.B2" office:value-type="string">
            <text:p text:style-name="P100">This option is available if there are point ROIs in the <text:span text:style-name="T6">ImageJ </text:span>ROI Manager.</text:p>
            <text:p text:style-name="P101">Select this option to obtain the XYZ coordinates from all the point ROIs in the ROI Manager.</text:p>
          </table:table-cell>
        </table:table-row>
        <table:table-row>
          <table:table-cell table:style-name="Table1.A2" office:value-type="string">
            <text:p text:style-name="P88">Reset manager</text:p>
          </table:table-cell>
          <table:table-cell table:style-name="Table1.B2" office:value-type="string">
            <text:p text:style-name="P100">This option is available if there are point ROIs in the <text:span text:style-name="T6">ImageJ</text:span> ROI Manager.</text:p>
            <text:p text:style-name="P101">Select this option to remove all the ROIs from the ROI Manager. This can be used as part of a workflow to label an image, save the ROIs then reset the manager.</text:p>
          </table:table-cell>
        </table:table-row>
      </table:table>
      <text:h text:style-name="P277" text:outline-level="2"><text:soft-page-break/></text:h>
      <text:h text:style-name="P291" text:outline-level="3">Creating a 3D coordinate file</text:h>
      <text:p text:style-name="P161"><text:span text:style-name="T6">ImageJ</text:span> point ROIs only store the XY coordinates. <text:span text:style-name="T118">However the </text:span><text:span text:style-name="T34">FindFoci Optimiser</text:span><text:span text:style-name="T118"> can use 3D coordinates if they are loaded from file</text:span>. The ROI can be associated with a slice in an image. Thus i<text:span text:style-name="T118">t</text:span> is possible to generate 3D coordinates by creating multiple 2D ROIs, each associated with a particular z-slice. </text:p>
      <text:p text:style-name="P161">The following is <text:span text:style-name="T118">a suggested workflow for creating 3D coordinate files.</text:span></text:p>
      <text:list xml:id="list7039558593555420570" text:style-name="L17">
        <text:list-item>
          <text:p text:style-name="P245"><text:span text:style-name="T117">Remove all ROIs from the current image: Edit&gt; Selection &gt; Select None (</text:span><text:span text:style-name="T36">Ctrl+Sh</text:span><text:span text:style-name="T35">i</text:span><text:span text:style-name="T36">ft</text:span><text:span text:style-name="T117">+A)</text:span></text:p>
        </text:list-item>
        <text:list-item>
          <text:p text:style-name="P246">Clear the ROI Manager: Analyze &gt; Tools &gt; ROI Manager... <text:line-break/>Select all the ROIs (if present) and click 'Delete'</text:p>
        </text:list-item>
        <text:list-item>
          <text:p text:style-name="P246">Select the ImageJ point ROI tool. Switch to single-point mode by right-clicking the tool and selecting 'Point Tool'</text:p>
        </text:list-item>
        <text:list-item>
          <text:p text:style-name="P246">Scroll up and down through the image z-stack until you have decided the correct z-slice for a point. Click the point to label it.</text:p>
        </text:list-item>
        <text:list-item>
          <text:p text:style-name="P246">Add the point to the ROI Manager: Edit &gt; Select &gt; Add To Manager (<text:span text:style-name="T6">Ctrl</text:span>+T)</text:p>
        </text:list-item>
        <text:list-item>
          <text:p text:style-name="P246">Continue labelling XY points <text:span text:style-name="T119">(step 4-5)</text:span>.<text:line-break/><text:span text:style-name="T119">Note if multiple foci are in the same slice then you can create a multi-point ROI by holding the </text:span><text:span text:style-name="T35">Shift</text:span><text:span text:style-name="T119"> key. This will be replaced by a single-point if you let go of the </text:span><text:span text:style-name="T35">Shift</text:span><text:span text:style-name="T119"> key for the next click.</text:span></text:p>
        </text:list-item>
        <text:list-item>
          <text:p text:style-name="P247">When all foci have been labelled and added to the ROI manager you can review them by clicking on each named ROI in the ROI Manager window. This will show the point ROI on the corresponding image slice.</text:p>
        </text:list-item>
        <text:list-item>
          <text:p text:style-name="P247">If all foci are correct run the <text:span text:style-name="T6">Point Extractor </text:span>plugin to save the foci to file. The ROI Manager can be cleared in preparation for the next image to be labelled using the <text:span text:style-name="T6">Reset Manager </text:span>option.</text:p>
        </text:list-item>
      </text:list>
      <text:h text:style-name="P267" text:outline-level="1">References</text:h>
      <text:p text:style-name="P144">Herbert AD, Carr AM, Hoffmann E (2014) FindFoci: A Focus Detection Algorithm with Automated Parameter Training That Closely Matches Human Assignments, Reduces Human Inconsistencies and Increases Speed of Analysis. PLoS ONE 9(12): e114749. doi: 10.1371/journal.pone.0114749</text:p>
      <text:h text:style-name="Heading_20_1" text:outline-level="1"><text:bookmark-start text:name="__RefHeading__1256_629338604"/>Appendix 1: BeansBinding Java framework<text:bookmark-end text:name="__RefHeading__1256_629338604"/></text:h>
      <text:p text:style-name="Text_20_body">The GDSC plugins <text:span text:style-name="T96">require </text:span>the BeansBinding framework. <text:span text:style-name="T96">If you have installed the plugins using the ImageJ2 update site then all the required files will be included. </text:span>However if you <text:span text:style-name="T96">have installed the plugins manually then in addition to the GDSC plugins jar file you must install the BeansBinding jar</text:span>. The file can be obtained from:</text:p>
      <text:p text:style-name="P95"><text:tab/><text:a xlink:type="simple" xlink:href="http://www.sussex.ac.uk/gdsc/intranet/files/beansbinding-1.2.1.jar">http://www.sussex.ac.uk/gdsc/intranet/files/beansbinding-1.2.1.jar</text:a></text:p>
      <text:p text:style-name="P95">This file can be placed in the <text:span text:style-name="T6">ImageJ</text:span> plugins directory. </text:p>
      <text:p text:style-name="P95">If the BeansBinding jar cannot be found any dependant plugin will show an error message in the <text:span text:style-name="T6">ImageJ</text:span> log window when initialising. The error message should provide useful information for fixing the problem.</text:p>
      <text:p text:style-name="P95">The following plugins use the BeansBinding framework:</text:p>
      <text:list xml:id="list1003358188118441746" text:style-name="L18">
        <text:list-item>
          <text:p text:style-name="P248"><text:span text:style-name="T6">FindFoci</text:span> GUI</text:p>
        </text:list-item>
        <text:list-item>
          <text:p text:style-name="P248"><text:span text:style-name="T6">FindFoci Optimiser</text:span> GUI</text:p>
        </text:list-item>
        <text:list-item>
          <text:p text:style-name="P248"><text:span text:style-name="T6">FindFoci</text:span> Helper</text:p>
        </text:list-item>
      </text:list>
      <text:h text:style-name="P262" text:outline-level="1"><text:bookmark-start text:name="__RefHeading__1428_1291290800"/>Appendix 2: Binary Scoring Statistics<text:bookmark-end text:name="__RefHeading__1428_1291290800"/></text:h>
      <text:p text:style-name="P96">Several plugins within the GDSC package compute matches between points. When comparing <text:span text:style-name="T72">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58">Set 1</text:p>
          </table:table-cell>
          <table:table-cell table:style-name="Table16.A1" office:value-type="string">
            <text:p text:style-name="P57">Set 2</text:p>
          </table:table-cell>
          <table:table-cell table:style-name="Table16.A1" office:value-type="string">
            <text:p text:style-name="P55">Classification</text:p>
          </table:table-cell>
          <table:table-cell table:style-name="Table16.D1" office:value-type="string">
            <text:p text:style-name="P55">Label</text:p>
          </table:table-cell>
        </table:table-row>
        <table:table-row>
          <table:table-cell table:style-name="Table16.A2" office:value-type="string">
            <text:p text:style-name="P71">Present</text:p>
          </table:table-cell>
          <table:table-cell table:style-name="Table16.A2" office:value-type="string">
            <text:p text:style-name="P71">Present</text:p>
          </table:table-cell>
          <table:table-cell table:style-name="Table16.A2" office:value-type="string">
            <text:p text:style-name="P6"><text:span text:style-name="T73">Match; </text:span>True Positive</text:p>
          </table:table-cell>
          <table:table-cell table:style-name="Table16.D2" office:value-type="string">
            <text:p text:style-name="P116">tp</text:p>
          </table:table-cell>
        </table:table-row>
        <table:table-row>
          <table:table-cell table:style-name="Table16.A2" office:value-type="string">
            <text:p text:style-name="P71">Present</text:p>
          </table:table-cell>
          <table:table-cell table:style-name="Table16.A2" office:value-type="string">
            <text:p text:style-name="P71">Absent</text:p>
          </table:table-cell>
          <table:table-cell table:style-name="Table16.A2" office:value-type="string">
            <text:p text:style-name="P6"><text:span text:style-name="T73">Unmatch 1; </text:span>False Negative</text:p>
          </table:table-cell>
          <table:table-cell table:style-name="Table16.D2" office:value-type="string">
            <text:p text:style-name="P116">fn</text:p>
          </table:table-cell>
        </table:table-row>
        <table:table-row>
          <table:table-cell table:style-name="Table16.A2" office:value-type="string">
            <text:p text:style-name="P71">Absent</text:p>
          </table:table-cell>
          <table:table-cell table:style-name="Table16.A2" office:value-type="string">
            <text:p text:style-name="P71">Present</text:p>
          </table:table-cell>
          <table:table-cell table:style-name="Table16.A2" office:value-type="string">
            <text:p text:style-name="P6"><text:span text:style-name="T73">Unmatch 2; </text:span>False Positive</text:p>
          </table:table-cell>
          <table:table-cell table:style-name="Table16.D2" office:value-type="string">
            <text:p text:style-name="P116">fp</text:p>
          </table:table-cell>
        </table:table-row>
      </table:table>
      <text:p text:style-name="P175">The match/unmatch nomenclature is used when it is not clear which set is the real answer. <text:s/>When one set is the actual result and the other is the prediction then it is more conventional to use the tp/fn/fp nomenclature.</text:p>
      <text:p text:style-name="P170">The classification counts can be used to compute binary scoring statistics as described below.</text:p>
      <text:h text:style-name="P278" text:outline-level="2">Jaccard</text:h>
      <text:p text:style-name="P110">The Jaccard measures the similarity between two sets and is defined as the size of the intersection divided by the size of the union:</text:p>
      <text:p text:style-name="P109"><draw:frame draw:style-name="fr4" draw:name="Object4" text:anchor-type="as-char" svg:width="5.034cm" svg:height="1.002cm" draw:z-index="20"><draw:object xlink:href="./Object 4" xlink:type="simple" xlink:show="embed" xlink:actuate="onLoad"/><draw:image xlink:href="./ObjectReplacements/Object 4" xlink:type="simple" xlink:show="embed" xlink:actuate="onLoad"/><svg:desc>formula</svg:desc></draw:frame></text:p>
      <text:p text:style-name="P109">A score of 1 indicates that <text:span text:style-name="T60">the overlap is perfect</text:span>. <text:span text:style-name="T60">Zero indicates no overlap.</text:span></text:p>
      <text:h text:style-name="P279"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21"><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22"><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4">ß</text:span><text:span text:style-name="T40">-measure or F-score. </text:span></text:p>
      <text:p text:style-name="P98"><draw:frame draw:style-name="fr4" draw:name="Object3" text:anchor-type="as-char" svg:width="5.943cm" svg:height="1.058cm" draw:z-index="24"><draw:object xlink:href="./Object 3" xlink:type="simple" xlink:show="embed" xlink:actuate="onLoad"/><draw:image xlink:href="./ObjectReplacements/Object 3" xlink:type="simple" xlink:show="embed" xlink:actuate="onLoad"/><svg:desc>formula</svg:desc></draw:frame></text:p>
      <text:p text:style-name="P118">A weight of 1 produces the balanced F-score where precision and recall are weighted equally. F<text:span text:style-name="T3">0.5</text:span> puts more emphasis on precision and F<text:span text:style-name="T3">2</text:span> puts more emphasis on recall. However the weight ß can be any non-negative real value<text:span text:style-name="T74">. The score was derived so that it </text:span><text:span text:style-name="T54">measures the effectiveness of retrieval with respect to a user who attaches ß times as much importance to recall as precision.</text:span></text:p>
      <text:h text:style-name="P280" text:outline-level="2">Defining the Actual or Predicted Points</text:h>
      <text:p text:style-name="P117"><text:span text:style-name="T41">Note that the categorisation of the actual and predicted points can be arbitrary. If the categorisation is reversed then the precision and recall scores will be reversed. However the F</text:span><text:span text:style-name="T5">1</text:span><text:span text:style-name="T41">-score will remain identical because it is the harmonic mean of the two scores. The <text:s/>F</text:span><text:span text:style-name="T5">1</text:span><text:span text:style-name="T41">-score is consequently a good measure of the similarity of two sets of points that have been aligned for matches. </text:span><text:span text:style-name="T53">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Monospace" svg:font-family="Monospace"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9-16T14:39:29.316979183</dc:date>
    <meta:editing-duration>P2DT14H28M34S</meta:editing-duration>
    <meta:editing-cycles>237</meta:editing-cycles>
    <meta:generator>LibreOffice/4.2.8.2$Linux_X86_64 LibreOffice_project/420m0$Build-2</meta:generator>
    <dc:creator>Alex Herbert</dc:creator>
    <meta:document-statistic meta:table-count="38" meta:image-count="53" meta:object-count="8" meta:page-count="76" meta:paragraph-count="1452" meta:word-count="18276" meta:character-count="106877" meta:non-whitespace-character-count="90036"/>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

<file path=Object 5/content.xml><?xml version="1.0" encoding="utf-8"?>
<math xmlns="http://www.w3.org/1998/Math/MathML" display="block">
  <semantics>
    <mrow>
      <mi mathvariant="italic">relative</mi>
      <mo stretchy="false">=</mo>
      <mrow>
        <mn>100</mn>
        <mo stretchy="false">×</mo>
        <mfrac>
          <mrow>
            <mi mathvariant="italic">score</mi>
            <mo stretchy="false">−</mo>
            <mi mathvariant="italic">top</mi>
          </mrow>
          <mi mathvariant="italic">top</mi>
        </mfrac>
      </mrow>
    </mrow>
    <annotation encoding="StarMath 5.0">relative = 100 TIMES {{score - top} over {top} }</annotation>
  </semantics>
</math>
</file>

<file path=Object 6/content.xml><?xml version="1.0" encoding="utf-8"?>
<math xmlns="http://www.w3.org/1998/Math/MathML" display="block">
  <semantics>
    <mrow>
      <mi>z</mi>
      <mo stretchy="false">=</mo>
      <mfrac>
        <mrow>
          <mi mathvariant="italic">score</mi>
          <mo stretchy="false">−</mo>
          <mi mathvariant="italic">average</mi>
        </mrow>
        <mi mathvariant="italic">SD</mi>
      </mfrac>
    </mrow>
    <annotation encoding="StarMath 5.0">z = {score - average} over {SD}</annotation>
  </semantics>
</math>
</file>

<file path=Object 7/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

<file path=Object 8/content.xml><?xml version="1.0" encoding="utf-8"?>
<math xmlns="http://www.w3.org/1998/Math/MathML" display="block">
  <semantics>
    <mrow>
      <mi mathvariant="italic">RMSD</mi>
      <mo stretchy="false">=</mo>
      <msqrt>
        <mfrac>
          <mrow>
            <mo stretchy="false">∑</mo>
            <msup>
              <mi>d</mi>
              <mn>2</mn>
            </msup>
          </mrow>
          <mi mathvariant="italic">tp</mi>
        </mfrac>
      </msqrt>
    </mrow>
    <annotation encoding="StarMath 5.0">RMSD = sqrt{ sum {d^2} over {tp}  } </annotation>
  </semantics>
</math>
</file>